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wiss" style:font-pitch="variable" style:name="Arial" svg:font-family="Arial"/>
    <style:font-face style:font-family-generic="swiss" style:font-pitch="variable" style:name="Liberation Sans" svg:font-family="'Liberation Sans'"/>
    <style:font-face style:font-family-generic="system" style:font-pitch="variable" style:name="FreeSans" svg:font-family="FreeSans"/>
    <style:font-face style:font-family-generic="system" style:font-pitch="variable" style:name="Noto Sans CJK SC Regular" svg:font-family="'Noto Sans CJK SC Regular'"/>
  </office:font-face-decls>
  <office:automatic-styles>
    <style:style style:family="table" style:name="Tableau1">
      <style:table-properties style:width="17cm" table:align="margins"/>
    </style:style>
    <style:style style:family="table-column" style:name="Tableau1.A">
      <style:table-column-properties style:column-width="8.5cm" style:rel-column-width="32767*"/>
    </style:style>
    <style:style style:family="table-column" style:name="Tableau1.B">
      <style:table-column-properties style:column-width="8.5cm" style:rel-column-width="32768*"/>
    </style:style>
    <style:style style:family="table-row" style:name="Tableau1.1">
      <style:table-row-properties style:min-row-height="1.379cm"/>
    </style:style>
    <style:style style:family="table-cell" style:name="Tableau1.A1">
      <style:table-cell-properties fo:border="0.05pt solid #000000" fo:padding="0.097cm"/>
    </style:style>
    <style:style style:family="table-cell" style:name="Tableau1.A2">
      <style:table-cell-properties fo:border-bottom="0.05pt solid #000000" fo:border-left="0.05pt solid #000000" fo:border-right="none" fo:border-top="none" fo:padding="0.097cm"/>
    </style:style>
    <style:style style:family="table-cell" style:name="Tableau1.B2">
      <style:table-cell-properties fo:border-bottom="0.05pt solid #000000" fo:border-left="0.05pt solid #000000" fo:border-right="0.05pt solid #000000" fo:border-top="none" fo:padding="0.097cm"/>
    </style:style>
    <style:style style:family="table-row" style:name="Tableau1.4">
      <style:table-row-properties style:min-row-height="0.564cm"/>
    </style:style>
    <style:style style:family="paragraph" style:name="P1" style:parent-style-name="Standard">
      <style:text-properties officeooo:paragraph-rsid="000274bd"/>
    </style:style>
    <style:style style:family="paragraph" style:master-page-name="" style:name="P2" style:parent-style-name="Standard">
      <loext:graphic-properties draw:fill="none"/>
      <style:paragraph-properties fo:background-color="transparent" fo:hyphenation-ladder-count="no-limit" fo:margin-bottom="0cm" fo:margin-left="0cm" fo:margin-right="0cm" fo:margin-top="0cm" fo:orphans="0" fo:text-align="start" fo:text-indent="0cm" fo:widows="0" loext:contextual-spacing="false" style:auto-text-indent="false" style:justify-single-word="false" style:line-break="strict" style:page-number="auto" style:punctuation-wrap="hanging" style:text-autospace="ideograph-alpha" style:writing-mode="lr-tb">
        <style:tab-stops/>
      </style:paragraph-properties>
      <style:text-properties fo:font-size="12pt" fo:font-weight="normal" fo:hyphenate="false" fo:hyphenation-push-char-count="2" fo:hyphenation-remain-char-count="2" officeooo:paragraph-rsid="000274bd" style:font-name="Arial" style:font-name-complex="Arial" style:font-size-asian="12pt" style:font-size-complex="12pt" style:font-weight-asian="normal" style:font-weight-complex="normal"/>
    </style:style>
    <style:style style:family="paragraph" style:name="P3" style:parent-style-name="Table_20_Contents">
      <style:paragraph-properties fo:text-align="center" style:justify-single-word="false"/>
      <style:text-properties fo:font-size="16pt" fo:font-weight="bold" officeooo:paragraph-rsid="000274bd" style:font-name="Arial" style:font-size-asian="16pt" style:font-size-complex="16pt" style:font-weight-asian="bold" style:font-weight-complex="bold" style:text-underline-color="font-color" style:text-underline-style="solid" style:text-underline-width="auto"/>
    </style:style>
    <style:style style:family="paragraph" style:name="P4" style:parent-style-name="Table_20_Contents">
      <style:paragraph-properties fo:text-align="center" style:justify-single-word="false"/>
      <style:text-properties fo:font-size="18pt" fo:font-weight="bold" officeooo:paragraph-rsid="000274bd" style:font-name="Arial" style:font-size-asian="18pt" style:font-size-complex="18pt" style:font-weight-asian="bold" style:font-weight-complex="bold" style:text-underline-color="font-color" style:text-underline-style="solid" style:text-underline-width="auto"/>
    </style:style>
    <style:style style:family="paragraph" style:name="P5" style:parent-style-name="Table_20_Contents">
      <style:paragraph-properties fo:text-align="start" style:justify-single-word="false"/>
      <style:text-properties fo:font-size="12pt" fo:font-weight="normal" officeooo:paragraph-rsid="000274bd" style:font-name="Arial" style:font-size-asian="12pt" style:font-size-complex="12pt" style:font-weight-asian="normal" style:font-weight-complex="normal"/>
    </style:style>
    <style:style style:family="paragraph" style:name="P6" style:parent-style-name="Table_20_Contents">
      <style:paragraph-properties fo:text-align="start" style:justify-single-word="false"/>
      <style:text-properties fo:font-size="12pt" fo:font-weight="normal" officeooo:paragraph-rsid="000274bd" officeooo:rsid="001e4b90" style:font-name="Arial" style:font-size-asian="12pt" style:font-size-complex="12pt" style:font-weight-asian="normal" style:font-weight-complex="normal"/>
    </style:style>
    <style:style style:family="paragraph" style:name="P7" style:parent-style-name="Table_20_Contents">
      <style:paragraph-properties fo:text-align="start" style:justify-single-word="false"/>
      <style:text-properties fo:font-size="14pt" fo:font-weight="bold" officeooo:paragraph-rsid="000274bd" style:font-name="Arial" style:font-size-asian="14pt" style:font-size-complex="14pt" style:font-weight-asian="bold" style:font-weight-complex="bold"/>
    </style:style>
    <style:style style:family="paragraph" style:name="P8" style:parent-style-name="UrbanBody">
      <style:paragraph-properties fo:margin-bottom="0cm" fo:margin-top="0cm" fo:text-align="justify" loext:contextual-spacing="false" style:justify-single-word="false"/>
      <style:text-properties fo:font-size="14pt" fo:font-weight="bold" officeooo:paragraph-rsid="000274bd" style:font-name="Arial" style:font-size-asian="14pt" style:font-size-complex="14pt" style:font-weight-asian="bold" style:font-weight-complex="bold"/>
    </style:style>
    <style:style style:family="paragraph" style:name="P9" style:parent-style-name="UrbanBody">
      <style:paragraph-properties fo:margin-bottom="0cm" fo:margin-top="0cm" fo:text-align="justify" loext:contextual-spacing="false" style:justify-single-word="false"/>
      <style:text-properties fo:font-size="12pt" fo:font-weight="normal" officeooo:paragraph-rsid="000274bd" style:font-name="Arial" style:font-size-asian="12pt" style:font-size-complex="12pt" style:font-weight-asian="normal" style:font-weight-complex="normal"/>
    </style:style>
    <style:style style:family="paragraph" style:name="P10" style:parent-style-name="UrbanBody">
      <loext:graphic-properties draw:fill="none"/>
      <style:paragraph-properties fo:background-color="transparent" fo:hyphenation-ladder-count="no-limit" fo:margin-bottom="0cm" fo:margin-left="0cm" fo:margin-right="0cm" fo:margin-top="0cm" fo:orphans="0" fo:text-align="start" fo:text-indent="0cm" fo:widows="0" loext:contextual-spacing="false" style:auto-text-indent="false" style:justify-single-word="false" style:line-break="strict" style:punctuation-wrap="hanging" style:text-autospace="ideograph-alpha" style:writing-mode="lr-tb">
        <style:tab-stops/>
      </style:paragraph-properties>
      <style:text-properties fo:font-size="12pt" fo:font-weight="normal" fo:hyphenate="false" fo:hyphenation-push-char-count="2" fo:hyphenation-remain-char-count="2" officeooo:paragraph-rsid="000274bd" officeooo:rsid="0024ef65" style:font-name="Arial" style:font-name-complex="Arial" style:font-size-asian="12pt" style:font-size-complex="12pt" style:font-weight-asian="normal" style:font-weight-complex="normal"/>
    </style:style>
    <style:style style:family="paragraph" style:name="P11" style:parent-style-name="UrbanReferences">
      <style:paragraph-properties fo:margin-bottom="0cm" fo:margin-top="0cm" fo:text-align="start" loext:contextual-spacing="false" style:justify-single-word="false"/>
      <style:text-properties fo:font-size="12pt" fo:font-weight="normal" officeooo:paragraph-rsid="000274bd" style:font-name="Arial" style:font-size-asian="12pt" style:font-size-complex="12pt" style:font-weight-asian="normal" style:font-weight-complex="normal"/>
    </style:style>
    <style:style style:family="text" style:name="T1">
      <style:text-properties officeooo:rsid="001cbbb9"/>
    </style:style>
    <style:style style:family="text" style:name="T2">
      <style:text-properties officeooo:rsid="0023e9eb"/>
    </style:style>
    <style:style style:family="text" style:name="T3">
      <style:text-properties officeooo:rsid="001a2877" style:font-name-asian="Arial"/>
    </style:style>
    <style:style style:family="text" style:name="T4">
      <style:text-properties officeooo:rsid="001e9f29" style:font-name-asian="Arial"/>
    </style:style>
    <style:style style:family="text" style:name="T5">
      <style:text-properties officeooo:rsid="0024ef65" style:font-name-asian="Arial"/>
    </style:style>
    <style:style style:family="text" style:name="T6">
      <style:text-properties officeooo:rsid="002308fd" style:font-name-asian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number-columns-spanned="2" table:style-name="Tableau1.A1">
            <text:p text:style-name="P3"/>
            <text:p text:style-name="P4">URBANISME – AVIS D'<text:span text:style-name="T1">ANNONCE DE PROJET</text:span></text:p>
            <text:p text:style-name="P3"/>
          </table:table-cell>
          <table:covered-table-cell/>
        </table:table-row>
        <table:table-row>
          <table:table-cell office:value-type="string" table:style-name="Tableau1.A2">
            <text:p text:style-name="P5">N° de classification</text:p>
          </table:table-cell>
          <table:table-cell office:value-type="string" table:style-name="Tableau1.B2">
            <text:p text:style-name="P5">1.778.511</text:p>
          </table:table-cell>
        </table:table-row>
        <table:table-row>
          <table:table-cell office:value-type="string" table:style-name="Tableau1.A2">
            <text:p text:style-name="P5">Permis d'urbanisme <text:span text:style-name="T2">public</text:span> n°</text:p>
          </table:table-cell>
          <table:table-cell office:value-type="string" table:style-name="Tableau1.B2">
            <text:p text:style-name="P11"><text:text-input text:description="">self.getReference()</text:text-input></text:p>
          </table:table-cell>
        </table:table-row>
        <table:table-row table:style-name="Tableau1.4">
          <table:table-cell office:value-type="string" table:number-columns-spanned="2" table:style-name="Tableau1.B2">
            <text:p text:style-name="P5"/>
          </table:table-cell>
          <table:covered-table-cell/>
        </table:table-row>
        <table:table-row>
          <table:table-cell office:value-type="string" table:style-name="Tableau1.A2">
            <text:p text:style-name="P5">Nom</text:p>
          </table:table-cell>
          <table:table-cell office:value-type="string" table:style-name="Tableau1.B2">
            <text:p text:style-name="P8"><text:text-input text:description="Demandeurs avec adresse">self.getApplicantsSignaletic(withaddress=True)</text:text-input></text:p>
          </table:table-cell>
        </table:table-row>
        <table:table-row>
          <table:table-cell office:value-type="string" table:style-name="Tableau1.A2">
            <text:p text:style-name="P5">N° de téléphone</text:p>
          </table:table-cell>
          <table:table-cell office:value-type="string" table:style-name="Tableau1.B2">
            <text:p text:style-name="P9"/>
          </table:table-cell>
        </table:table-row>
        <table:table-row>
          <table:table-cell office:value-type="string" table:style-name="Tableau1.A2">
            <text:p text:style-name="P5">Adresse du bien</text:p>
          </table:table-cell>
          <table:table-cell office:value-type="string" table:style-name="Tableau1.B2">
            <text:p text:style-name="P9"><text:text-input text:description="Emplacement des travaux">self.getWorkLocationSignaletic()</text:text-input></text:p>
          </table:table-cell>
        </table:table-row>
        <table:table-row>
          <table:table-cell office:value-type="string" table:style-name="Tableau1.A2">
            <text:p text:style-name="P5">Cadastre</text:p>
          </table:table-cell>
          <table:table-cell office:value-type="string" table:style-name="Tableau1.B2">
            <text:p text:style-name="P9"><text:text-input text:description="Cadastre">licence_view.get_parcels()</text:text-input></text:p>
          </table:table-cell>
        </table:table-row>
        <table:table-row>
          <table:table-cell office:value-type="string" table:number-columns-spanned="2" table:style-name="Tableau1.B2">
            <text:p text:style-name="P5"/>
          </table:table-cell>
          <table:covered-table-cell/>
        </table:table-row>
        <table:table-row>
          <table:table-cell office:value-type="string" table:style-name="Tableau1.A2">
            <text:p text:style-name="P7">Objet de la demande</text:p>
          </table:table-cell>
          <table:table-cell office:value-type="string" table:style-name="Tableau1.B2">
            <text:p text:style-name="P8"><text:text-input text:description="Nature des travaux">self.getLicenceSubject()</text:text-input></text:p>
          </table:table-cell>
        </table:table-row>
        <table:table-row>
          <table:table-cell office:value-type="string" table:style-name="Tableau1.A2">
            <text:p text:style-name="P6">Annonce</text:p>
          </table:table-cell>
          <table:table-cell office:value-type="string" table:style-name="Tableau1.B2">
            <text:p text:style-name="P2"><text:span text:style-name="T3">du </text:span><text:span text:style-name="T4"><text:text-input text:description="Date début d'enquête">tool.formatDate(licence.getLastInquiry().getInvestigationStart())</text:text-input></text:span><text:span text:style-name="T5"><text:s/></text:span><text:span text:style-name="T4">au</text:span><text:span text:style-name="T5"> <text:s/></text:span></text:p>
            <text:p text:style-name="P10"><text:span text:style-name="T4"><text:text-input text:description="Date fin d'enquête">tool.formatDate(licence.getLastInquiry().getInvestigationEnd())</text:text-input></text:span><text:span text:style-name="T4"><text:s/></text:span><text:span text:style-name="T6">inclus.</text:span></text:p>
          </table:table-cell>
        </table:table-row>
        <table:table-row>
          <table:table-cell office:value-type="string" table:style-name="Tableau1.A2">
            <text:p text:style-name="P5">Collège du</text:p>
          </table:table-cell>
          <table:table-cell office:value-type="string" table:style-name="Tableau1.B2">
            <text:p text:style-name="P9"/>
          </table:table-cell>
        </table:table-row>
        <table:table-row>
          <table:table-cell office:value-type="string" table:style-name="Tableau1.A2">
            <text:p text:style-name="P5">Transmis urbanisme</text:p>
          </table:table-cell>
          <table:table-cell office:value-type="string" table:style-name="Tableau1.B2">
            <text:p text:style-name="P9"/>
          </table:table-cell>
        </table:table-row>
        <table:table-row>
          <table:table-cell office:value-type="string" table:number-columns-spanned="2" table:style-name="Tableau1.B2">
            <text:p text:style-name="P5">Remarques : 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  <table:covered-table-cell/>
        </table:table-row>
      </table:table>
      <text:p text:style-name="P1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wiss" style:font-pitch="variable" style:name="Arial" svg:font-family="Arial"/>
    <style:font-face style:font-family-generic="swiss" style:font-pitch="variable" style:name="Liberation Sans" svg:font-family="'Liberation Sans'"/>
    <style:font-face style:font-family-generic="system" style:font-pitch="variable" style:name="FreeSans" svg:font-family="FreeSans"/>
    <style:font-face style:font-family-generic="system" style:font-pitch="variable" style:name="Noto Sans CJK SC Regular" svg:font-family="'Noto Sans CJK SC Regular'"/>
  </office:font-face-decls>
  <office:automatic-styles>
    <style:style style:family="table" style:name="Tableau1">
      <style:table-properties style:width="17cm" table:align="margins"/>
    </style:style>
    <style:style style:family="table-column" style:name="Tableau1.A">
      <style:table-column-properties style:column-width="8.5cm" style:rel-column-width="32767*"/>
    </style:style>
    <style:style style:family="table-column" style:name="Tableau1.B">
      <style:table-column-properties style:column-width="8.5cm" style:rel-column-width="32768*"/>
    </style:style>
    <style:style style:family="table-row" style:name="Tableau1.1">
      <style:table-row-properties style:min-row-height="1.379cm"/>
    </style:style>
    <style:style style:family="table-cell" style:name="Tableau1.A1">
      <style:table-cell-properties fo:border="0.05pt solid #000000" fo:padding="0.097cm"/>
    </style:style>
    <style:style style:family="table-cell" style:name="Tableau1.A2">
      <style:table-cell-properties fo:border-bottom="0.05pt solid #000000" fo:border-left="0.05pt solid #000000" fo:border-right="none" fo:border-top="none" fo:padding="0.097cm"/>
    </style:style>
    <style:style style:family="table-cell" style:name="Tableau1.B2">
      <style:table-cell-properties fo:border-bottom="0.05pt solid #000000" fo:border-left="0.05pt solid #000000" fo:border-right="0.05pt solid #000000" fo:border-top="none" fo:padding="0.097cm"/>
    </style:style>
    <style:style style:family="table-row" style:name="Tableau1.4">
      <style:table-row-properties style:min-row-height="0.564cm"/>
    </style:style>
    <style:style style:family="paragraph" style:name="P1" style:parent-style-name="Standard">
      <style:text-properties officeooo:paragraph-rsid="000274bd"/>
    </style:style>
    <style:style style:family="paragraph" style:master-page-name="" style:name="P2" style:parent-style-name="Standard">
      <loext:graphic-properties draw:fill="none"/>
      <style:paragraph-properties fo:background-color="transparent" fo:hyphenation-ladder-count="no-limit" fo:margin-bottom="0cm" fo:margin-left="0cm" fo:margin-right="0cm" fo:margin-top="0cm" fo:orphans="0" fo:text-align="start" fo:text-indent="0cm" fo:widows="0" loext:contextual-spacing="false" style:auto-text-indent="false" style:justify-single-word="false" style:line-break="strict" style:page-number="auto" style:punctuation-wrap="hanging" style:text-autospace="ideograph-alpha" style:writing-mode="lr-tb">
        <style:tab-stops/>
      </style:paragraph-properties>
      <style:text-properties fo:font-size="12pt" fo:font-weight="normal" fo:hyphenate="false" fo:hyphenation-push-char-count="2" fo:hyphenation-remain-char-count="2" officeooo:paragraph-rsid="000274bd" style:font-name="Arial" style:font-name-complex="Arial" style:font-size-asian="12pt" style:font-size-complex="12pt" style:font-weight-asian="normal" style:font-weight-complex="normal"/>
    </style:style>
    <style:style style:family="paragraph" style:name="P3" style:parent-style-name="Table_20_Contents">
      <style:paragraph-properties fo:text-align="center" style:justify-single-word="false"/>
      <style:text-properties fo:font-size="16pt" fo:font-weight="bold" officeooo:paragraph-rsid="000274bd" style:font-name="Arial" style:font-size-asian="16pt" style:font-size-complex="16pt" style:font-weight-asian="bold" style:font-weight-complex="bold" style:text-underline-color="font-color" style:text-underline-style="solid" style:text-underline-width="auto"/>
    </style:style>
    <style:style style:family="paragraph" style:name="P4" style:parent-style-name="Table_20_Contents">
      <style:paragraph-properties fo:text-align="center" style:justify-single-word="false"/>
      <style:text-properties fo:font-size="18pt" fo:font-weight="bold" officeooo:paragraph-rsid="000274bd" style:font-name="Arial" style:font-size-asian="18pt" style:font-size-complex="18pt" style:font-weight-asian="bold" style:font-weight-complex="bold" style:text-underline-color="font-color" style:text-underline-style="solid" style:text-underline-width="auto"/>
    </style:style>
    <style:style style:family="paragraph" style:name="P5" style:parent-style-name="Table_20_Contents">
      <style:paragraph-properties fo:text-align="start" style:justify-single-word="false"/>
      <style:text-properties fo:font-size="12pt" fo:font-weight="normal" officeooo:paragraph-rsid="000274bd" style:font-name="Arial" style:font-size-asian="12pt" style:font-size-complex="12pt" style:font-weight-asian="normal" style:font-weight-complex="normal"/>
    </style:style>
    <style:style style:family="paragraph" style:name="P6" style:parent-style-name="Table_20_Contents">
      <style:paragraph-properties fo:text-align="start" style:justify-single-word="false"/>
      <style:text-properties fo:font-size="12pt" fo:font-weight="normal" officeooo:paragraph-rsid="000274bd" officeooo:rsid="001e4b90" style:font-name="Arial" style:font-size-asian="12pt" style:font-size-complex="12pt" style:font-weight-asian="normal" style:font-weight-complex="normal"/>
    </style:style>
    <style:style style:family="paragraph" style:name="P7" style:parent-style-name="Table_20_Contents">
      <style:paragraph-properties fo:text-align="start" style:justify-single-word="false"/>
      <style:text-properties fo:font-size="14pt" fo:font-weight="bold" officeooo:paragraph-rsid="000274bd" style:font-name="Arial" style:font-size-asian="14pt" style:font-size-complex="14pt" style:font-weight-asian="bold" style:font-weight-complex="bold"/>
    </style:style>
    <style:style style:family="paragraph" style:name="P8" style:parent-style-name="UrbanBody">
      <style:paragraph-properties fo:margin-bottom="0cm" fo:margin-top="0cm" fo:text-align="justify" loext:contextual-spacing="false" style:justify-single-word="false"/>
      <style:text-properties fo:font-size="14pt" fo:font-weight="bold" officeooo:paragraph-rsid="000274bd" style:font-name="Arial" style:font-size-asian="14pt" style:font-size-complex="14pt" style:font-weight-asian="bold" style:font-weight-complex="bold"/>
    </style:style>
    <style:style style:family="paragraph" style:name="P9" style:parent-style-name="UrbanBody">
      <style:paragraph-properties fo:margin-bottom="0cm" fo:margin-top="0cm" fo:text-align="justify" loext:contextual-spacing="false" style:justify-single-word="false"/>
      <style:text-properties fo:font-size="12pt" fo:font-weight="normal" officeooo:paragraph-rsid="000274bd" style:font-name="Arial" style:font-size-asian="12pt" style:font-size-complex="12pt" style:font-weight-asian="normal" style:font-weight-complex="normal"/>
    </style:style>
    <style:style style:family="paragraph" style:name="P10" style:parent-style-name="UrbanBody">
      <loext:graphic-properties draw:fill="none"/>
      <style:paragraph-properties fo:background-color="transparent" fo:hyphenation-ladder-count="no-limit" fo:margin-bottom="0cm" fo:margin-left="0cm" fo:margin-right="0cm" fo:margin-top="0cm" fo:orphans="0" fo:text-align="start" fo:text-indent="0cm" fo:widows="0" loext:contextual-spacing="false" style:auto-text-indent="false" style:justify-single-word="false" style:line-break="strict" style:punctuation-wrap="hanging" style:text-autospace="ideograph-alpha" style:writing-mode="lr-tb">
        <style:tab-stops/>
      </style:paragraph-properties>
      <style:text-properties fo:font-size="12pt" fo:font-weight="normal" fo:hyphenate="false" fo:hyphenation-push-char-count="2" fo:hyphenation-remain-char-count="2" officeooo:paragraph-rsid="000274bd" officeooo:rsid="0024ef65" style:font-name="Arial" style:font-name-complex="Arial" style:font-size-asian="12pt" style:font-size-complex="12pt" style:font-weight-asian="normal" style:font-weight-complex="normal"/>
    </style:style>
    <style:style style:family="paragraph" style:name="P11" style:parent-style-name="UrbanReferences">
      <style:paragraph-properties fo:margin-bottom="0cm" fo:margin-top="0cm" fo:text-align="start" loext:contextual-spacing="false" style:justify-single-word="false"/>
      <style:text-properties fo:font-size="12pt" fo:font-weight="normal" officeooo:paragraph-rsid="000274bd" style:font-name="Arial" style:font-size-asian="12pt" style:font-size-complex="12pt" style:font-weight-asian="normal" style:font-weight-complex="normal"/>
    </style:style>
    <style:style style:family="text" style:name="T1">
      <style:text-properties officeooo:rsid="001cbbb9"/>
    </style:style>
    <style:style style:family="text" style:name="T2">
      <style:text-properties officeooo:rsid="0023e9eb"/>
    </style:style>
    <style:style style:family="text" style:name="T3">
      <style:text-properties officeooo:rsid="001a2877" style:font-name-asian="Arial"/>
    </style:style>
    <style:style style:family="text" style:name="T4">
      <style:text-properties officeooo:rsid="001e9f29" style:font-name-asian="Arial"/>
    </style:style>
    <style:style style:family="text" style:name="T5">
      <style:text-properties officeooo:rsid="0024ef65" style:font-name-asian="Arial"/>
    </style:style>
    <style:style style:family="text" style:name="T6">
      <style:text-properties officeooo:rsid="002308fd" style:font-name-asian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number-columns-spanned="2" table:style-name="Tableau1.A1">
            <text:p text:style-name="P3"/>
            <text:p text:style-name="P4">URBANISME – AVIS D'<text:span text:style-name="T1">ANNONCE DE PROJET</text:span></text:p>
            <text:p text:style-name="P3"/>
          </table:table-cell>
          <table:covered-table-cell/>
        </table:table-row>
        <table:table-row>
          <table:table-cell office:value-type="string" table:style-name="Tableau1.A2">
            <text:p text:style-name="P5">N° de classification</text:p>
          </table:table-cell>
          <table:table-cell office:value-type="string" table:style-name="Tableau1.B2">
            <text:p text:style-name="P5">1.778.511</text:p>
          </table:table-cell>
        </table:table-row>
        <table:table-row>
          <table:table-cell office:value-type="string" table:style-name="Tableau1.A2">
            <text:p text:style-name="P5">Permis d'urbanisme <text:span text:style-name="T2">public</text:span> n°</text:p>
          </table:table-cell>
          <table:table-cell office:value-type="string" table:style-name="Tableau1.B2">
            <text:p text:style-name="P11"><text:text-input text:description="">self.getReference()</text:text-input></text:p>
          </table:table-cell>
        </table:table-row>
        <table:table-row table:style-name="Tableau1.4">
          <table:table-cell office:value-type="string" table:number-columns-spanned="2" table:style-name="Tableau1.B2">
            <text:p text:style-name="P5"/>
          </table:table-cell>
          <table:covered-table-cell/>
        </table:table-row>
        <table:table-row>
          <table:table-cell office:value-type="string" table:style-name="Tableau1.A2">
            <text:p text:style-name="P5">Nom</text:p>
          </table:table-cell>
          <table:table-cell office:value-type="string" table:style-name="Tableau1.B2">
            <text:p text:style-name="P8"><text:text-input text:description="Demandeurs avec adresse">self.getApplicantsSignaletic(withaddress=True)</text:text-input></text:p>
          </table:table-cell>
        </table:table-row>
        <table:table-row>
          <table:table-cell office:value-type="string" table:style-name="Tableau1.A2">
            <text:p text:style-name="P5">N° de téléphone</text:p>
          </table:table-cell>
          <table:table-cell office:value-type="string" table:style-name="Tableau1.B2">
            <text:p text:style-name="P9"/>
          </table:table-cell>
        </table:table-row>
        <table:table-row>
          <table:table-cell office:value-type="string" table:style-name="Tableau1.A2">
            <text:p text:style-name="P5">Adresse du bien</text:p>
          </table:table-cell>
          <table:table-cell office:value-type="string" table:style-name="Tableau1.B2">
            <text:p text:style-name="P9"><text:text-input text:description="Emplacement des travaux">self.getWorkLocationSignaletic()</text:text-input></text:p>
          </table:table-cell>
        </table:table-row>
        <table:table-row>
          <table:table-cell office:value-type="string" table:style-name="Tableau1.A2">
            <text:p text:style-name="P5">Cadastre</text:p>
          </table:table-cell>
          <table:table-cell office:value-type="string" table:style-name="Tableau1.B2">
            <text:p text:style-name="P9"><text:text-input text:description="Cadastre">licence_view.get_parcels()</text:text-input></text:p>
          </table:table-cell>
        </table:table-row>
        <table:table-row>
          <table:table-cell office:value-type="string" table:number-columns-spanned="2" table:style-name="Tableau1.B2">
            <text:p text:style-name="P5"/>
          </table:table-cell>
          <table:covered-table-cell/>
        </table:table-row>
        <table:table-row>
          <table:table-cell office:value-type="string" table:style-name="Tableau1.A2">
            <text:p text:style-name="P7">Objet de la demande</text:p>
          </table:table-cell>
          <table:table-cell office:value-type="string" table:style-name="Tableau1.B2">
            <text:p text:style-name="P8"><text:text-input text:description="Nature des travaux">self.getLicenceSubject()</text:text-input></text:p>
          </table:table-cell>
        </table:table-row>
        <table:table-row>
          <table:table-cell office:value-type="string" table:style-name="Tableau1.A2">
            <text:p text:style-name="P6">Annonce</text:p>
          </table:table-cell>
          <table:table-cell office:value-type="string" table:style-name="Tableau1.B2">
            <text:p text:style-name="P2"><text:span text:style-name="T3">du </text:span><text:span text:style-name="T4"><text:text-input text:description="Date début d'enquête">tool.formatDate(licence.getLastInquiry().getInvestigationStart())</text:text-input></text:span><text:span text:style-name="T5"><text:s/></text:span><text:span text:style-name="T4">au</text:span><text:span text:style-name="T5"> <text:s/></text:span></text:p>
            <text:p text:style-name="P10"><text:span text:style-name="T4"><text:text-input text:description="Date fin d'enquête">tool.formatDate(licence.getLastInquiry().getInvestigationEnd())</text:text-input></text:span><text:span text:style-name="T4"><text:s/></text:span><text:span text:style-name="T6">inclus.</text:span></text:p>
          </table:table-cell>
        </table:table-row>
        <table:table-row>
          <table:table-cell office:value-type="string" table:style-name="Tableau1.A2">
            <text:p text:style-name="P5">Collège du</text:p>
          </table:table-cell>
          <table:table-cell office:value-type="string" table:style-name="Tableau1.B2">
            <text:p text:style-name="P9"/>
          </table:table-cell>
        </table:table-row>
        <table:table-row>
          <table:table-cell office:value-type="string" table:style-name="Tableau1.A2">
            <text:p text:style-name="P5">Transmis urbanisme</text:p>
          </table:table-cell>
          <table:table-cell office:value-type="string" table:style-name="Tableau1.B2">
            <text:p text:style-name="P9"/>
          </table:table-cell>
        </table:table-row>
        <table:table-row>
          <table:table-cell office:value-type="string" table:number-columns-spanned="2" table:style-name="Tableau1.B2">
            <text:p text:style-name="P5">Remarques : 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  <table:covered-table-cell/>
        </table:table-row>
      </table:table>
      <text:p text:style-name="P1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wiss" style:font-pitch="variable" style:name="Arial" svg:font-family="Arial"/>
    <style:font-face style:font-family-generic="swiss" style:font-pitch="variable" style:name="Liberation Sans" svg:font-family="'Liberation Sans'"/>
    <style:font-face style:font-family-generic="system" style:font-pitch="variable" style:name="FreeSans" svg:font-family="FreeSans"/>
    <style:font-face style:font-family-generic="system" style:font-pitch="variable" style:name="Noto Sans CJK SC Regular" svg:font-family="'Noto Sans CJK SC Regular'"/>
  </office:font-face-decls>
  <office:automatic-styles>
    <style:style style:family="table" style:name="Tableau1">
      <style:table-properties style:width="17cm" table:align="margins"/>
    </style:style>
    <style:style style:family="table-column" style:name="Tableau1.A">
      <style:table-column-properties style:column-width="8.5cm" style:rel-column-width="32767*"/>
    </style:style>
    <style:style style:family="table-column" style:name="Tableau1.B">
      <style:table-column-properties style:column-width="8.5cm" style:rel-column-width="32768*"/>
    </style:style>
    <style:style style:family="table-row" style:name="Tableau1.1">
      <style:table-row-properties style:min-row-height="1.379cm"/>
    </style:style>
    <style:style style:family="table-cell" style:name="Tableau1.A1">
      <style:table-cell-properties fo:border="0.05pt solid #000000" fo:padding="0.097cm"/>
    </style:style>
    <style:style style:family="table-cell" style:name="Tableau1.A2">
      <style:table-cell-properties fo:border-bottom="0.05pt solid #000000" fo:border-left="0.05pt solid #000000" fo:border-right="none" fo:border-top="none" fo:padding="0.097cm"/>
    </style:style>
    <style:style style:family="table-cell" style:name="Tableau1.B2">
      <style:table-cell-properties fo:border-bottom="0.05pt solid #000000" fo:border-left="0.05pt solid #000000" fo:border-right="0.05pt solid #000000" fo:border-top="none" fo:padding="0.097cm"/>
    </style:style>
    <style:style style:family="table-row" style:name="Tableau1.4">
      <style:table-row-properties style:min-row-height="0.564cm"/>
    </style:style>
    <style:style style:family="paragraph" style:name="P1" style:parent-style-name="Standard">
      <style:text-properties officeooo:paragraph-rsid="000274bd"/>
    </style:style>
    <style:style style:family="paragraph" style:master-page-name="" style:name="P2" style:parent-style-name="Standard">
      <loext:graphic-properties draw:fill="none"/>
      <style:paragraph-properties fo:background-color="transparent" fo:hyphenation-ladder-count="no-limit" fo:margin-bottom="0cm" fo:margin-left="0cm" fo:margin-right="0cm" fo:margin-top="0cm" fo:orphans="0" fo:text-align="start" fo:text-indent="0cm" fo:widows="0" loext:contextual-spacing="false" style:auto-text-indent="false" style:justify-single-word="false" style:line-break="strict" style:page-number="auto" style:punctuation-wrap="hanging" style:text-autospace="ideograph-alpha" style:writing-mode="lr-tb">
        <style:tab-stops/>
      </style:paragraph-properties>
      <style:text-properties fo:font-size="12pt" fo:font-weight="normal" fo:hyphenate="false" fo:hyphenation-push-char-count="2" fo:hyphenation-remain-char-count="2" officeooo:paragraph-rsid="000274bd" style:font-name="Arial" style:font-name-complex="Arial" style:font-size-asian="12pt" style:font-size-complex="12pt" style:font-weight-asian="normal" style:font-weight-complex="normal"/>
    </style:style>
    <style:style style:family="paragraph" style:name="P3" style:parent-style-name="Table_20_Contents">
      <style:paragraph-properties fo:text-align="center" style:justify-single-word="false"/>
      <style:text-properties fo:font-size="16pt" fo:font-weight="bold" officeooo:paragraph-rsid="000274bd" style:font-name="Arial" style:font-size-asian="16pt" style:font-size-complex="16pt" style:font-weight-asian="bold" style:font-weight-complex="bold" style:text-underline-color="font-color" style:text-underline-style="solid" style:text-underline-width="auto"/>
    </style:style>
    <style:style style:family="paragraph" style:name="P4" style:parent-style-name="Table_20_Contents">
      <style:paragraph-properties fo:text-align="center" style:justify-single-word="false"/>
      <style:text-properties fo:font-size="18pt" fo:font-weight="bold" officeooo:paragraph-rsid="000274bd" style:font-name="Arial" style:font-size-asian="18pt" style:font-size-complex="18pt" style:font-weight-asian="bold" style:font-weight-complex="bold" style:text-underline-color="font-color" style:text-underline-style="solid" style:text-underline-width="auto"/>
    </style:style>
    <style:style style:family="paragraph" style:name="P5" style:parent-style-name="Table_20_Contents">
      <style:paragraph-properties fo:text-align="start" style:justify-single-word="false"/>
      <style:text-properties fo:font-size="12pt" fo:font-weight="normal" officeooo:paragraph-rsid="000274bd" style:font-name="Arial" style:font-size-asian="12pt" style:font-size-complex="12pt" style:font-weight-asian="normal" style:font-weight-complex="normal"/>
    </style:style>
    <style:style style:family="paragraph" style:name="P6" style:parent-style-name="Table_20_Contents">
      <style:paragraph-properties fo:text-align="start" style:justify-single-word="false"/>
      <style:text-properties fo:font-size="12pt" fo:font-weight="normal" officeooo:paragraph-rsid="000274bd" officeooo:rsid="001e4b90" style:font-name="Arial" style:font-size-asian="12pt" style:font-size-complex="12pt" style:font-weight-asian="normal" style:font-weight-complex="normal"/>
    </style:style>
    <style:style style:family="paragraph" style:name="P7" style:parent-style-name="Table_20_Contents">
      <style:paragraph-properties fo:text-align="start" style:justify-single-word="false"/>
      <style:text-properties fo:font-size="14pt" fo:font-weight="bold" officeooo:paragraph-rsid="000274bd" style:font-name="Arial" style:font-size-asian="14pt" style:font-size-complex="14pt" style:font-weight-asian="bold" style:font-weight-complex="bold"/>
    </style:style>
    <style:style style:family="paragraph" style:name="P8" style:parent-style-name="UrbanBody">
      <style:paragraph-properties fo:margin-bottom="0cm" fo:margin-top="0cm" fo:text-align="justify" loext:contextual-spacing="false" style:justify-single-word="false"/>
      <style:text-properties fo:font-size="14pt" fo:font-weight="bold" officeooo:paragraph-rsid="000274bd" style:font-name="Arial" style:font-size-asian="14pt" style:font-size-complex="14pt" style:font-weight-asian="bold" style:font-weight-complex="bold"/>
    </style:style>
    <style:style style:family="paragraph" style:name="P9" style:parent-style-name="UrbanBody">
      <style:paragraph-properties fo:margin-bottom="0cm" fo:margin-top="0cm" fo:text-align="justify" loext:contextual-spacing="false" style:justify-single-word="false"/>
      <style:text-properties fo:font-size="12pt" fo:font-weight="normal" officeooo:paragraph-rsid="000274bd" style:font-name="Arial" style:font-size-asian="12pt" style:font-size-complex="12pt" style:font-weight-asian="normal" style:font-weight-complex="normal"/>
    </style:style>
    <style:style style:family="paragraph" style:name="P10" style:parent-style-name="UrbanBody">
      <loext:graphic-properties draw:fill="none"/>
      <style:paragraph-properties fo:background-color="transparent" fo:hyphenation-ladder-count="no-limit" fo:margin-bottom="0cm" fo:margin-left="0cm" fo:margin-right="0cm" fo:margin-top="0cm" fo:orphans="0" fo:text-align="start" fo:text-indent="0cm" fo:widows="0" loext:contextual-spacing="false" style:auto-text-indent="false" style:justify-single-word="false" style:line-break="strict" style:punctuation-wrap="hanging" style:text-autospace="ideograph-alpha" style:writing-mode="lr-tb">
        <style:tab-stops/>
      </style:paragraph-properties>
      <style:text-properties fo:font-size="12pt" fo:font-weight="normal" fo:hyphenate="false" fo:hyphenation-push-char-count="2" fo:hyphenation-remain-char-count="2" officeooo:paragraph-rsid="000274bd" officeooo:rsid="0024ef65" style:font-name="Arial" style:font-name-complex="Arial" style:font-size-asian="12pt" style:font-size-complex="12pt" style:font-weight-asian="normal" style:font-weight-complex="normal"/>
    </style:style>
    <style:style style:family="paragraph" style:name="P11" style:parent-style-name="UrbanReferences">
      <style:paragraph-properties fo:margin-bottom="0cm" fo:margin-top="0cm" fo:text-align="start" loext:contextual-spacing="false" style:justify-single-word="false"/>
      <style:text-properties fo:font-size="12pt" fo:font-weight="normal" officeooo:paragraph-rsid="000274bd" style:font-name="Arial" style:font-size-asian="12pt" style:font-size-complex="12pt" style:font-weight-asian="normal" style:font-weight-complex="normal"/>
    </style:style>
    <style:style style:family="text" style:name="T1">
      <style:text-properties officeooo:rsid="001cbbb9"/>
    </style:style>
    <style:style style:family="text" style:name="T2">
      <style:text-properties officeooo:rsid="0023e9eb"/>
    </style:style>
    <style:style style:family="text" style:name="T3">
      <style:text-properties officeooo:rsid="001a2877" style:font-name-asian="Arial"/>
    </style:style>
    <style:style style:family="text" style:name="T4">
      <style:text-properties officeooo:rsid="001e9f29" style:font-name-asian="Arial"/>
    </style:style>
    <style:style style:family="text" style:name="T5">
      <style:text-properties officeooo:rsid="0024ef65" style:font-name-asian="Arial"/>
    </style:style>
    <style:style style:family="text" style:name="T6">
      <style:text-properties officeooo:rsid="002308fd" style:font-name-asian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number-columns-spanned="2" table:style-name="Tableau1.A1">
            <text:p text:style-name="P3"/>
            <text:p text:style-name="P4">URBANISME – AVIS D'<text:span text:style-name="T1">ANNONCE DE PROJET</text:span></text:p>
            <text:p text:style-name="P3"/>
          </table:table-cell>
          <table:covered-table-cell/>
        </table:table-row>
        <table:table-row>
          <table:table-cell office:value-type="string" table:style-name="Tableau1.A2">
            <text:p text:style-name="P5">N° de classification</text:p>
          </table:table-cell>
          <table:table-cell office:value-type="string" table:style-name="Tableau1.B2">
            <text:p text:style-name="P5">1.778.511</text:p>
          </table:table-cell>
        </table:table-row>
        <table:table-row>
          <table:table-cell office:value-type="string" table:style-name="Tableau1.A2">
            <text:p text:style-name="P5">Permis d'urbanisme <text:span text:style-name="T2">public</text:span> n°</text:p>
          </table:table-cell>
          <table:table-cell office:value-type="string" table:style-name="Tableau1.B2">
            <text:p text:style-name="P11"><text:text-input text:description="">self.getReference()</text:text-input></text:p>
          </table:table-cell>
        </table:table-row>
        <table:table-row table:style-name="Tableau1.4">
          <table:table-cell office:value-type="string" table:number-columns-spanned="2" table:style-name="Tableau1.B2">
            <text:p text:style-name="P5"/>
          </table:table-cell>
          <table:covered-table-cell/>
        </table:table-row>
        <table:table-row>
          <table:table-cell office:value-type="string" table:style-name="Tableau1.A2">
            <text:p text:style-name="P5">Nom</text:p>
          </table:table-cell>
          <table:table-cell office:value-type="string" table:style-name="Tableau1.B2">
            <text:p text:style-name="P8"><text:text-input text:description="Demandeurs avec adresse">self.getApplicantsSignaletic(withaddress=True)</text:text-input></text:p>
          </table:table-cell>
        </table:table-row>
        <table:table-row>
          <table:table-cell office:value-type="string" table:style-name="Tableau1.A2">
            <text:p text:style-name="P5">N° de téléphone</text:p>
          </table:table-cell>
          <table:table-cell office:value-type="string" table:style-name="Tableau1.B2">
            <text:p text:style-name="P9"/>
          </table:table-cell>
        </table:table-row>
        <table:table-row>
          <table:table-cell office:value-type="string" table:style-name="Tableau1.A2">
            <text:p text:style-name="P5">Adresse du bien</text:p>
          </table:table-cell>
          <table:table-cell office:value-type="string" table:style-name="Tableau1.B2">
            <text:p text:style-name="P9"><text:text-input text:description="Emplacement des travaux">self.getWorkLocationSignaletic()</text:text-input></text:p>
          </table:table-cell>
        </table:table-row>
        <table:table-row>
          <table:table-cell office:value-type="string" table:style-name="Tableau1.A2">
            <text:p text:style-name="P5">Cadastre</text:p>
          </table:table-cell>
          <table:table-cell office:value-type="string" table:style-name="Tableau1.B2">
            <text:p text:style-name="P9"><text:text-input text:description="Cadastre">licence_view.get_parcels()</text:text-input></text:p>
          </table:table-cell>
        </table:table-row>
        <table:table-row>
          <table:table-cell office:value-type="string" table:number-columns-spanned="2" table:style-name="Tableau1.B2">
            <text:p text:style-name="P5"/>
          </table:table-cell>
          <table:covered-table-cell/>
        </table:table-row>
        <table:table-row>
          <table:table-cell office:value-type="string" table:style-name="Tableau1.A2">
            <text:p text:style-name="P7">Objet de la demande</text:p>
          </table:table-cell>
          <table:table-cell office:value-type="string" table:style-name="Tableau1.B2">
            <text:p text:style-name="P8"><text:text-input text:description="Nature des travaux">self.getLicenceSubject()</text:text-input></text:p>
          </table:table-cell>
        </table:table-row>
        <table:table-row>
          <table:table-cell office:value-type="string" table:style-name="Tableau1.A2">
            <text:p text:style-name="P6">Annonce</text:p>
          </table:table-cell>
          <table:table-cell office:value-type="string" table:style-name="Tableau1.B2">
            <text:p text:style-name="P2"><text:span text:style-name="T3">du </text:span><text:span text:style-name="T4"><text:text-input text:description="Date début d'enquête">tool.formatDate(licence.getLastInquiry().getInvestigationStart())</text:text-input></text:span><text:span text:style-name="T5"><text:s/></text:span><text:span text:style-name="T4">au</text:span><text:span text:style-name="T5"> <text:s/></text:span></text:p>
            <text:p text:style-name="P10"><text:span text:style-name="T4"><text:text-input text:description="Date fin d'enquête">tool.formatDate(licence.getLastInquiry().getInvestigationEnd())</text:text-input></text:span><text:span text:style-name="T4"><text:s/></text:span><text:span text:style-name="T6">inclus.</text:span></text:p>
          </table:table-cell>
        </table:table-row>
        <table:table-row>
          <table:table-cell office:value-type="string" table:style-name="Tableau1.A2">
            <text:p text:style-name="P5">Collège du</text:p>
          </table:table-cell>
          <table:table-cell office:value-type="string" table:style-name="Tableau1.B2">
            <text:p text:style-name="P9"/>
          </table:table-cell>
        </table:table-row>
        <table:table-row>
          <table:table-cell office:value-type="string" table:style-name="Tableau1.A2">
            <text:p text:style-name="P5">Transmis urbanisme</text:p>
          </table:table-cell>
          <table:table-cell office:value-type="string" table:style-name="Tableau1.B2">
            <text:p text:style-name="P9"/>
          </table:table-cell>
        </table:table-row>
        <table:table-row>
          <table:table-cell office:value-type="string" table:number-columns-spanned="2" table:style-name="Tableau1.B2">
            <text:p text:style-name="P5">Remarques : 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  <table:covered-table-cell/>
        </table:table-row>
      </table:table>
      <text:p text:style-name="P1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wiss" style:font-pitch="variable" style:name="Arial" svg:font-family="Arial"/>
    <style:font-face style:font-family-generic="swiss" style:font-pitch="variable" style:name="Liberation Sans" svg:font-family="'Liberation Sans'"/>
    <style:font-face style:font-family-generic="system" style:font-pitch="variable" style:name="FreeSans" svg:font-family="FreeSans"/>
    <style:font-face style:font-family-generic="system" style:font-pitch="variable" style:name="Noto Sans CJK SC Regular" svg:font-family="'Noto Sans CJK SC Regular'"/>
  </office:font-face-decls>
  <office:automatic-styles>
    <style:style style:family="table" style:name="Tableau1">
      <style:table-properties style:width="17cm" table:align="margins"/>
    </style:style>
    <style:style style:family="table-column" style:name="Tableau1.A">
      <style:table-column-properties style:column-width="8.5cm" style:rel-column-width="32767*"/>
    </style:style>
    <style:style style:family="table-column" style:name="Tableau1.B">
      <style:table-column-properties style:column-width="8.5cm" style:rel-column-width="32768*"/>
    </style:style>
    <style:style style:family="table-row" style:name="Tableau1.1">
      <style:table-row-properties style:min-row-height="1.379cm"/>
    </style:style>
    <style:style style:family="table-cell" style:name="Tableau1.A1">
      <style:table-cell-properties fo:border="0.05pt solid #000000" fo:padding="0.097cm"/>
    </style:style>
    <style:style style:family="table-cell" style:name="Tableau1.A2">
      <style:table-cell-properties fo:border-bottom="0.05pt solid #000000" fo:border-left="0.05pt solid #000000" fo:border-right="none" fo:border-top="none" fo:padding="0.097cm"/>
    </style:style>
    <style:style style:family="table-cell" style:name="Tableau1.B2">
      <style:table-cell-properties fo:border-bottom="0.05pt solid #000000" fo:border-left="0.05pt solid #000000" fo:border-right="0.05pt solid #000000" fo:border-top="none" fo:padding="0.097cm"/>
    </style:style>
    <style:style style:family="table-row" style:name="Tableau1.4">
      <style:table-row-properties style:min-row-height="0.564cm"/>
    </style:style>
    <style:style style:family="paragraph" style:name="P1" style:parent-style-name="Standard">
      <style:text-properties officeooo:paragraph-rsid="000274bd"/>
    </style:style>
    <style:style style:family="paragraph" style:master-page-name="" style:name="P2" style:parent-style-name="Standard">
      <loext:graphic-properties draw:fill="none"/>
      <style:paragraph-properties fo:background-color="transparent" fo:hyphenation-ladder-count="no-limit" fo:margin-bottom="0cm" fo:margin-left="0cm" fo:margin-right="0cm" fo:margin-top="0cm" fo:orphans="0" fo:text-align="start" fo:text-indent="0cm" fo:widows="0" loext:contextual-spacing="false" style:auto-text-indent="false" style:justify-single-word="false" style:line-break="strict" style:page-number="auto" style:punctuation-wrap="hanging" style:text-autospace="ideograph-alpha" style:writing-mode="lr-tb">
        <style:tab-stops/>
      </style:paragraph-properties>
      <style:text-properties fo:font-size="12pt" fo:font-weight="normal" fo:hyphenate="false" fo:hyphenation-push-char-count="2" fo:hyphenation-remain-char-count="2" officeooo:paragraph-rsid="000274bd" style:font-name="Arial" style:font-name-complex="Arial" style:font-size-asian="12pt" style:font-size-complex="12pt" style:font-weight-asian="normal" style:font-weight-complex="normal"/>
    </style:style>
    <style:style style:family="paragraph" style:name="P3" style:parent-style-name="Table_20_Contents">
      <style:paragraph-properties fo:text-align="center" style:justify-single-word="false"/>
      <style:text-properties fo:font-size="16pt" fo:font-weight="bold" officeooo:paragraph-rsid="000274bd" style:font-name="Arial" style:font-size-asian="16pt" style:font-size-complex="16pt" style:font-weight-asian="bold" style:font-weight-complex="bold" style:text-underline-color="font-color" style:text-underline-style="solid" style:text-underline-width="auto"/>
    </style:style>
    <style:style style:family="paragraph" style:name="P4" style:parent-style-name="Table_20_Contents">
      <style:paragraph-properties fo:text-align="center" style:justify-single-word="false"/>
      <style:text-properties fo:font-size="18pt" fo:font-weight="bold" officeooo:paragraph-rsid="000274bd" style:font-name="Arial" style:font-size-asian="18pt" style:font-size-complex="18pt" style:font-weight-asian="bold" style:font-weight-complex="bold" style:text-underline-color="font-color" style:text-underline-style="solid" style:text-underline-width="auto"/>
    </style:style>
    <style:style style:family="paragraph" style:name="P5" style:parent-style-name="Table_20_Contents">
      <style:paragraph-properties fo:text-align="start" style:justify-single-word="false"/>
      <style:text-properties fo:font-size="12pt" fo:font-weight="normal" officeooo:paragraph-rsid="000274bd" style:font-name="Arial" style:font-size-asian="12pt" style:font-size-complex="12pt" style:font-weight-asian="normal" style:font-weight-complex="normal"/>
    </style:style>
    <style:style style:family="paragraph" style:name="P6" style:parent-style-name="Table_20_Contents">
      <style:paragraph-properties fo:text-align="start" style:justify-single-word="false"/>
      <style:text-properties fo:font-size="12pt" fo:font-weight="normal" officeooo:paragraph-rsid="000274bd" officeooo:rsid="001e4b90" style:font-name="Arial" style:font-size-asian="12pt" style:font-size-complex="12pt" style:font-weight-asian="normal" style:font-weight-complex="normal"/>
    </style:style>
    <style:style style:family="paragraph" style:name="P7" style:parent-style-name="Table_20_Contents">
      <style:paragraph-properties fo:text-align="start" style:justify-single-word="false"/>
      <style:text-properties fo:font-size="14pt" fo:font-weight="bold" officeooo:paragraph-rsid="000274bd" style:font-name="Arial" style:font-size-asian="14pt" style:font-size-complex="14pt" style:font-weight-asian="bold" style:font-weight-complex="bold"/>
    </style:style>
    <style:style style:family="paragraph" style:name="P8" style:parent-style-name="UrbanBody">
      <style:paragraph-properties fo:margin-bottom="0cm" fo:margin-top="0cm" fo:text-align="justify" loext:contextual-spacing="false" style:justify-single-word="false"/>
      <style:text-properties fo:font-size="14pt" fo:font-weight="bold" officeooo:paragraph-rsid="000274bd" style:font-name="Arial" style:font-size-asian="14pt" style:font-size-complex="14pt" style:font-weight-asian="bold" style:font-weight-complex="bold"/>
    </style:style>
    <style:style style:family="paragraph" style:name="P9" style:parent-style-name="UrbanBody">
      <style:paragraph-properties fo:margin-bottom="0cm" fo:margin-top="0cm" fo:text-align="justify" loext:contextual-spacing="false" style:justify-single-word="false"/>
      <style:text-properties fo:font-size="12pt" fo:font-weight="normal" officeooo:paragraph-rsid="000274bd" style:font-name="Arial" style:font-size-asian="12pt" style:font-size-complex="12pt" style:font-weight-asian="normal" style:font-weight-complex="normal"/>
    </style:style>
    <style:style style:family="paragraph" style:name="P10" style:parent-style-name="UrbanBody">
      <loext:graphic-properties draw:fill="none"/>
      <style:paragraph-properties fo:background-color="transparent" fo:hyphenation-ladder-count="no-limit" fo:margin-bottom="0cm" fo:margin-left="0cm" fo:margin-right="0cm" fo:margin-top="0cm" fo:orphans="0" fo:text-align="start" fo:text-indent="0cm" fo:widows="0" loext:contextual-spacing="false" style:auto-text-indent="false" style:justify-single-word="false" style:line-break="strict" style:punctuation-wrap="hanging" style:text-autospace="ideograph-alpha" style:writing-mode="lr-tb">
        <style:tab-stops/>
      </style:paragraph-properties>
      <style:text-properties fo:font-size="12pt" fo:font-weight="normal" fo:hyphenate="false" fo:hyphenation-push-char-count="2" fo:hyphenation-remain-char-count="2" officeooo:paragraph-rsid="000274bd" officeooo:rsid="0024ef65" style:font-name="Arial" style:font-name-complex="Arial" style:font-size-asian="12pt" style:font-size-complex="12pt" style:font-weight-asian="normal" style:font-weight-complex="normal"/>
    </style:style>
    <style:style style:family="paragraph" style:name="P11" style:parent-style-name="UrbanReferences">
      <style:paragraph-properties fo:margin-bottom="0cm" fo:margin-top="0cm" fo:text-align="start" loext:contextual-spacing="false" style:justify-single-word="false"/>
      <style:text-properties fo:font-size="12pt" fo:font-weight="normal" officeooo:paragraph-rsid="000274bd" style:font-name="Arial" style:font-size-asian="12pt" style:font-size-complex="12pt" style:font-weight-asian="normal" style:font-weight-complex="normal"/>
    </style:style>
    <style:style style:family="text" style:name="T1">
      <style:text-properties officeooo:rsid="001cbbb9"/>
    </style:style>
    <style:style style:family="text" style:name="T2">
      <style:text-properties officeooo:rsid="0023e9eb"/>
    </style:style>
    <style:style style:family="text" style:name="T3">
      <style:text-properties officeooo:rsid="001a2877" style:font-name-asian="Arial"/>
    </style:style>
    <style:style style:family="text" style:name="T4">
      <style:text-properties officeooo:rsid="001e9f29" style:font-name-asian="Arial"/>
    </style:style>
    <style:style style:family="text" style:name="T5">
      <style:text-properties officeooo:rsid="0024ef65" style:font-name-asian="Arial"/>
    </style:style>
    <style:style style:family="text" style:name="T6">
      <style:text-properties officeooo:rsid="002308fd" style:font-name-asian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number-columns-spanned="2" table:style-name="Tableau1.A1">
            <text:p text:style-name="P3"/>
            <text:p text:style-name="P4">URBANISME – AVIS D'<text:span text:style-name="T1">ANNONCE DE PROJET</text:span></text:p>
            <text:p text:style-name="P3"/>
          </table:table-cell>
          <table:covered-table-cell/>
        </table:table-row>
        <table:table-row>
          <table:table-cell office:value-type="string" table:style-name="Tableau1.A2">
            <text:p text:style-name="P5">N° de classification</text:p>
          </table:table-cell>
          <table:table-cell office:value-type="string" table:style-name="Tableau1.B2">
            <text:p text:style-name="P5">1.778.511</text:p>
          </table:table-cell>
        </table:table-row>
        <table:table-row>
          <table:table-cell office:value-type="string" table:style-name="Tableau1.A2">
            <text:p text:style-name="P5">Permis d'urbanisme <text:span text:style-name="T2">public</text:span> n°</text:p>
          </table:table-cell>
          <table:table-cell office:value-type="string" table:style-name="Tableau1.B2">
            <text:p text:style-name="P11"><text:text-input text:description="">self.getReference()</text:text-input></text:p>
          </table:table-cell>
        </table:table-row>
        <table:table-row table:style-name="Tableau1.4">
          <table:table-cell office:value-type="string" table:number-columns-spanned="2" table:style-name="Tableau1.B2">
            <text:p text:style-name="P5"/>
          </table:table-cell>
          <table:covered-table-cell/>
        </table:table-row>
        <table:table-row>
          <table:table-cell office:value-type="string" table:style-name="Tableau1.A2">
            <text:p text:style-name="P5">Nom</text:p>
          </table:table-cell>
          <table:table-cell office:value-type="string" table:style-name="Tableau1.B2">
            <text:p text:style-name="P8"><text:text-input text:description="Demandeurs avec adresse">self.getApplicantsSignaletic(withaddress=True)</text:text-input></text:p>
          </table:table-cell>
        </table:table-row>
        <table:table-row>
          <table:table-cell office:value-type="string" table:style-name="Tableau1.A2">
            <text:p text:style-name="P5">N° de téléphone</text:p>
          </table:table-cell>
          <table:table-cell office:value-type="string" table:style-name="Tableau1.B2">
            <text:p text:style-name="P9"/>
          </table:table-cell>
        </table:table-row>
        <table:table-row>
          <table:table-cell office:value-type="string" table:style-name="Tableau1.A2">
            <text:p text:style-name="P5">Adresse du bien</text:p>
          </table:table-cell>
          <table:table-cell office:value-type="string" table:style-name="Tableau1.B2">
            <text:p text:style-name="P9"><text:text-input text:description="Emplacement des travaux">self.getWorkLocationSignaletic()</text:text-input></text:p>
          </table:table-cell>
        </table:table-row>
        <table:table-row>
          <table:table-cell office:value-type="string" table:style-name="Tableau1.A2">
            <text:p text:style-name="P5">Cadastre</text:p>
          </table:table-cell>
          <table:table-cell office:value-type="string" table:style-name="Tableau1.B2">
            <text:p text:style-name="P9"><text:text-input text:description="Cadastre">licence_view.get_parcels()</text:text-input></text:p>
          </table:table-cell>
        </table:table-row>
        <table:table-row>
          <table:table-cell office:value-type="string" table:number-columns-spanned="2" table:style-name="Tableau1.B2">
            <text:p text:style-name="P5"/>
          </table:table-cell>
          <table:covered-table-cell/>
        </table:table-row>
        <table:table-row>
          <table:table-cell office:value-type="string" table:style-name="Tableau1.A2">
            <text:p text:style-name="P7">Objet de la demande</text:p>
          </table:table-cell>
          <table:table-cell office:value-type="string" table:style-name="Tableau1.B2">
            <text:p text:style-name="P8"><text:text-input text:description="Nature des travaux">self.getLicenceSubject()</text:text-input></text:p>
          </table:table-cell>
        </table:table-row>
        <table:table-row>
          <table:table-cell office:value-type="string" table:style-name="Tableau1.A2">
            <text:p text:style-name="P6">Annonce</text:p>
          </table:table-cell>
          <table:table-cell office:value-type="string" table:style-name="Tableau1.B2">
            <text:p text:style-name="P2"><text:span text:style-name="T3">du </text:span><text:span text:style-name="T4"><text:text-input text:description="Date début d'enquête">tool.formatDate(licence.getLastInquiry().getInvestigationStart())</text:text-input></text:span><text:span text:style-name="T5"><text:s/></text:span><text:span text:style-name="T4">au</text:span><text:span text:style-name="T5"> <text:s/></text:span></text:p>
            <text:p text:style-name="P10"><text:span text:style-name="T4"><text:text-input text:description="Date fin d'enquête">tool.formatDate(licence.getLastInquiry().getInvestigationEnd())</text:text-input></text:span><text:span text:style-name="T4"><text:s/></text:span><text:span text:style-name="T6">inclus.</text:span></text:p>
          </table:table-cell>
        </table:table-row>
        <table:table-row>
          <table:table-cell office:value-type="string" table:style-name="Tableau1.A2">
            <text:p text:style-name="P5">Collège du</text:p>
          </table:table-cell>
          <table:table-cell office:value-type="string" table:style-name="Tableau1.B2">
            <text:p text:style-name="P9"/>
          </table:table-cell>
        </table:table-row>
        <table:table-row>
          <table:table-cell office:value-type="string" table:style-name="Tableau1.A2">
            <text:p text:style-name="P5">Transmis urbanisme</text:p>
          </table:table-cell>
          <table:table-cell office:value-type="string" table:style-name="Tableau1.B2">
            <text:p text:style-name="P9"/>
          </table:table-cell>
        </table:table-row>
        <table:table-row>
          <table:table-cell office:value-type="string" table:number-columns-spanned="2" table:style-name="Tableau1.B2">
            <text:p text:style-name="P5">Remarques : 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  <table:covered-table-cell/>
        </table:table-row>
      </table:table>
      <text:p text:style-name="P1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wiss" style:font-pitch="variable" style:name="Arial" svg:font-family="Arial"/>
    <style:font-face style:font-family-generic="swiss" style:font-pitch="variable" style:name="Liberation Sans" svg:font-family="'Liberation Sans'"/>
    <style:font-face style:font-family-generic="system" style:font-pitch="variable" style:name="FreeSans" svg:font-family="FreeSans"/>
    <style:font-face style:font-family-generic="system" style:font-pitch="variable" style:name="Noto Sans CJK SC Regular" svg:font-family="'Noto Sans CJK SC Regular'"/>
  </office:font-face-decls>
  <office:automatic-styles>
    <style:style style:family="table" style:name="Tableau1">
      <style:table-properties style:width="17cm" table:align="margins"/>
    </style:style>
    <style:style style:family="table-column" style:name="Tableau1.A">
      <style:table-column-properties style:column-width="8.5cm" style:rel-column-width="32767*"/>
    </style:style>
    <style:style style:family="table-column" style:name="Tableau1.B">
      <style:table-column-properties style:column-width="8.5cm" style:rel-column-width="32768*"/>
    </style:style>
    <style:style style:family="table-row" style:name="Tableau1.1">
      <style:table-row-properties style:min-row-height="1.379cm"/>
    </style:style>
    <style:style style:family="table-cell" style:name="Tableau1.A1">
      <style:table-cell-properties fo:border="0.05pt solid #000000" fo:padding="0.097cm"/>
    </style:style>
    <style:style style:family="table-cell" style:name="Tableau1.A2">
      <style:table-cell-properties fo:border-bottom="0.05pt solid #000000" fo:border-left="0.05pt solid #000000" fo:border-right="none" fo:border-top="none" fo:padding="0.097cm"/>
    </style:style>
    <style:style style:family="table-cell" style:name="Tableau1.B2">
      <style:table-cell-properties fo:border-bottom="0.05pt solid #000000" fo:border-left="0.05pt solid #000000" fo:border-right="0.05pt solid #000000" fo:border-top="none" fo:padding="0.097cm"/>
    </style:style>
    <style:style style:family="table-row" style:name="Tableau1.4">
      <style:table-row-properties style:min-row-height="0.564cm"/>
    </style:style>
    <style:style style:family="paragraph" style:name="P1" style:parent-style-name="Standard">
      <style:text-properties officeooo:paragraph-rsid="000274bd"/>
    </style:style>
    <style:style style:family="paragraph" style:master-page-name="" style:name="P2" style:parent-style-name="Standard">
      <loext:graphic-properties draw:fill="none"/>
      <style:paragraph-properties fo:background-color="transparent" fo:hyphenation-ladder-count="no-limit" fo:margin-bottom="0cm" fo:margin-left="0cm" fo:margin-right="0cm" fo:margin-top="0cm" fo:orphans="0" fo:text-align="start" fo:text-indent="0cm" fo:widows="0" loext:contextual-spacing="false" style:auto-text-indent="false" style:justify-single-word="false" style:line-break="strict" style:page-number="auto" style:punctuation-wrap="hanging" style:text-autospace="ideograph-alpha" style:writing-mode="lr-tb">
        <style:tab-stops/>
      </style:paragraph-properties>
      <style:text-properties fo:font-size="12pt" fo:font-weight="normal" fo:hyphenate="false" fo:hyphenation-push-char-count="2" fo:hyphenation-remain-char-count="2" officeooo:paragraph-rsid="000274bd" style:font-name="Arial" style:font-name-complex="Arial" style:font-size-asian="12pt" style:font-size-complex="12pt" style:font-weight-asian="normal" style:font-weight-complex="normal"/>
    </style:style>
    <style:style style:family="paragraph" style:name="P3" style:parent-style-name="Table_20_Contents">
      <style:paragraph-properties fo:text-align="center" style:justify-single-word="false"/>
      <style:text-properties fo:font-size="16pt" fo:font-weight="bold" officeooo:paragraph-rsid="000274bd" style:font-name="Arial" style:font-size-asian="16pt" style:font-size-complex="16pt" style:font-weight-asian="bold" style:font-weight-complex="bold" style:text-underline-color="font-color" style:text-underline-style="solid" style:text-underline-width="auto"/>
    </style:style>
    <style:style style:family="paragraph" style:name="P4" style:parent-style-name="Table_20_Contents">
      <style:paragraph-properties fo:text-align="center" style:justify-single-word="false"/>
      <style:text-properties fo:font-size="18pt" fo:font-weight="bold" officeooo:paragraph-rsid="000274bd" style:font-name="Arial" style:font-size-asian="18pt" style:font-size-complex="18pt" style:font-weight-asian="bold" style:font-weight-complex="bold" style:text-underline-color="font-color" style:text-underline-style="solid" style:text-underline-width="auto"/>
    </style:style>
    <style:style style:family="paragraph" style:name="P5" style:parent-style-name="Table_20_Contents">
      <style:paragraph-properties fo:text-align="start" style:justify-single-word="false"/>
      <style:text-properties fo:font-size="12pt" fo:font-weight="normal" officeooo:paragraph-rsid="000274bd" style:font-name="Arial" style:font-size-asian="12pt" style:font-size-complex="12pt" style:font-weight-asian="normal" style:font-weight-complex="normal"/>
    </style:style>
    <style:style style:family="paragraph" style:name="P6" style:parent-style-name="Table_20_Contents">
      <style:paragraph-properties fo:text-align="start" style:justify-single-word="false"/>
      <style:text-properties fo:font-size="12pt" fo:font-weight="normal" officeooo:paragraph-rsid="000274bd" officeooo:rsid="001e4b90" style:font-name="Arial" style:font-size-asian="12pt" style:font-size-complex="12pt" style:font-weight-asian="normal" style:font-weight-complex="normal"/>
    </style:style>
    <style:style style:family="paragraph" style:name="P7" style:parent-style-name="Table_20_Contents">
      <style:paragraph-properties fo:text-align="start" style:justify-single-word="false"/>
      <style:text-properties fo:font-size="14pt" fo:font-weight="bold" officeooo:paragraph-rsid="000274bd" style:font-name="Arial" style:font-size-asian="14pt" style:font-size-complex="14pt" style:font-weight-asian="bold" style:font-weight-complex="bold"/>
    </style:style>
    <style:style style:family="paragraph" style:name="P8" style:parent-style-name="UrbanBody">
      <style:paragraph-properties fo:margin-bottom="0cm" fo:margin-top="0cm" fo:text-align="justify" loext:contextual-spacing="false" style:justify-single-word="false"/>
      <style:text-properties fo:font-size="14pt" fo:font-weight="bold" officeooo:paragraph-rsid="000274bd" style:font-name="Arial" style:font-size-asian="14pt" style:font-size-complex="14pt" style:font-weight-asian="bold" style:font-weight-complex="bold"/>
    </style:style>
    <style:style style:family="paragraph" style:name="P9" style:parent-style-name="UrbanBody">
      <style:paragraph-properties fo:margin-bottom="0cm" fo:margin-top="0cm" fo:text-align="justify" loext:contextual-spacing="false" style:justify-single-word="false"/>
      <style:text-properties fo:font-size="12pt" fo:font-weight="normal" officeooo:paragraph-rsid="000274bd" style:font-name="Arial" style:font-size-asian="12pt" style:font-size-complex="12pt" style:font-weight-asian="normal" style:font-weight-complex="normal"/>
    </style:style>
    <style:style style:family="paragraph" style:name="P10" style:parent-style-name="UrbanBody">
      <loext:graphic-properties draw:fill="none"/>
      <style:paragraph-properties fo:background-color="transparent" fo:hyphenation-ladder-count="no-limit" fo:margin-bottom="0cm" fo:margin-left="0cm" fo:margin-right="0cm" fo:margin-top="0cm" fo:orphans="0" fo:text-align="start" fo:text-indent="0cm" fo:widows="0" loext:contextual-spacing="false" style:auto-text-indent="false" style:justify-single-word="false" style:line-break="strict" style:punctuation-wrap="hanging" style:text-autospace="ideograph-alpha" style:writing-mode="lr-tb">
        <style:tab-stops/>
      </style:paragraph-properties>
      <style:text-properties fo:font-size="12pt" fo:font-weight="normal" fo:hyphenate="false" fo:hyphenation-push-char-count="2" fo:hyphenation-remain-char-count="2" officeooo:paragraph-rsid="000274bd" officeooo:rsid="0024ef65" style:font-name="Arial" style:font-name-complex="Arial" style:font-size-asian="12pt" style:font-size-complex="12pt" style:font-weight-asian="normal" style:font-weight-complex="normal"/>
    </style:style>
    <style:style style:family="paragraph" style:name="P11" style:parent-style-name="UrbanReferences">
      <style:paragraph-properties fo:margin-bottom="0cm" fo:margin-top="0cm" fo:text-align="start" loext:contextual-spacing="false" style:justify-single-word="false"/>
      <style:text-properties fo:font-size="12pt" fo:font-weight="normal" officeooo:paragraph-rsid="000274bd" style:font-name="Arial" style:font-size-asian="12pt" style:font-size-complex="12pt" style:font-weight-asian="normal" style:font-weight-complex="normal"/>
    </style:style>
    <style:style style:family="text" style:name="T1">
      <style:text-properties officeooo:rsid="001cbbb9"/>
    </style:style>
    <style:style style:family="text" style:name="T2">
      <style:text-properties officeooo:rsid="0023e9eb"/>
    </style:style>
    <style:style style:family="text" style:name="T3">
      <style:text-properties officeooo:rsid="001a2877" style:font-name-asian="Arial"/>
    </style:style>
    <style:style style:family="text" style:name="T4">
      <style:text-properties officeooo:rsid="001e9f29" style:font-name-asian="Arial"/>
    </style:style>
    <style:style style:family="text" style:name="T5">
      <style:text-properties officeooo:rsid="0024ef65" style:font-name-asian="Arial"/>
    </style:style>
    <style:style style:family="text" style:name="T6">
      <style:text-properties officeooo:rsid="002308fd" style:font-name-asian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number-columns-spanned="2" table:style-name="Tableau1.A1">
            <text:p text:style-name="P3"/>
            <text:p text:style-name="P4">URBANISME – AVIS D'<text:span text:style-name="T1">ANNONCE DE PROJET</text:span></text:p>
            <text:p text:style-name="P3"/>
          </table:table-cell>
          <table:covered-table-cell/>
        </table:table-row>
        <table:table-row>
          <table:table-cell office:value-type="string" table:style-name="Tableau1.A2">
            <text:p text:style-name="P5">N° de classification</text:p>
          </table:table-cell>
          <table:table-cell office:value-type="string" table:style-name="Tableau1.B2">
            <text:p text:style-name="P5">1.778.511</text:p>
          </table:table-cell>
        </table:table-row>
        <table:table-row>
          <table:table-cell office:value-type="string" table:style-name="Tableau1.A2">
            <text:p text:style-name="P5">Permis d'urbanisme <text:span text:style-name="T2">public</text:span> n°</text:p>
          </table:table-cell>
          <table:table-cell office:value-type="string" table:style-name="Tableau1.B2">
            <text:p text:style-name="P11"><text:text-input text:description="">self.getReference()</text:text-input></text:p>
          </table:table-cell>
        </table:table-row>
        <table:table-row table:style-name="Tableau1.4">
          <table:table-cell office:value-type="string" table:number-columns-spanned="2" table:style-name="Tableau1.B2">
            <text:p text:style-name="P5"/>
          </table:table-cell>
          <table:covered-table-cell/>
        </table:table-row>
        <table:table-row>
          <table:table-cell office:value-type="string" table:style-name="Tableau1.A2">
            <text:p text:style-name="P5">Nom</text:p>
          </table:table-cell>
          <table:table-cell office:value-type="string" table:style-name="Tableau1.B2">
            <text:p text:style-name="P8"><text:text-input text:description="Demandeurs avec adresse">self.getApplicantsSignaletic(withaddress=True)</text:text-input></text:p>
          </table:table-cell>
        </table:table-row>
        <table:table-row>
          <table:table-cell office:value-type="string" table:style-name="Tableau1.A2">
            <text:p text:style-name="P5">N° de téléphone</text:p>
          </table:table-cell>
          <table:table-cell office:value-type="string" table:style-name="Tableau1.B2">
            <text:p text:style-name="P9"/>
          </table:table-cell>
        </table:table-row>
        <table:table-row>
          <table:table-cell office:value-type="string" table:style-name="Tableau1.A2">
            <text:p text:style-name="P5">Adresse du bien</text:p>
          </table:table-cell>
          <table:table-cell office:value-type="string" table:style-name="Tableau1.B2">
            <text:p text:style-name="P9"><text:text-input text:description="Emplacement des travaux">self.getWorkLocationSignaletic()</text:text-input></text:p>
          </table:table-cell>
        </table:table-row>
        <table:table-row>
          <table:table-cell office:value-type="string" table:style-name="Tableau1.A2">
            <text:p text:style-name="P5">Cadastre</text:p>
          </table:table-cell>
          <table:table-cell office:value-type="string" table:style-name="Tableau1.B2">
            <text:p text:style-name="P9"><text:text-input text:description="Cadastre">licence_view.get_parcels()</text:text-input></text:p>
          </table:table-cell>
        </table:table-row>
        <table:table-row>
          <table:table-cell office:value-type="string" table:number-columns-spanned="2" table:style-name="Tableau1.B2">
            <text:p text:style-name="P5"/>
          </table:table-cell>
          <table:covered-table-cell/>
        </table:table-row>
        <table:table-row>
          <table:table-cell office:value-type="string" table:style-name="Tableau1.A2">
            <text:p text:style-name="P7">Objet de la demande</text:p>
          </table:table-cell>
          <table:table-cell office:value-type="string" table:style-name="Tableau1.B2">
            <text:p text:style-name="P8"><text:text-input text:description="Nature des travaux">self.getLicenceSubject()</text:text-input></text:p>
          </table:table-cell>
        </table:table-row>
        <table:table-row>
          <table:table-cell office:value-type="string" table:style-name="Tableau1.A2">
            <text:p text:style-name="P6">Annonce</text:p>
          </table:table-cell>
          <table:table-cell office:value-type="string" table:style-name="Tableau1.B2">
            <text:p text:style-name="P2"><text:span text:style-name="T3">du </text:span><text:span text:style-name="T4"><text:text-input text:description="Date début d'enquête">tool.formatDate(licence.getLastInquiry().getInvestigationStart())</text:text-input></text:span><text:span text:style-name="T5"><text:s/></text:span><text:span text:style-name="T4">au</text:span><text:span text:style-name="T5"> <text:s/></text:span></text:p>
            <text:p text:style-name="P10"><text:span text:style-name="T4"><text:text-input text:description="Date fin d'enquête">tool.formatDate(licence.getLastInquiry().getInvestigationEnd())</text:text-input></text:span><text:span text:style-name="T4"><text:s/></text:span><text:span text:style-name="T6">inclus.</text:span></text:p>
          </table:table-cell>
        </table:table-row>
        <table:table-row>
          <table:table-cell office:value-type="string" table:style-name="Tableau1.A2">
            <text:p text:style-name="P5">Collège du</text:p>
          </table:table-cell>
          <table:table-cell office:value-type="string" table:style-name="Tableau1.B2">
            <text:p text:style-name="P9"/>
          </table:table-cell>
        </table:table-row>
        <table:table-row>
          <table:table-cell office:value-type="string" table:style-name="Tableau1.A2">
            <text:p text:style-name="P5">Transmis urbanisme</text:p>
          </table:table-cell>
          <table:table-cell office:value-type="string" table:style-name="Tableau1.B2">
            <text:p text:style-name="P9"/>
          </table:table-cell>
        </table:table-row>
        <table:table-row>
          <table:table-cell office:value-type="string" table:number-columns-spanned="2" table:style-name="Tableau1.B2">
            <text:p text:style-name="P5">Remarques : 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  <table:covered-table-cell/>
        </table:table-row>
      </table:table>
      <text:p text:style-name="P1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wiss" style:font-pitch="variable" style:name="Arial" svg:font-family="Arial"/>
    <style:font-face style:font-family-generic="swiss" style:font-pitch="variable" style:name="Liberation Sans" svg:font-family="'Liberation Sans'"/>
    <style:font-face style:font-family-generic="system" style:font-pitch="variable" style:name="FreeSans" svg:font-family="FreeSans"/>
    <style:font-face style:font-family-generic="system" style:font-pitch="variable" style:name="Noto Sans CJK SC Regular" svg:font-family="'Noto Sans CJK SC Regular'"/>
  </office:font-face-decls>
  <office:automatic-styles>
    <style:style style:family="table" style:name="Tableau1">
      <style:table-properties style:width="17cm" table:align="margins"/>
    </style:style>
    <style:style style:family="table-column" style:name="Tableau1.A">
      <style:table-column-properties style:column-width="8.5cm" style:rel-column-width="32767*"/>
    </style:style>
    <style:style style:family="table-column" style:name="Tableau1.B">
      <style:table-column-properties style:column-width="8.5cm" style:rel-column-width="32768*"/>
    </style:style>
    <style:style style:family="table-row" style:name="Tableau1.1">
      <style:table-row-properties style:min-row-height="1.379cm"/>
    </style:style>
    <style:style style:family="table-cell" style:name="Tableau1.A1">
      <style:table-cell-properties fo:border="0.05pt solid #000000" fo:padding="0.097cm"/>
    </style:style>
    <style:style style:family="table-cell" style:name="Tableau1.A2">
      <style:table-cell-properties fo:border-bottom="0.05pt solid #000000" fo:border-left="0.05pt solid #000000" fo:border-right="none" fo:border-top="none" fo:padding="0.097cm"/>
    </style:style>
    <style:style style:family="table-cell" style:name="Tableau1.B2">
      <style:table-cell-properties fo:border-bottom="0.05pt solid #000000" fo:border-left="0.05pt solid #000000" fo:border-right="0.05pt solid #000000" fo:border-top="none" fo:padding="0.097cm"/>
    </style:style>
    <style:style style:family="table-row" style:name="Tableau1.4">
      <style:table-row-properties style:min-row-height="0.564cm"/>
    </style:style>
    <style:style style:family="paragraph" style:name="P1" style:parent-style-name="Standard">
      <style:text-properties officeooo:paragraph-rsid="000274bd"/>
    </style:style>
    <style:style style:family="paragraph" style:master-page-name="" style:name="P2" style:parent-style-name="Standard">
      <loext:graphic-properties draw:fill="none"/>
      <style:paragraph-properties fo:background-color="transparent" fo:hyphenation-ladder-count="no-limit" fo:margin-bottom="0cm" fo:margin-left="0cm" fo:margin-right="0cm" fo:margin-top="0cm" fo:orphans="0" fo:text-align="start" fo:text-indent="0cm" fo:widows="0" loext:contextual-spacing="false" style:auto-text-indent="false" style:justify-single-word="false" style:line-break="strict" style:page-number="auto" style:punctuation-wrap="hanging" style:text-autospace="ideograph-alpha" style:writing-mode="lr-tb">
        <style:tab-stops/>
      </style:paragraph-properties>
      <style:text-properties fo:font-size="12pt" fo:font-weight="normal" fo:hyphenate="false" fo:hyphenation-push-char-count="2" fo:hyphenation-remain-char-count="2" officeooo:paragraph-rsid="000274bd" style:font-name="Arial" style:font-name-complex="Arial" style:font-size-asian="12pt" style:font-size-complex="12pt" style:font-weight-asian="normal" style:font-weight-complex="normal"/>
    </style:style>
    <style:style style:family="paragraph" style:name="P3" style:parent-style-name="Table_20_Contents">
      <style:paragraph-properties fo:text-align="center" style:justify-single-word="false"/>
      <style:text-properties fo:font-size="16pt" fo:font-weight="bold" officeooo:paragraph-rsid="000274bd" style:font-name="Arial" style:font-size-asian="16pt" style:font-size-complex="16pt" style:font-weight-asian="bold" style:font-weight-complex="bold" style:text-underline-color="font-color" style:text-underline-style="solid" style:text-underline-width="auto"/>
    </style:style>
    <style:style style:family="paragraph" style:name="P4" style:parent-style-name="Table_20_Contents">
      <style:paragraph-properties fo:text-align="center" style:justify-single-word="false"/>
      <style:text-properties fo:font-size="18pt" fo:font-weight="bold" officeooo:paragraph-rsid="000274bd" style:font-name="Arial" style:font-size-asian="18pt" style:font-size-complex="18pt" style:font-weight-asian="bold" style:font-weight-complex="bold" style:text-underline-color="font-color" style:text-underline-style="solid" style:text-underline-width="auto"/>
    </style:style>
    <style:style style:family="paragraph" style:name="P5" style:parent-style-name="Table_20_Contents">
      <style:paragraph-properties fo:text-align="start" style:justify-single-word="false"/>
      <style:text-properties fo:font-size="12pt" fo:font-weight="normal" officeooo:paragraph-rsid="000274bd" style:font-name="Arial" style:font-size-asian="12pt" style:font-size-complex="12pt" style:font-weight-asian="normal" style:font-weight-complex="normal"/>
    </style:style>
    <style:style style:family="paragraph" style:name="P6" style:parent-style-name="Table_20_Contents">
      <style:paragraph-properties fo:text-align="start" style:justify-single-word="false"/>
      <style:text-properties fo:font-size="12pt" fo:font-weight="normal" officeooo:paragraph-rsid="000274bd" officeooo:rsid="001e4b90" style:font-name="Arial" style:font-size-asian="12pt" style:font-size-complex="12pt" style:font-weight-asian="normal" style:font-weight-complex="normal"/>
    </style:style>
    <style:style style:family="paragraph" style:name="P7" style:parent-style-name="Table_20_Contents">
      <style:paragraph-properties fo:text-align="start" style:justify-single-word="false"/>
      <style:text-properties fo:font-size="14pt" fo:font-weight="bold" officeooo:paragraph-rsid="000274bd" style:font-name="Arial" style:font-size-asian="14pt" style:font-size-complex="14pt" style:font-weight-asian="bold" style:font-weight-complex="bold"/>
    </style:style>
    <style:style style:family="paragraph" style:name="P8" style:parent-style-name="UrbanBody">
      <style:paragraph-properties fo:margin-bottom="0cm" fo:margin-top="0cm" fo:text-align="justify" loext:contextual-spacing="false" style:justify-single-word="false"/>
      <style:text-properties fo:font-size="14pt" fo:font-weight="bold" officeooo:paragraph-rsid="000274bd" style:font-name="Arial" style:font-size-asian="14pt" style:font-size-complex="14pt" style:font-weight-asian="bold" style:font-weight-complex="bold"/>
    </style:style>
    <style:style style:family="paragraph" style:name="P9" style:parent-style-name="UrbanBody">
      <style:paragraph-properties fo:margin-bottom="0cm" fo:margin-top="0cm" fo:text-align="justify" loext:contextual-spacing="false" style:justify-single-word="false"/>
      <style:text-properties fo:font-size="12pt" fo:font-weight="normal" officeooo:paragraph-rsid="000274bd" style:font-name="Arial" style:font-size-asian="12pt" style:font-size-complex="12pt" style:font-weight-asian="normal" style:font-weight-complex="normal"/>
    </style:style>
    <style:style style:family="paragraph" style:name="P10" style:parent-style-name="UrbanBody">
      <loext:graphic-properties draw:fill="none"/>
      <style:paragraph-properties fo:background-color="transparent" fo:hyphenation-ladder-count="no-limit" fo:margin-bottom="0cm" fo:margin-left="0cm" fo:margin-right="0cm" fo:margin-top="0cm" fo:orphans="0" fo:text-align="start" fo:text-indent="0cm" fo:widows="0" loext:contextual-spacing="false" style:auto-text-indent="false" style:justify-single-word="false" style:line-break="strict" style:punctuation-wrap="hanging" style:text-autospace="ideograph-alpha" style:writing-mode="lr-tb">
        <style:tab-stops/>
      </style:paragraph-properties>
      <style:text-properties fo:font-size="12pt" fo:font-weight="normal" fo:hyphenate="false" fo:hyphenation-push-char-count="2" fo:hyphenation-remain-char-count="2" officeooo:paragraph-rsid="000274bd" officeooo:rsid="0024ef65" style:font-name="Arial" style:font-name-complex="Arial" style:font-size-asian="12pt" style:font-size-complex="12pt" style:font-weight-asian="normal" style:font-weight-complex="normal"/>
    </style:style>
    <style:style style:family="paragraph" style:name="P11" style:parent-style-name="UrbanReferences">
      <style:paragraph-properties fo:margin-bottom="0cm" fo:margin-top="0cm" fo:text-align="start" loext:contextual-spacing="false" style:justify-single-word="false"/>
      <style:text-properties fo:font-size="12pt" fo:font-weight="normal" officeooo:paragraph-rsid="000274bd" style:font-name="Arial" style:font-size-asian="12pt" style:font-size-complex="12pt" style:font-weight-asian="normal" style:font-weight-complex="normal"/>
    </style:style>
    <style:style style:family="text" style:name="T1">
      <style:text-properties officeooo:rsid="001cbbb9"/>
    </style:style>
    <style:style style:family="text" style:name="T2">
      <style:text-properties officeooo:rsid="0023e9eb"/>
    </style:style>
    <style:style style:family="text" style:name="T3">
      <style:text-properties officeooo:rsid="001a2877" style:font-name-asian="Arial"/>
    </style:style>
    <style:style style:family="text" style:name="T4">
      <style:text-properties officeooo:rsid="001e9f29" style:font-name-asian="Arial"/>
    </style:style>
    <style:style style:family="text" style:name="T5">
      <style:text-properties officeooo:rsid="0024ef65" style:font-name-asian="Arial"/>
    </style:style>
    <style:style style:family="text" style:name="T6">
      <style:text-properties officeooo:rsid="002308fd" style:font-name-asian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number-columns-spanned="2" table:style-name="Tableau1.A1">
            <text:p text:style-name="P3"/>
            <text:p text:style-name="P4">URBANISME – AVIS D'<text:span text:style-name="T1">ANNONCE DE PROJET</text:span></text:p>
            <text:p text:style-name="P3"/>
          </table:table-cell>
          <table:covered-table-cell/>
        </table:table-row>
        <table:table-row>
          <table:table-cell office:value-type="string" table:style-name="Tableau1.A2">
            <text:p text:style-name="P5">N° de classification</text:p>
          </table:table-cell>
          <table:table-cell office:value-type="string" table:style-name="Tableau1.B2">
            <text:p text:style-name="P5">1.778.511</text:p>
          </table:table-cell>
        </table:table-row>
        <table:table-row>
          <table:table-cell office:value-type="string" table:style-name="Tableau1.A2">
            <text:p text:style-name="P5">Permis d'urbanisme <text:span text:style-name="T2">public</text:span> n°</text:p>
          </table:table-cell>
          <table:table-cell office:value-type="string" table:style-name="Tableau1.B2">
            <text:p text:style-name="P11"><text:text-input text:description="">self.getReference()</text:text-input></text:p>
          </table:table-cell>
        </table:table-row>
        <table:table-row table:style-name="Tableau1.4">
          <table:table-cell office:value-type="string" table:number-columns-spanned="2" table:style-name="Tableau1.B2">
            <text:p text:style-name="P5"/>
          </table:table-cell>
          <table:covered-table-cell/>
        </table:table-row>
        <table:table-row>
          <table:table-cell office:value-type="string" table:style-name="Tableau1.A2">
            <text:p text:style-name="P5">Nom</text:p>
          </table:table-cell>
          <table:table-cell office:value-type="string" table:style-name="Tableau1.B2">
            <text:p text:style-name="P8"><text:text-input text:description="Demandeurs avec adresse">self.getApplicantsSignaletic(withaddress=True)</text:text-input></text:p>
          </table:table-cell>
        </table:table-row>
        <table:table-row>
          <table:table-cell office:value-type="string" table:style-name="Tableau1.A2">
            <text:p text:style-name="P5">N° de téléphone</text:p>
          </table:table-cell>
          <table:table-cell office:value-type="string" table:style-name="Tableau1.B2">
            <text:p text:style-name="P9"/>
          </table:table-cell>
        </table:table-row>
        <table:table-row>
          <table:table-cell office:value-type="string" table:style-name="Tableau1.A2">
            <text:p text:style-name="P5">Adresse du bien</text:p>
          </table:table-cell>
          <table:table-cell office:value-type="string" table:style-name="Tableau1.B2">
            <text:p text:style-name="P9"><text:text-input text:description="Emplacement des travaux">self.getWorkLocationSignaletic()</text:text-input></text:p>
          </table:table-cell>
        </table:table-row>
        <table:table-row>
          <table:table-cell office:value-type="string" table:style-name="Tableau1.A2">
            <text:p text:style-name="P5">Cadastre</text:p>
          </table:table-cell>
          <table:table-cell office:value-type="string" table:style-name="Tableau1.B2">
            <text:p text:style-name="P9"><text:text-input text:description="Cadastre">licence_view.get_parcels()</text:text-input></text:p>
          </table:table-cell>
        </table:table-row>
        <table:table-row>
          <table:table-cell office:value-type="string" table:number-columns-spanned="2" table:style-name="Tableau1.B2">
            <text:p text:style-name="P5"/>
          </table:table-cell>
          <table:covered-table-cell/>
        </table:table-row>
        <table:table-row>
          <table:table-cell office:value-type="string" table:style-name="Tableau1.A2">
            <text:p text:style-name="P7">Objet de la demande</text:p>
          </table:table-cell>
          <table:table-cell office:value-type="string" table:style-name="Tableau1.B2">
            <text:p text:style-name="P8"><text:text-input text:description="Nature des travaux">self.getLicenceSubject()</text:text-input></text:p>
          </table:table-cell>
        </table:table-row>
        <table:table-row>
          <table:table-cell office:value-type="string" table:style-name="Tableau1.A2">
            <text:p text:style-name="P6">Annonce</text:p>
          </table:table-cell>
          <table:table-cell office:value-type="string" table:style-name="Tableau1.B2">
            <text:p text:style-name="P2"><text:span text:style-name="T3">du </text:span><text:span text:style-name="T4"><text:text-input text:description="Date début d'enquête">tool.formatDate(licence.getLastInquiry().getInvestigationStart())</text:text-input></text:span><text:span text:style-name="T5"><text:s/></text:span><text:span text:style-name="T4">au</text:span><text:span text:style-name="T5"> <text:s/></text:span></text:p>
            <text:p text:style-name="P10"><text:span text:style-name="T4"><text:text-input text:description="Date fin d'enquête">tool.formatDate(licence.getLastInquiry().getInvestigationEnd())</text:text-input></text:span><text:span text:style-name="T4"><text:s/></text:span><text:span text:style-name="T6">inclus.</text:span></text:p>
          </table:table-cell>
        </table:table-row>
        <table:table-row>
          <table:table-cell office:value-type="string" table:style-name="Tableau1.A2">
            <text:p text:style-name="P5">Collège du</text:p>
          </table:table-cell>
          <table:table-cell office:value-type="string" table:style-name="Tableau1.B2">
            <text:p text:style-name="P9"/>
          </table:table-cell>
        </table:table-row>
        <table:table-row>
          <table:table-cell office:value-type="string" table:style-name="Tableau1.A2">
            <text:p text:style-name="P5">Transmis urbanisme</text:p>
          </table:table-cell>
          <table:table-cell office:value-type="string" table:style-name="Tableau1.B2">
            <text:p text:style-name="P9"/>
          </table:table-cell>
        </table:table-row>
        <table:table-row>
          <table:table-cell office:value-type="string" table:number-columns-spanned="2" table:style-name="Tableau1.B2">
            <text:p text:style-name="P5">Remarques : 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  <table:covered-table-cell/>
        </table:table-row>
      </table:table>
      <text:p text:style-name="P1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wiss" style:font-pitch="variable" style:name="Arial" svg:font-family="Arial"/>
    <style:font-face style:font-family-generic="swiss" style:font-pitch="variable" style:name="Liberation Sans" svg:font-family="'Liberation Sans'"/>
    <style:font-face style:font-family-generic="system" style:font-pitch="variable" style:name="FreeSans" svg:font-family="FreeSans"/>
    <style:font-face style:font-family-generic="system" style:font-pitch="variable" style:name="Noto Sans CJK SC Regular" svg:font-family="'Noto Sans CJK SC Regular'"/>
  </office:font-face-decls>
  <office:automatic-styles>
    <style:style style:family="table" style:name="Tableau1">
      <style:table-properties style:width="17cm" table:align="margins"/>
    </style:style>
    <style:style style:family="table-column" style:name="Tableau1.A">
      <style:table-column-properties style:column-width="8.5cm" style:rel-column-width="32767*"/>
    </style:style>
    <style:style style:family="table-column" style:name="Tableau1.B">
      <style:table-column-properties style:column-width="8.5cm" style:rel-column-width="32768*"/>
    </style:style>
    <style:style style:family="table-row" style:name="Tableau1.1">
      <style:table-row-properties style:min-row-height="1.379cm"/>
    </style:style>
    <style:style style:family="table-cell" style:name="Tableau1.A1">
      <style:table-cell-properties fo:border="0.05pt solid #000000" fo:padding="0.097cm"/>
    </style:style>
    <style:style style:family="table-cell" style:name="Tableau1.A2">
      <style:table-cell-properties fo:border-bottom="0.05pt solid #000000" fo:border-left="0.05pt solid #000000" fo:border-right="none" fo:border-top="none" fo:padding="0.097cm"/>
    </style:style>
    <style:style style:family="table-cell" style:name="Tableau1.B2">
      <style:table-cell-properties fo:border-bottom="0.05pt solid #000000" fo:border-left="0.05pt solid #000000" fo:border-right="0.05pt solid #000000" fo:border-top="none" fo:padding="0.097cm"/>
    </style:style>
    <style:style style:family="table-row" style:name="Tableau1.4">
      <style:table-row-properties style:min-row-height="0.564cm"/>
    </style:style>
    <style:style style:family="paragraph" style:name="P1" style:parent-style-name="Standard">
      <style:text-properties officeooo:paragraph-rsid="000274bd"/>
    </style:style>
    <style:style style:family="paragraph" style:master-page-name="" style:name="P2" style:parent-style-name="Standard">
      <loext:graphic-properties draw:fill="none"/>
      <style:paragraph-properties fo:background-color="transparent" fo:hyphenation-ladder-count="no-limit" fo:margin-bottom="0cm" fo:margin-left="0cm" fo:margin-right="0cm" fo:margin-top="0cm" fo:orphans="0" fo:text-align="start" fo:text-indent="0cm" fo:widows="0" loext:contextual-spacing="false" style:auto-text-indent="false" style:justify-single-word="false" style:line-break="strict" style:page-number="auto" style:punctuation-wrap="hanging" style:text-autospace="ideograph-alpha" style:writing-mode="lr-tb">
        <style:tab-stops/>
      </style:paragraph-properties>
      <style:text-properties fo:font-size="12pt" fo:font-weight="normal" fo:hyphenate="false" fo:hyphenation-push-char-count="2" fo:hyphenation-remain-char-count="2" officeooo:paragraph-rsid="000274bd" style:font-name="Arial" style:font-name-complex="Arial" style:font-size-asian="12pt" style:font-size-complex="12pt" style:font-weight-asian="normal" style:font-weight-complex="normal"/>
    </style:style>
    <style:style style:family="paragraph" style:name="P3" style:parent-style-name="Table_20_Contents">
      <style:paragraph-properties fo:text-align="center" style:justify-single-word="false"/>
      <style:text-properties fo:font-size="16pt" fo:font-weight="bold" officeooo:paragraph-rsid="000274bd" style:font-name="Arial" style:font-size-asian="16pt" style:font-size-complex="16pt" style:font-weight-asian="bold" style:font-weight-complex="bold" style:text-underline-color="font-color" style:text-underline-style="solid" style:text-underline-width="auto"/>
    </style:style>
    <style:style style:family="paragraph" style:name="P4" style:parent-style-name="Table_20_Contents">
      <style:paragraph-properties fo:text-align="center" style:justify-single-word="false"/>
      <style:text-properties fo:font-size="18pt" fo:font-weight="bold" officeooo:paragraph-rsid="000274bd" style:font-name="Arial" style:font-size-asian="18pt" style:font-size-complex="18pt" style:font-weight-asian="bold" style:font-weight-complex="bold" style:text-underline-color="font-color" style:text-underline-style="solid" style:text-underline-width="auto"/>
    </style:style>
    <style:style style:family="paragraph" style:name="P5" style:parent-style-name="Table_20_Contents">
      <style:paragraph-properties fo:text-align="start" style:justify-single-word="false"/>
      <style:text-properties fo:font-size="12pt" fo:font-weight="normal" officeooo:paragraph-rsid="000274bd" style:font-name="Arial" style:font-size-asian="12pt" style:font-size-complex="12pt" style:font-weight-asian="normal" style:font-weight-complex="normal"/>
    </style:style>
    <style:style style:family="paragraph" style:name="P6" style:parent-style-name="Table_20_Contents">
      <style:paragraph-properties fo:text-align="start" style:justify-single-word="false"/>
      <style:text-properties fo:font-size="12pt" fo:font-weight="normal" officeooo:paragraph-rsid="000274bd" officeooo:rsid="001e4b90" style:font-name="Arial" style:font-size-asian="12pt" style:font-size-complex="12pt" style:font-weight-asian="normal" style:font-weight-complex="normal"/>
    </style:style>
    <style:style style:family="paragraph" style:name="P7" style:parent-style-name="Table_20_Contents">
      <style:paragraph-properties fo:text-align="start" style:justify-single-word="false"/>
      <style:text-properties fo:font-size="14pt" fo:font-weight="bold" officeooo:paragraph-rsid="000274bd" style:font-name="Arial" style:font-size-asian="14pt" style:font-size-complex="14pt" style:font-weight-asian="bold" style:font-weight-complex="bold"/>
    </style:style>
    <style:style style:family="paragraph" style:name="P8" style:parent-style-name="UrbanBody">
      <style:paragraph-properties fo:margin-bottom="0cm" fo:margin-top="0cm" fo:text-align="justify" loext:contextual-spacing="false" style:justify-single-word="false"/>
      <style:text-properties fo:font-size="14pt" fo:font-weight="bold" officeooo:paragraph-rsid="000274bd" style:font-name="Arial" style:font-size-asian="14pt" style:font-size-complex="14pt" style:font-weight-asian="bold" style:font-weight-complex="bold"/>
    </style:style>
    <style:style style:family="paragraph" style:name="P9" style:parent-style-name="UrbanBody">
      <style:paragraph-properties fo:margin-bottom="0cm" fo:margin-top="0cm" fo:text-align="justify" loext:contextual-spacing="false" style:justify-single-word="false"/>
      <style:text-properties fo:font-size="12pt" fo:font-weight="normal" officeooo:paragraph-rsid="000274bd" style:font-name="Arial" style:font-size-asian="12pt" style:font-size-complex="12pt" style:font-weight-asian="normal" style:font-weight-complex="normal"/>
    </style:style>
    <style:style style:family="paragraph" style:name="P10" style:parent-style-name="UrbanBody">
      <loext:graphic-properties draw:fill="none"/>
      <style:paragraph-properties fo:background-color="transparent" fo:hyphenation-ladder-count="no-limit" fo:margin-bottom="0cm" fo:margin-left="0cm" fo:margin-right="0cm" fo:margin-top="0cm" fo:orphans="0" fo:text-align="start" fo:text-indent="0cm" fo:widows="0" loext:contextual-spacing="false" style:auto-text-indent="false" style:justify-single-word="false" style:line-break="strict" style:punctuation-wrap="hanging" style:text-autospace="ideograph-alpha" style:writing-mode="lr-tb">
        <style:tab-stops/>
      </style:paragraph-properties>
      <style:text-properties fo:font-size="12pt" fo:font-weight="normal" fo:hyphenate="false" fo:hyphenation-push-char-count="2" fo:hyphenation-remain-char-count="2" officeooo:paragraph-rsid="000274bd" officeooo:rsid="0024ef65" style:font-name="Arial" style:font-name-complex="Arial" style:font-size-asian="12pt" style:font-size-complex="12pt" style:font-weight-asian="normal" style:font-weight-complex="normal"/>
    </style:style>
    <style:style style:family="paragraph" style:name="P11" style:parent-style-name="UrbanReferences">
      <style:paragraph-properties fo:margin-bottom="0cm" fo:margin-top="0cm" fo:text-align="start" loext:contextual-spacing="false" style:justify-single-word="false"/>
      <style:text-properties fo:font-size="12pt" fo:font-weight="normal" officeooo:paragraph-rsid="000274bd" style:font-name="Arial" style:font-size-asian="12pt" style:font-size-complex="12pt" style:font-weight-asian="normal" style:font-weight-complex="normal"/>
    </style:style>
    <style:style style:family="text" style:name="T1">
      <style:text-properties officeooo:rsid="001cbbb9"/>
    </style:style>
    <style:style style:family="text" style:name="T2">
      <style:text-properties officeooo:rsid="0023e9eb"/>
    </style:style>
    <style:style style:family="text" style:name="T3">
      <style:text-properties officeooo:rsid="001a2877" style:font-name-asian="Arial"/>
    </style:style>
    <style:style style:family="text" style:name="T4">
      <style:text-properties officeooo:rsid="001e9f29" style:font-name-asian="Arial"/>
    </style:style>
    <style:style style:family="text" style:name="T5">
      <style:text-properties officeooo:rsid="0024ef65" style:font-name-asian="Arial"/>
    </style:style>
    <style:style style:family="text" style:name="T6">
      <style:text-properties officeooo:rsid="002308fd" style:font-name-asian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number-columns-spanned="2" table:style-name="Tableau1.A1">
            <text:p text:style-name="P3"/>
            <text:p text:style-name="P4">URBANISME – AVIS D'<text:span text:style-name="T1">ANNONCE DE PROJET</text:span></text:p>
            <text:p text:style-name="P3"/>
          </table:table-cell>
          <table:covered-table-cell/>
        </table:table-row>
        <table:table-row>
          <table:table-cell office:value-type="string" table:style-name="Tableau1.A2">
            <text:p text:style-name="P5">N° de classification</text:p>
          </table:table-cell>
          <table:table-cell office:value-type="string" table:style-name="Tableau1.B2">
            <text:p text:style-name="P5">1.778.511</text:p>
          </table:table-cell>
        </table:table-row>
        <table:table-row>
          <table:table-cell office:value-type="string" table:style-name="Tableau1.A2">
            <text:p text:style-name="P5">Permis d'urbanisme <text:span text:style-name="T2">public</text:span> n°</text:p>
          </table:table-cell>
          <table:table-cell office:value-type="string" table:style-name="Tableau1.B2">
            <text:p text:style-name="P11"><text:text-input text:description="">self.getReference()</text:text-input></text:p>
          </table:table-cell>
        </table:table-row>
        <table:table-row table:style-name="Tableau1.4">
          <table:table-cell office:value-type="string" table:number-columns-spanned="2" table:style-name="Tableau1.B2">
            <text:p text:style-name="P5"/>
          </table:table-cell>
          <table:covered-table-cell/>
        </table:table-row>
        <table:table-row>
          <table:table-cell office:value-type="string" table:style-name="Tableau1.A2">
            <text:p text:style-name="P5">Nom</text:p>
          </table:table-cell>
          <table:table-cell office:value-type="string" table:style-name="Tableau1.B2">
            <text:p text:style-name="P8"><text:text-input text:description="Demandeurs avec adresse">self.getApplicantsSignaletic(withaddress=True)</text:text-input></text:p>
          </table:table-cell>
        </table:table-row>
        <table:table-row>
          <table:table-cell office:value-type="string" table:style-name="Tableau1.A2">
            <text:p text:style-name="P5">N° de téléphone</text:p>
          </table:table-cell>
          <table:table-cell office:value-type="string" table:style-name="Tableau1.B2">
            <text:p text:style-name="P9"/>
          </table:table-cell>
        </table:table-row>
        <table:table-row>
          <table:table-cell office:value-type="string" table:style-name="Tableau1.A2">
            <text:p text:style-name="P5">Adresse du bien</text:p>
          </table:table-cell>
          <table:table-cell office:value-type="string" table:style-name="Tableau1.B2">
            <text:p text:style-name="P9"><text:text-input text:description="Emplacement des travaux">self.getWorkLocationSignaletic()</text:text-input></text:p>
          </table:table-cell>
        </table:table-row>
        <table:table-row>
          <table:table-cell office:value-type="string" table:style-name="Tableau1.A2">
            <text:p text:style-name="P5">Cadastre</text:p>
          </table:table-cell>
          <table:table-cell office:value-type="string" table:style-name="Tableau1.B2">
            <text:p text:style-name="P9"><text:text-input text:description="Cadastre">licence_view.get_parcels()</text:text-input></text:p>
          </table:table-cell>
        </table:table-row>
        <table:table-row>
          <table:table-cell office:value-type="string" table:number-columns-spanned="2" table:style-name="Tableau1.B2">
            <text:p text:style-name="P5"/>
          </table:table-cell>
          <table:covered-table-cell/>
        </table:table-row>
        <table:table-row>
          <table:table-cell office:value-type="string" table:style-name="Tableau1.A2">
            <text:p text:style-name="P7">Objet de la demande</text:p>
          </table:table-cell>
          <table:table-cell office:value-type="string" table:style-name="Tableau1.B2">
            <text:p text:style-name="P8"><text:text-input text:description="Nature des travaux">self.getLicenceSubject()</text:text-input></text:p>
          </table:table-cell>
        </table:table-row>
        <table:table-row>
          <table:table-cell office:value-type="string" table:style-name="Tableau1.A2">
            <text:p text:style-name="P6">Annonce</text:p>
          </table:table-cell>
          <table:table-cell office:value-type="string" table:style-name="Tableau1.B2">
            <text:p text:style-name="P2"><text:span text:style-name="T3">du </text:span><text:span text:style-name="T4"><text:text-input text:description="Date début d'enquête">tool.formatDate(licence.getLastInquiry().getInvestigationStart())</text:text-input></text:span><text:span text:style-name="T5"><text:s/></text:span><text:span text:style-name="T4">au</text:span><text:span text:style-name="T5"> <text:s/></text:span></text:p>
            <text:p text:style-name="P10"><text:span text:style-name="T4"><text:text-input text:description="Date fin d'enquête">tool.formatDate(licence.getLastInquiry().getInvestigationEnd())</text:text-input></text:span><text:span text:style-name="T4"><text:s/></text:span><text:span text:style-name="T6">inclus.</text:span></text:p>
          </table:table-cell>
        </table:table-row>
        <table:table-row>
          <table:table-cell office:value-type="string" table:style-name="Tableau1.A2">
            <text:p text:style-name="P5">Collège du</text:p>
          </table:table-cell>
          <table:table-cell office:value-type="string" table:style-name="Tableau1.B2">
            <text:p text:style-name="P9"/>
          </table:table-cell>
        </table:table-row>
        <table:table-row>
          <table:table-cell office:value-type="string" table:style-name="Tableau1.A2">
            <text:p text:style-name="P5">Transmis urbanisme</text:p>
          </table:table-cell>
          <table:table-cell office:value-type="string" table:style-name="Tableau1.B2">
            <text:p text:style-name="P9"/>
          </table:table-cell>
        </table:table-row>
        <table:table-row>
          <table:table-cell office:value-type="string" table:number-columns-spanned="2" table:style-name="Tableau1.B2">
            <text:p text:style-name="P5">Remarques : 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  <table:covered-table-cell/>
        </table:table-row>
      </table:table>
      <text:p text:style-name="P1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wiss" style:font-pitch="variable" style:name="Arial" svg:font-family="Arial"/>
    <style:font-face style:font-family-generic="swiss" style:font-pitch="variable" style:name="Liberation Sans" svg:font-family="'Liberation Sans'"/>
    <style:font-face style:font-family-generic="system" style:font-pitch="variable" style:name="FreeSans" svg:font-family="FreeSans"/>
    <style:font-face style:font-family-generic="system" style:font-pitch="variable" style:name="Noto Sans CJK SC Regular" svg:font-family="'Noto Sans CJK SC Regular'"/>
  </office:font-face-decls>
  <office:automatic-styles>
    <style:style style:family="table" style:name="Tableau1">
      <style:table-properties style:width="17cm" table:align="margins"/>
    </style:style>
    <style:style style:family="table-column" style:name="Tableau1.A">
      <style:table-column-properties style:column-width="8.5cm" style:rel-column-width="32767*"/>
    </style:style>
    <style:style style:family="table-column" style:name="Tableau1.B">
      <style:table-column-properties style:column-width="8.5cm" style:rel-column-width="32768*"/>
    </style:style>
    <style:style style:family="table-row" style:name="Tableau1.1">
      <style:table-row-properties style:min-row-height="1.379cm"/>
    </style:style>
    <style:style style:family="table-cell" style:name="Tableau1.A1">
      <style:table-cell-properties fo:border="0.05pt solid #000000" fo:padding="0.097cm"/>
    </style:style>
    <style:style style:family="table-cell" style:name="Tableau1.A2">
      <style:table-cell-properties fo:border-bottom="0.05pt solid #000000" fo:border-left="0.05pt solid #000000" fo:border-right="none" fo:border-top="none" fo:padding="0.097cm"/>
    </style:style>
    <style:style style:family="table-cell" style:name="Tableau1.B2">
      <style:table-cell-properties fo:border-bottom="0.05pt solid #000000" fo:border-left="0.05pt solid #000000" fo:border-right="0.05pt solid #000000" fo:border-top="none" fo:padding="0.097cm"/>
    </style:style>
    <style:style style:family="table-row" style:name="Tableau1.4">
      <style:table-row-properties style:min-row-height="0.564cm"/>
    </style:style>
    <style:style style:family="paragraph" style:name="P1" style:parent-style-name="Standard">
      <style:text-properties officeooo:paragraph-rsid="000274bd"/>
    </style:style>
    <style:style style:family="paragraph" style:master-page-name="" style:name="P2" style:parent-style-name="Standard">
      <loext:graphic-properties draw:fill="none"/>
      <style:paragraph-properties fo:background-color="transparent" fo:hyphenation-ladder-count="no-limit" fo:margin-bottom="0cm" fo:margin-left="0cm" fo:margin-right="0cm" fo:margin-top="0cm" fo:orphans="0" fo:text-align="start" fo:text-indent="0cm" fo:widows="0" loext:contextual-spacing="false" style:auto-text-indent="false" style:justify-single-word="false" style:line-break="strict" style:page-number="auto" style:punctuation-wrap="hanging" style:text-autospace="ideograph-alpha" style:writing-mode="lr-tb">
        <style:tab-stops/>
      </style:paragraph-properties>
      <style:text-properties fo:font-size="12pt" fo:font-weight="normal" fo:hyphenate="false" fo:hyphenation-push-char-count="2" fo:hyphenation-remain-char-count="2" officeooo:paragraph-rsid="000274bd" style:font-name="Arial" style:font-name-complex="Arial" style:font-size-asian="12pt" style:font-size-complex="12pt" style:font-weight-asian="normal" style:font-weight-complex="normal"/>
    </style:style>
    <style:style style:family="paragraph" style:name="P3" style:parent-style-name="Table_20_Contents">
      <style:paragraph-properties fo:text-align="center" style:justify-single-word="false"/>
      <style:text-properties fo:font-size="16pt" fo:font-weight="bold" officeooo:paragraph-rsid="000274bd" style:font-name="Arial" style:font-size-asian="16pt" style:font-size-complex="16pt" style:font-weight-asian="bold" style:font-weight-complex="bold" style:text-underline-color="font-color" style:text-underline-style="solid" style:text-underline-width="auto"/>
    </style:style>
    <style:style style:family="paragraph" style:name="P4" style:parent-style-name="Table_20_Contents">
      <style:paragraph-properties fo:text-align="center" style:justify-single-word="false"/>
      <style:text-properties fo:font-size="18pt" fo:font-weight="bold" officeooo:paragraph-rsid="000274bd" style:font-name="Arial" style:font-size-asian="18pt" style:font-size-complex="18pt" style:font-weight-asian="bold" style:font-weight-complex="bold" style:text-underline-color="font-color" style:text-underline-style="solid" style:text-underline-width="auto"/>
    </style:style>
    <style:style style:family="paragraph" style:name="P5" style:parent-style-name="Table_20_Contents">
      <style:paragraph-properties fo:text-align="start" style:justify-single-word="false"/>
      <style:text-properties fo:font-size="12pt" fo:font-weight="normal" officeooo:paragraph-rsid="000274bd" style:font-name="Arial" style:font-size-asian="12pt" style:font-size-complex="12pt" style:font-weight-asian="normal" style:font-weight-complex="normal"/>
    </style:style>
    <style:style style:family="paragraph" style:name="P6" style:parent-style-name="Table_20_Contents">
      <style:paragraph-properties fo:text-align="start" style:justify-single-word="false"/>
      <style:text-properties fo:font-size="12pt" fo:font-weight="normal" officeooo:paragraph-rsid="000274bd" officeooo:rsid="001e4b90" style:font-name="Arial" style:font-size-asian="12pt" style:font-size-complex="12pt" style:font-weight-asian="normal" style:font-weight-complex="normal"/>
    </style:style>
    <style:style style:family="paragraph" style:name="P7" style:parent-style-name="Table_20_Contents">
      <style:paragraph-properties fo:text-align="start" style:justify-single-word="false"/>
      <style:text-properties fo:font-size="14pt" fo:font-weight="bold" officeooo:paragraph-rsid="000274bd" style:font-name="Arial" style:font-size-asian="14pt" style:font-size-complex="14pt" style:font-weight-asian="bold" style:font-weight-complex="bold"/>
    </style:style>
    <style:style style:family="paragraph" style:name="P8" style:parent-style-name="UrbanBody">
      <style:paragraph-properties fo:margin-bottom="0cm" fo:margin-top="0cm" fo:text-align="justify" loext:contextual-spacing="false" style:justify-single-word="false"/>
      <style:text-properties fo:font-size="14pt" fo:font-weight="bold" officeooo:paragraph-rsid="000274bd" style:font-name="Arial" style:font-size-asian="14pt" style:font-size-complex="14pt" style:font-weight-asian="bold" style:font-weight-complex="bold"/>
    </style:style>
    <style:style style:family="paragraph" style:name="P9" style:parent-style-name="UrbanBody">
      <style:paragraph-properties fo:margin-bottom="0cm" fo:margin-top="0cm" fo:text-align="justify" loext:contextual-spacing="false" style:justify-single-word="false"/>
      <style:text-properties fo:font-size="12pt" fo:font-weight="normal" officeooo:paragraph-rsid="000274bd" style:font-name="Arial" style:font-size-asian="12pt" style:font-size-complex="12pt" style:font-weight-asian="normal" style:font-weight-complex="normal"/>
    </style:style>
    <style:style style:family="paragraph" style:name="P10" style:parent-style-name="UrbanBody">
      <loext:graphic-properties draw:fill="none"/>
      <style:paragraph-properties fo:background-color="transparent" fo:hyphenation-ladder-count="no-limit" fo:margin-bottom="0cm" fo:margin-left="0cm" fo:margin-right="0cm" fo:margin-top="0cm" fo:orphans="0" fo:text-align="start" fo:text-indent="0cm" fo:widows="0" loext:contextual-spacing="false" style:auto-text-indent="false" style:justify-single-word="false" style:line-break="strict" style:punctuation-wrap="hanging" style:text-autospace="ideograph-alpha" style:writing-mode="lr-tb">
        <style:tab-stops/>
      </style:paragraph-properties>
      <style:text-properties fo:font-size="12pt" fo:font-weight="normal" fo:hyphenate="false" fo:hyphenation-push-char-count="2" fo:hyphenation-remain-char-count="2" officeooo:paragraph-rsid="000274bd" officeooo:rsid="0024ef65" style:font-name="Arial" style:font-name-complex="Arial" style:font-size-asian="12pt" style:font-size-complex="12pt" style:font-weight-asian="normal" style:font-weight-complex="normal"/>
    </style:style>
    <style:style style:family="paragraph" style:name="P11" style:parent-style-name="UrbanReferences">
      <style:paragraph-properties fo:margin-bottom="0cm" fo:margin-top="0cm" fo:text-align="start" loext:contextual-spacing="false" style:justify-single-word="false"/>
      <style:text-properties fo:font-size="12pt" fo:font-weight="normal" officeooo:paragraph-rsid="000274bd" style:font-name="Arial" style:font-size-asian="12pt" style:font-size-complex="12pt" style:font-weight-asian="normal" style:font-weight-complex="normal"/>
    </style:style>
    <style:style style:family="text" style:name="T1">
      <style:text-properties officeooo:rsid="001cbbb9"/>
    </style:style>
    <style:style style:family="text" style:name="T2">
      <style:text-properties officeooo:rsid="0023e9eb"/>
    </style:style>
    <style:style style:family="text" style:name="T3">
      <style:text-properties officeooo:rsid="001a2877" style:font-name-asian="Arial"/>
    </style:style>
    <style:style style:family="text" style:name="T4">
      <style:text-properties officeooo:rsid="001e9f29" style:font-name-asian="Arial"/>
    </style:style>
    <style:style style:family="text" style:name="T5">
      <style:text-properties officeooo:rsid="0024ef65" style:font-name-asian="Arial"/>
    </style:style>
    <style:style style:family="text" style:name="T6">
      <style:text-properties officeooo:rsid="002308fd" style:font-name-asian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number-columns-spanned="2" table:style-name="Tableau1.A1">
            <text:p text:style-name="P3"/>
            <text:p text:style-name="P4">URBANISME – AVIS D'<text:span text:style-name="T1">ANNONCE DE PROJET</text:span></text:p>
            <text:p text:style-name="P3"/>
          </table:table-cell>
          <table:covered-table-cell/>
        </table:table-row>
        <table:table-row>
          <table:table-cell office:value-type="string" table:style-name="Tableau1.A2">
            <text:p text:style-name="P5">N° de classification</text:p>
          </table:table-cell>
          <table:table-cell office:value-type="string" table:style-name="Tableau1.B2">
            <text:p text:style-name="P5">1.778.511</text:p>
          </table:table-cell>
        </table:table-row>
        <table:table-row>
          <table:table-cell office:value-type="string" table:style-name="Tableau1.A2">
            <text:p text:style-name="P5">Permis d'urbanisme <text:span text:style-name="T2">public</text:span> n°</text:p>
          </table:table-cell>
          <table:table-cell office:value-type="string" table:style-name="Tableau1.B2">
            <text:p text:style-name="P11"><text:text-input text:description="">self.getReference()</text:text-input></text:p>
          </table:table-cell>
        </table:table-row>
        <table:table-row table:style-name="Tableau1.4">
          <table:table-cell office:value-type="string" table:number-columns-spanned="2" table:style-name="Tableau1.B2">
            <text:p text:style-name="P5"/>
          </table:table-cell>
          <table:covered-table-cell/>
        </table:table-row>
        <table:table-row>
          <table:table-cell office:value-type="string" table:style-name="Tableau1.A2">
            <text:p text:style-name="P5">Nom</text:p>
          </table:table-cell>
          <table:table-cell office:value-type="string" table:style-name="Tableau1.B2">
            <text:p text:style-name="P8"><text:text-input text:description="Demandeurs avec adresse">self.getApplicantsSignaletic(withaddress=True)</text:text-input></text:p>
          </table:table-cell>
        </table:table-row>
        <table:table-row>
          <table:table-cell office:value-type="string" table:style-name="Tableau1.A2">
            <text:p text:style-name="P5">N° de téléphone</text:p>
          </table:table-cell>
          <table:table-cell office:value-type="string" table:style-name="Tableau1.B2">
            <text:p text:style-name="P9"/>
          </table:table-cell>
        </table:table-row>
        <table:table-row>
          <table:table-cell office:value-type="string" table:style-name="Tableau1.A2">
            <text:p text:style-name="P5">Adresse du bien</text:p>
          </table:table-cell>
          <table:table-cell office:value-type="string" table:style-name="Tableau1.B2">
            <text:p text:style-name="P9"><text:text-input text:description="Emplacement des travaux">self.getWorkLocationSignaletic()</text:text-input></text:p>
          </table:table-cell>
        </table:table-row>
        <table:table-row>
          <table:table-cell office:value-type="string" table:style-name="Tableau1.A2">
            <text:p text:style-name="P5">Cadastre</text:p>
          </table:table-cell>
          <table:table-cell office:value-type="string" table:style-name="Tableau1.B2">
            <text:p text:style-name="P9"><text:text-input text:description="Cadastre">licence_view.get_parcels()</text:text-input></text:p>
          </table:table-cell>
        </table:table-row>
        <table:table-row>
          <table:table-cell office:value-type="string" table:number-columns-spanned="2" table:style-name="Tableau1.B2">
            <text:p text:style-name="P5"/>
          </table:table-cell>
          <table:covered-table-cell/>
        </table:table-row>
        <table:table-row>
          <table:table-cell office:value-type="string" table:style-name="Tableau1.A2">
            <text:p text:style-name="P7">Objet de la demande</text:p>
          </table:table-cell>
          <table:table-cell office:value-type="string" table:style-name="Tableau1.B2">
            <text:p text:style-name="P8"><text:text-input text:description="Nature des travaux">self.getLicenceSubject()</text:text-input></text:p>
          </table:table-cell>
        </table:table-row>
        <table:table-row>
          <table:table-cell office:value-type="string" table:style-name="Tableau1.A2">
            <text:p text:style-name="P6">Annonce</text:p>
          </table:table-cell>
          <table:table-cell office:value-type="string" table:style-name="Tableau1.B2">
            <text:p text:style-name="P2"><text:span text:style-name="T3">du </text:span><text:span text:style-name="T4"><text:text-input text:description="Date début d'enquête">tool.formatDate(licence.getLastInquiry().getInvestigationStart())</text:text-input></text:span><text:span text:style-name="T5"><text:s/></text:span><text:span text:style-name="T4">au</text:span><text:span text:style-name="T5"> <text:s/></text:span></text:p>
            <text:p text:style-name="P10"><text:span text:style-name="T4"><text:text-input text:description="Date fin d'enquête">tool.formatDate(licence.getLastInquiry().getInvestigationEnd())</text:text-input></text:span><text:span text:style-name="T4"><text:s/></text:span><text:span text:style-name="T6">inclus.</text:span></text:p>
          </table:table-cell>
        </table:table-row>
        <table:table-row>
          <table:table-cell office:value-type="string" table:style-name="Tableau1.A2">
            <text:p text:style-name="P5">Collège du</text:p>
          </table:table-cell>
          <table:table-cell office:value-type="string" table:style-name="Tableau1.B2">
            <text:p text:style-name="P9"/>
          </table:table-cell>
        </table:table-row>
        <table:table-row>
          <table:table-cell office:value-type="string" table:style-name="Tableau1.A2">
            <text:p text:style-name="P5">Transmis urbanisme</text:p>
          </table:table-cell>
          <table:table-cell office:value-type="string" table:style-name="Tableau1.B2">
            <text:p text:style-name="P9"/>
          </table:table-cell>
        </table:table-row>
        <table:table-row>
          <table:table-cell office:value-type="string" table:number-columns-spanned="2" table:style-name="Tableau1.B2">
            <text:p text:style-name="P5">Remarques : 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  <table:covered-table-cell/>
        </table:table-row>
      </table:table>
      <text:p text:style-name="P1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wiss" style:font-pitch="variable" style:name="Arial" svg:font-family="Arial"/>
    <style:font-face style:font-family-generic="swiss" style:font-pitch="variable" style:name="Liberation Sans" svg:font-family="'Liberation Sans'"/>
    <style:font-face style:font-family-generic="system" style:font-pitch="variable" style:name="FreeSans" svg:font-family="FreeSans"/>
    <style:font-face style:font-family-generic="system" style:font-pitch="variable" style:name="Noto Sans CJK SC Regular" svg:font-family="'Noto Sans CJK SC Regular'"/>
  </office:font-face-decls>
  <office:automatic-styles>
    <style:style style:family="table" style:name="Tableau1">
      <style:table-properties style:width="17cm" table:align="margins"/>
    </style:style>
    <style:style style:family="table-column" style:name="Tableau1.A">
      <style:table-column-properties style:column-width="8.5cm" style:rel-column-width="32767*"/>
    </style:style>
    <style:style style:family="table-column" style:name="Tableau1.B">
      <style:table-column-properties style:column-width="8.5cm" style:rel-column-width="32768*"/>
    </style:style>
    <style:style style:family="table-row" style:name="Tableau1.1">
      <style:table-row-properties style:min-row-height="1.379cm"/>
    </style:style>
    <style:style style:family="table-cell" style:name="Tableau1.A1">
      <style:table-cell-properties fo:border="0.05pt solid #000000" fo:padding="0.097cm"/>
    </style:style>
    <style:style style:family="table-cell" style:name="Tableau1.A2">
      <style:table-cell-properties fo:border-bottom="0.05pt solid #000000" fo:border-left="0.05pt solid #000000" fo:border-right="none" fo:border-top="none" fo:padding="0.097cm"/>
    </style:style>
    <style:style style:family="table-cell" style:name="Tableau1.B2">
      <style:table-cell-properties fo:border-bottom="0.05pt solid #000000" fo:border-left="0.05pt solid #000000" fo:border-right="0.05pt solid #000000" fo:border-top="none" fo:padding="0.097cm"/>
    </style:style>
    <style:style style:family="table-row" style:name="Tableau1.4">
      <style:table-row-properties style:min-row-height="0.564cm"/>
    </style:style>
    <style:style style:family="paragraph" style:name="P1" style:parent-style-name="Standard">
      <style:text-properties officeooo:paragraph-rsid="000274bd"/>
    </style:style>
    <style:style style:family="paragraph" style:master-page-name="" style:name="P2" style:parent-style-name="Standard">
      <loext:graphic-properties draw:fill="none"/>
      <style:paragraph-properties fo:background-color="transparent" fo:hyphenation-ladder-count="no-limit" fo:margin-bottom="0cm" fo:margin-left="0cm" fo:margin-right="0cm" fo:margin-top="0cm" fo:orphans="0" fo:text-align="start" fo:text-indent="0cm" fo:widows="0" loext:contextual-spacing="false" style:auto-text-indent="false" style:justify-single-word="false" style:line-break="strict" style:page-number="auto" style:punctuation-wrap="hanging" style:text-autospace="ideograph-alpha" style:writing-mode="lr-tb">
        <style:tab-stops/>
      </style:paragraph-properties>
      <style:text-properties fo:font-size="12pt" fo:font-weight="normal" fo:hyphenate="false" fo:hyphenation-push-char-count="2" fo:hyphenation-remain-char-count="2" officeooo:paragraph-rsid="000274bd" style:font-name="Arial" style:font-name-complex="Arial" style:font-size-asian="12pt" style:font-size-complex="12pt" style:font-weight-asian="normal" style:font-weight-complex="normal"/>
    </style:style>
    <style:style style:family="paragraph" style:name="P3" style:parent-style-name="Table_20_Contents">
      <style:paragraph-properties fo:text-align="center" style:justify-single-word="false"/>
      <style:text-properties fo:font-size="16pt" fo:font-weight="bold" officeooo:paragraph-rsid="000274bd" style:font-name="Arial" style:font-size-asian="16pt" style:font-size-complex="16pt" style:font-weight-asian="bold" style:font-weight-complex="bold" style:text-underline-color="font-color" style:text-underline-style="solid" style:text-underline-width="auto"/>
    </style:style>
    <style:style style:family="paragraph" style:name="P4" style:parent-style-name="Table_20_Contents">
      <style:paragraph-properties fo:text-align="center" style:justify-single-word="false"/>
      <style:text-properties fo:font-size="18pt" fo:font-weight="bold" officeooo:paragraph-rsid="000274bd" style:font-name="Arial" style:font-size-asian="18pt" style:font-size-complex="18pt" style:font-weight-asian="bold" style:font-weight-complex="bold" style:text-underline-color="font-color" style:text-underline-style="solid" style:text-underline-width="auto"/>
    </style:style>
    <style:style style:family="paragraph" style:name="P5" style:parent-style-name="Table_20_Contents">
      <style:paragraph-properties fo:text-align="start" style:justify-single-word="false"/>
      <style:text-properties fo:font-size="12pt" fo:font-weight="normal" officeooo:paragraph-rsid="000274bd" style:font-name="Arial" style:font-size-asian="12pt" style:font-size-complex="12pt" style:font-weight-asian="normal" style:font-weight-complex="normal"/>
    </style:style>
    <style:style style:family="paragraph" style:name="P6" style:parent-style-name="Table_20_Contents">
      <style:paragraph-properties fo:text-align="start" style:justify-single-word="false"/>
      <style:text-properties fo:font-size="12pt" fo:font-weight="normal" officeooo:paragraph-rsid="000274bd" officeooo:rsid="001e4b90" style:font-name="Arial" style:font-size-asian="12pt" style:font-size-complex="12pt" style:font-weight-asian="normal" style:font-weight-complex="normal"/>
    </style:style>
    <style:style style:family="paragraph" style:name="P7" style:parent-style-name="Table_20_Contents">
      <style:paragraph-properties fo:text-align="start" style:justify-single-word="false"/>
      <style:text-properties fo:font-size="14pt" fo:font-weight="bold" officeooo:paragraph-rsid="000274bd" style:font-name="Arial" style:font-size-asian="14pt" style:font-size-complex="14pt" style:font-weight-asian="bold" style:font-weight-complex="bold"/>
    </style:style>
    <style:style style:family="paragraph" style:name="P8" style:parent-style-name="UrbanBody">
      <style:paragraph-properties fo:margin-bottom="0cm" fo:margin-top="0cm" fo:text-align="justify" loext:contextual-spacing="false" style:justify-single-word="false"/>
      <style:text-properties fo:font-size="14pt" fo:font-weight="bold" officeooo:paragraph-rsid="000274bd" style:font-name="Arial" style:font-size-asian="14pt" style:font-size-complex="14pt" style:font-weight-asian="bold" style:font-weight-complex="bold"/>
    </style:style>
    <style:style style:family="paragraph" style:name="P9" style:parent-style-name="UrbanBody">
      <style:paragraph-properties fo:margin-bottom="0cm" fo:margin-top="0cm" fo:text-align="justify" loext:contextual-spacing="false" style:justify-single-word="false"/>
      <style:text-properties fo:font-size="12pt" fo:font-weight="normal" officeooo:paragraph-rsid="000274bd" style:font-name="Arial" style:font-size-asian="12pt" style:font-size-complex="12pt" style:font-weight-asian="normal" style:font-weight-complex="normal"/>
    </style:style>
    <style:style style:family="paragraph" style:name="P10" style:parent-style-name="UrbanBody">
      <loext:graphic-properties draw:fill="none"/>
      <style:paragraph-properties fo:background-color="transparent" fo:hyphenation-ladder-count="no-limit" fo:margin-bottom="0cm" fo:margin-left="0cm" fo:margin-right="0cm" fo:margin-top="0cm" fo:orphans="0" fo:text-align="start" fo:text-indent="0cm" fo:widows="0" loext:contextual-spacing="false" style:auto-text-indent="false" style:justify-single-word="false" style:line-break="strict" style:punctuation-wrap="hanging" style:text-autospace="ideograph-alpha" style:writing-mode="lr-tb">
        <style:tab-stops/>
      </style:paragraph-properties>
      <style:text-properties fo:font-size="12pt" fo:font-weight="normal" fo:hyphenate="false" fo:hyphenation-push-char-count="2" fo:hyphenation-remain-char-count="2" officeooo:paragraph-rsid="000274bd" officeooo:rsid="0024ef65" style:font-name="Arial" style:font-name-complex="Arial" style:font-size-asian="12pt" style:font-size-complex="12pt" style:font-weight-asian="normal" style:font-weight-complex="normal"/>
    </style:style>
    <style:style style:family="paragraph" style:name="P11" style:parent-style-name="UrbanReferences">
      <style:paragraph-properties fo:margin-bottom="0cm" fo:margin-top="0cm" fo:text-align="start" loext:contextual-spacing="false" style:justify-single-word="false"/>
      <style:text-properties fo:font-size="12pt" fo:font-weight="normal" officeooo:paragraph-rsid="000274bd" style:font-name="Arial" style:font-size-asian="12pt" style:font-size-complex="12pt" style:font-weight-asian="normal" style:font-weight-complex="normal"/>
    </style:style>
    <style:style style:family="text" style:name="T1">
      <style:text-properties officeooo:rsid="001cbbb9"/>
    </style:style>
    <style:style style:family="text" style:name="T2">
      <style:text-properties officeooo:rsid="0023e9eb"/>
    </style:style>
    <style:style style:family="text" style:name="T3">
      <style:text-properties officeooo:rsid="001a2877" style:font-name-asian="Arial"/>
    </style:style>
    <style:style style:family="text" style:name="T4">
      <style:text-properties officeooo:rsid="001e9f29" style:font-name-asian="Arial"/>
    </style:style>
    <style:style style:family="text" style:name="T5">
      <style:text-properties officeooo:rsid="0024ef65" style:font-name-asian="Arial"/>
    </style:style>
    <style:style style:family="text" style:name="T6">
      <style:text-properties officeooo:rsid="002308fd" style:font-name-asian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number-columns-spanned="2" table:style-name="Tableau1.A1">
            <text:p text:style-name="P3"/>
            <text:p text:style-name="P4">URBANISME – AVIS D'<text:span text:style-name="T1">ANNONCE DE PROJET</text:span></text:p>
            <text:p text:style-name="P3"/>
          </table:table-cell>
          <table:covered-table-cell/>
        </table:table-row>
        <table:table-row>
          <table:table-cell office:value-type="string" table:style-name="Tableau1.A2">
            <text:p text:style-name="P5">N° de classification</text:p>
          </table:table-cell>
          <table:table-cell office:value-type="string" table:style-name="Tableau1.B2">
            <text:p text:style-name="P5">1.778.511</text:p>
          </table:table-cell>
        </table:table-row>
        <table:table-row>
          <table:table-cell office:value-type="string" table:style-name="Tableau1.A2">
            <text:p text:style-name="P5">Permis d'urbanisme <text:span text:style-name="T2">public</text:span> n°</text:p>
          </table:table-cell>
          <table:table-cell office:value-type="string" table:style-name="Tableau1.B2">
            <text:p text:style-name="P11"><text:text-input text:description="">self.getReference()</text:text-input></text:p>
          </table:table-cell>
        </table:table-row>
        <table:table-row table:style-name="Tableau1.4">
          <table:table-cell office:value-type="string" table:number-columns-spanned="2" table:style-name="Tableau1.B2">
            <text:p text:style-name="P5"/>
          </table:table-cell>
          <table:covered-table-cell/>
        </table:table-row>
        <table:table-row>
          <table:table-cell office:value-type="string" table:style-name="Tableau1.A2">
            <text:p text:style-name="P5">Nom</text:p>
          </table:table-cell>
          <table:table-cell office:value-type="string" table:style-name="Tableau1.B2">
            <text:p text:style-name="P8"><text:text-input text:description="Demandeurs avec adresse">self.getApplicantsSignaletic(withaddress=True)</text:text-input></text:p>
          </table:table-cell>
        </table:table-row>
        <table:table-row>
          <table:table-cell office:value-type="string" table:style-name="Tableau1.A2">
            <text:p text:style-name="P5">N° de téléphone</text:p>
          </table:table-cell>
          <table:table-cell office:value-type="string" table:style-name="Tableau1.B2">
            <text:p text:style-name="P9"/>
          </table:table-cell>
        </table:table-row>
        <table:table-row>
          <table:table-cell office:value-type="string" table:style-name="Tableau1.A2">
            <text:p text:style-name="P5">Adresse du bien</text:p>
          </table:table-cell>
          <table:table-cell office:value-type="string" table:style-name="Tableau1.B2">
            <text:p text:style-name="P9"><text:text-input text:description="Emplacement des travaux">self.getWorkLocationSignaletic()</text:text-input></text:p>
          </table:table-cell>
        </table:table-row>
        <table:table-row>
          <table:table-cell office:value-type="string" table:style-name="Tableau1.A2">
            <text:p text:style-name="P5">Cadastre</text:p>
          </table:table-cell>
          <table:table-cell office:value-type="string" table:style-name="Tableau1.B2">
            <text:p text:style-name="P9"><text:text-input text:description="Cadastre">licence_view.get_parcels()</text:text-input></text:p>
          </table:table-cell>
        </table:table-row>
        <table:table-row>
          <table:table-cell office:value-type="string" table:number-columns-spanned="2" table:style-name="Tableau1.B2">
            <text:p text:style-name="P5"/>
          </table:table-cell>
          <table:covered-table-cell/>
        </table:table-row>
        <table:table-row>
          <table:table-cell office:value-type="string" table:style-name="Tableau1.A2">
            <text:p text:style-name="P7">Objet de la demande</text:p>
          </table:table-cell>
          <table:table-cell office:value-type="string" table:style-name="Tableau1.B2">
            <text:p text:style-name="P8"><text:text-input text:description="Nature des travaux">self.getLicenceSubject()</text:text-input></text:p>
          </table:table-cell>
        </table:table-row>
        <table:table-row>
          <table:table-cell office:value-type="string" table:style-name="Tableau1.A2">
            <text:p text:style-name="P6">Annonce</text:p>
          </table:table-cell>
          <table:table-cell office:value-type="string" table:style-name="Tableau1.B2">
            <text:p text:style-name="P2"><text:span text:style-name="T3">du </text:span><text:span text:style-name="T4"><text:text-input text:description="Date début d'enquête">tool.formatDate(licence.getLastInquiry().getInvestigationStart())</text:text-input></text:span><text:span text:style-name="T5"><text:s/></text:span><text:span text:style-name="T4">au</text:span><text:span text:style-name="T5"> <text:s/></text:span></text:p>
            <text:p text:style-name="P10"><text:span text:style-name="T4"><text:text-input text:description="Date fin d'enquête">tool.formatDate(licence.getLastInquiry().getInvestigationEnd())</text:text-input></text:span><text:span text:style-name="T4"><text:s/></text:span><text:span text:style-name="T6">inclus.</text:span></text:p>
          </table:table-cell>
        </table:table-row>
        <table:table-row>
          <table:table-cell office:value-type="string" table:style-name="Tableau1.A2">
            <text:p text:style-name="P5">Collège du</text:p>
          </table:table-cell>
          <table:table-cell office:value-type="string" table:style-name="Tableau1.B2">
            <text:p text:style-name="P9"/>
          </table:table-cell>
        </table:table-row>
        <table:table-row>
          <table:table-cell office:value-type="string" table:style-name="Tableau1.A2">
            <text:p text:style-name="P5">Transmis urbanisme</text:p>
          </table:table-cell>
          <table:table-cell office:value-type="string" table:style-name="Tableau1.B2">
            <text:p text:style-name="P9"/>
          </table:table-cell>
        </table:table-row>
        <table:table-row>
          <table:table-cell office:value-type="string" table:number-columns-spanned="2" table:style-name="Tableau1.B2">
            <text:p text:style-name="P5">Remarques : 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  <table:covered-table-cell/>
        </table:table-row>
      </table:table>
      <text:p text:style-name="P1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wiss" style:font-pitch="variable" style:name="Arial" svg:font-family="Arial"/>
    <style:font-face style:font-family-generic="swiss" style:font-pitch="variable" style:name="Liberation Sans" svg:font-family="'Liberation Sans'"/>
    <style:font-face style:font-family-generic="system" style:font-pitch="variable" style:name="FreeSans" svg:font-family="FreeSans"/>
    <style:font-face style:font-family-generic="system" style:font-pitch="variable" style:name="Noto Sans CJK SC Regular" svg:font-family="'Noto Sans CJK SC Regular'"/>
  </office:font-face-decls>
  <office:automatic-styles>
    <style:style style:family="table" style:name="Tableau1">
      <style:table-properties style:width="17cm" table:align="margins"/>
    </style:style>
    <style:style style:family="table-column" style:name="Tableau1.A">
      <style:table-column-properties style:column-width="8.5cm" style:rel-column-width="32767*"/>
    </style:style>
    <style:style style:family="table-column" style:name="Tableau1.B">
      <style:table-column-properties style:column-width="8.5cm" style:rel-column-width="32768*"/>
    </style:style>
    <style:style style:family="table-row" style:name="Tableau1.1">
      <style:table-row-properties style:min-row-height="1.379cm"/>
    </style:style>
    <style:style style:family="table-cell" style:name="Tableau1.A1">
      <style:table-cell-properties fo:border="0.05pt solid #000000" fo:padding="0.097cm"/>
    </style:style>
    <style:style style:family="table-cell" style:name="Tableau1.A2">
      <style:table-cell-properties fo:border-bottom="0.05pt solid #000000" fo:border-left="0.05pt solid #000000" fo:border-right="none" fo:border-top="none" fo:padding="0.097cm"/>
    </style:style>
    <style:style style:family="table-cell" style:name="Tableau1.B2">
      <style:table-cell-properties fo:border-bottom="0.05pt solid #000000" fo:border-left="0.05pt solid #000000" fo:border-right="0.05pt solid #000000" fo:border-top="none" fo:padding="0.097cm"/>
    </style:style>
    <style:style style:family="table-row" style:name="Tableau1.4">
      <style:table-row-properties style:min-row-height="0.564cm"/>
    </style:style>
    <style:style style:family="paragraph" style:name="P1" style:parent-style-name="Standard">
      <style:text-properties officeooo:paragraph-rsid="000274bd"/>
    </style:style>
    <style:style style:family="paragraph" style:master-page-name="" style:name="P2" style:parent-style-name="Standard">
      <loext:graphic-properties draw:fill="none"/>
      <style:paragraph-properties fo:background-color="transparent" fo:hyphenation-ladder-count="no-limit" fo:margin-bottom="0cm" fo:margin-left="0cm" fo:margin-right="0cm" fo:margin-top="0cm" fo:orphans="0" fo:text-align="start" fo:text-indent="0cm" fo:widows="0" loext:contextual-spacing="false" style:auto-text-indent="false" style:justify-single-word="false" style:line-break="strict" style:page-number="auto" style:punctuation-wrap="hanging" style:text-autospace="ideograph-alpha" style:writing-mode="lr-tb">
        <style:tab-stops/>
      </style:paragraph-properties>
      <style:text-properties fo:font-size="12pt" fo:font-weight="normal" fo:hyphenate="false" fo:hyphenation-push-char-count="2" fo:hyphenation-remain-char-count="2" officeooo:paragraph-rsid="000274bd" style:font-name="Arial" style:font-name-complex="Arial" style:font-size-asian="12pt" style:font-size-complex="12pt" style:font-weight-asian="normal" style:font-weight-complex="normal"/>
    </style:style>
    <style:style style:family="paragraph" style:name="P3" style:parent-style-name="Table_20_Contents">
      <style:paragraph-properties fo:text-align="center" style:justify-single-word="false"/>
      <style:text-properties fo:font-size="16pt" fo:font-weight="bold" officeooo:paragraph-rsid="000274bd" style:font-name="Arial" style:font-size-asian="16pt" style:font-size-complex="16pt" style:font-weight-asian="bold" style:font-weight-complex="bold" style:text-underline-color="font-color" style:text-underline-style="solid" style:text-underline-width="auto"/>
    </style:style>
    <style:style style:family="paragraph" style:name="P4" style:parent-style-name="Table_20_Contents">
      <style:paragraph-properties fo:text-align="center" style:justify-single-word="false"/>
      <style:text-properties fo:font-size="18pt" fo:font-weight="bold" officeooo:paragraph-rsid="000274bd" style:font-name="Arial" style:font-size-asian="18pt" style:font-size-complex="18pt" style:font-weight-asian="bold" style:font-weight-complex="bold" style:text-underline-color="font-color" style:text-underline-style="solid" style:text-underline-width="auto"/>
    </style:style>
    <style:style style:family="paragraph" style:name="P5" style:parent-style-name="Table_20_Contents">
      <style:paragraph-properties fo:text-align="start" style:justify-single-word="false"/>
      <style:text-properties fo:font-size="12pt" fo:font-weight="normal" officeooo:paragraph-rsid="000274bd" style:font-name="Arial" style:font-size-asian="12pt" style:font-size-complex="12pt" style:font-weight-asian="normal" style:font-weight-complex="normal"/>
    </style:style>
    <style:style style:family="paragraph" style:name="P6" style:parent-style-name="Table_20_Contents">
      <style:paragraph-properties fo:text-align="start" style:justify-single-word="false"/>
      <style:text-properties fo:font-size="12pt" fo:font-weight="normal" officeooo:paragraph-rsid="000274bd" officeooo:rsid="001e4b90" style:font-name="Arial" style:font-size-asian="12pt" style:font-size-complex="12pt" style:font-weight-asian="normal" style:font-weight-complex="normal"/>
    </style:style>
    <style:style style:family="paragraph" style:name="P7" style:parent-style-name="Table_20_Contents">
      <style:paragraph-properties fo:text-align="start" style:justify-single-word="false"/>
      <style:text-properties fo:font-size="14pt" fo:font-weight="bold" officeooo:paragraph-rsid="000274bd" style:font-name="Arial" style:font-size-asian="14pt" style:font-size-complex="14pt" style:font-weight-asian="bold" style:font-weight-complex="bold"/>
    </style:style>
    <style:style style:family="paragraph" style:name="P8" style:parent-style-name="UrbanBody">
      <style:paragraph-properties fo:margin-bottom="0cm" fo:margin-top="0cm" fo:text-align="justify" loext:contextual-spacing="false" style:justify-single-word="false"/>
      <style:text-properties fo:font-size="14pt" fo:font-weight="bold" officeooo:paragraph-rsid="000274bd" style:font-name="Arial" style:font-size-asian="14pt" style:font-size-complex="14pt" style:font-weight-asian="bold" style:font-weight-complex="bold"/>
    </style:style>
    <style:style style:family="paragraph" style:name="P9" style:parent-style-name="UrbanBody">
      <style:paragraph-properties fo:margin-bottom="0cm" fo:margin-top="0cm" fo:text-align="justify" loext:contextual-spacing="false" style:justify-single-word="false"/>
      <style:text-properties fo:font-size="12pt" fo:font-weight="normal" officeooo:paragraph-rsid="000274bd" style:font-name="Arial" style:font-size-asian="12pt" style:font-size-complex="12pt" style:font-weight-asian="normal" style:font-weight-complex="normal"/>
    </style:style>
    <style:style style:family="paragraph" style:name="P10" style:parent-style-name="UrbanBody">
      <loext:graphic-properties draw:fill="none"/>
      <style:paragraph-properties fo:background-color="transparent" fo:hyphenation-ladder-count="no-limit" fo:margin-bottom="0cm" fo:margin-left="0cm" fo:margin-right="0cm" fo:margin-top="0cm" fo:orphans="0" fo:text-align="start" fo:text-indent="0cm" fo:widows="0" loext:contextual-spacing="false" style:auto-text-indent="false" style:justify-single-word="false" style:line-break="strict" style:punctuation-wrap="hanging" style:text-autospace="ideograph-alpha" style:writing-mode="lr-tb">
        <style:tab-stops/>
      </style:paragraph-properties>
      <style:text-properties fo:font-size="12pt" fo:font-weight="normal" fo:hyphenate="false" fo:hyphenation-push-char-count="2" fo:hyphenation-remain-char-count="2" officeooo:paragraph-rsid="000274bd" officeooo:rsid="0024ef65" style:font-name="Arial" style:font-name-complex="Arial" style:font-size-asian="12pt" style:font-size-complex="12pt" style:font-weight-asian="normal" style:font-weight-complex="normal"/>
    </style:style>
    <style:style style:family="paragraph" style:name="P11" style:parent-style-name="UrbanReferences">
      <style:paragraph-properties fo:margin-bottom="0cm" fo:margin-top="0cm" fo:text-align="start" loext:contextual-spacing="false" style:justify-single-word="false"/>
      <style:text-properties fo:font-size="12pt" fo:font-weight="normal" officeooo:paragraph-rsid="000274bd" style:font-name="Arial" style:font-size-asian="12pt" style:font-size-complex="12pt" style:font-weight-asian="normal" style:font-weight-complex="normal"/>
    </style:style>
    <style:style style:family="text" style:name="T1">
      <style:text-properties officeooo:rsid="001cbbb9"/>
    </style:style>
    <style:style style:family="text" style:name="T2">
      <style:text-properties officeooo:rsid="0023e9eb"/>
    </style:style>
    <style:style style:family="text" style:name="T3">
      <style:text-properties officeooo:rsid="001a2877" style:font-name-asian="Arial"/>
    </style:style>
    <style:style style:family="text" style:name="T4">
      <style:text-properties officeooo:rsid="001e9f29" style:font-name-asian="Arial"/>
    </style:style>
    <style:style style:family="text" style:name="T5">
      <style:text-properties officeooo:rsid="0024ef65" style:font-name-asian="Arial"/>
    </style:style>
    <style:style style:family="text" style:name="T6">
      <style:text-properties officeooo:rsid="002308fd" style:font-name-asian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number-columns-spanned="2" table:style-name="Tableau1.A1">
            <text:p text:style-name="P3"/>
            <text:p text:style-name="P4">URBANISME – AVIS D'<text:span text:style-name="T1">ANNONCE DE PROJET</text:span></text:p>
            <text:p text:style-name="P3"/>
          </table:table-cell>
          <table:covered-table-cell/>
        </table:table-row>
        <table:table-row>
          <table:table-cell office:value-type="string" table:style-name="Tableau1.A2">
            <text:p text:style-name="P5">N° de classification</text:p>
          </table:table-cell>
          <table:table-cell office:value-type="string" table:style-name="Tableau1.B2">
            <text:p text:style-name="P5">1.778.511</text:p>
          </table:table-cell>
        </table:table-row>
        <table:table-row>
          <table:table-cell office:value-type="string" table:style-name="Tableau1.A2">
            <text:p text:style-name="P5">Permis d'urbanisme <text:span text:style-name="T2">public</text:span> n°</text:p>
          </table:table-cell>
          <table:table-cell office:value-type="string" table:style-name="Tableau1.B2">
            <text:p text:style-name="P11"><text:text-input text:description="">self.getReference()</text:text-input></text:p>
          </table:table-cell>
        </table:table-row>
        <table:table-row table:style-name="Tableau1.4">
          <table:table-cell office:value-type="string" table:number-columns-spanned="2" table:style-name="Tableau1.B2">
            <text:p text:style-name="P5"/>
          </table:table-cell>
          <table:covered-table-cell/>
        </table:table-row>
        <table:table-row>
          <table:table-cell office:value-type="string" table:style-name="Tableau1.A2">
            <text:p text:style-name="P5">Nom</text:p>
          </table:table-cell>
          <table:table-cell office:value-type="string" table:style-name="Tableau1.B2">
            <text:p text:style-name="P8"><text:text-input text:description="Demandeurs avec adresse">self.getApplicantsSignaletic(withaddress=True)</text:text-input></text:p>
          </table:table-cell>
        </table:table-row>
        <table:table-row>
          <table:table-cell office:value-type="string" table:style-name="Tableau1.A2">
            <text:p text:style-name="P5">N° de téléphone</text:p>
          </table:table-cell>
          <table:table-cell office:value-type="string" table:style-name="Tableau1.B2">
            <text:p text:style-name="P9"/>
          </table:table-cell>
        </table:table-row>
        <table:table-row>
          <table:table-cell office:value-type="string" table:style-name="Tableau1.A2">
            <text:p text:style-name="P5">Adresse du bien</text:p>
          </table:table-cell>
          <table:table-cell office:value-type="string" table:style-name="Tableau1.B2">
            <text:p text:style-name="P9"><text:text-input text:description="Emplacement des travaux">self.getWorkLocationSignaletic()</text:text-input></text:p>
          </table:table-cell>
        </table:table-row>
        <table:table-row>
          <table:table-cell office:value-type="string" table:style-name="Tableau1.A2">
            <text:p text:style-name="P5">Cadastre</text:p>
          </table:table-cell>
          <table:table-cell office:value-type="string" table:style-name="Tableau1.B2">
            <text:p text:style-name="P9"><text:text-input text:description="Cadastre">licence_view.get_parcels()</text:text-input></text:p>
          </table:table-cell>
        </table:table-row>
        <table:table-row>
          <table:table-cell office:value-type="string" table:number-columns-spanned="2" table:style-name="Tableau1.B2">
            <text:p text:style-name="P5"/>
          </table:table-cell>
          <table:covered-table-cell/>
        </table:table-row>
        <table:table-row>
          <table:table-cell office:value-type="string" table:style-name="Tableau1.A2">
            <text:p text:style-name="P7">Objet de la demande</text:p>
          </table:table-cell>
          <table:table-cell office:value-type="string" table:style-name="Tableau1.B2">
            <text:p text:style-name="P8"><text:text-input text:description="Nature des travaux">self.getLicenceSubject()</text:text-input></text:p>
          </table:table-cell>
        </table:table-row>
        <table:table-row>
          <table:table-cell office:value-type="string" table:style-name="Tableau1.A2">
            <text:p text:style-name="P6">Annonce</text:p>
          </table:table-cell>
          <table:table-cell office:value-type="string" table:style-name="Tableau1.B2">
            <text:p text:style-name="P2"><text:span text:style-name="T3">du </text:span><text:span text:style-name="T4"><text:text-input text:description="Date début d'enquête">tool.formatDate(licence.getLastInquiry().getInvestigationStart())</text:text-input></text:span><text:span text:style-name="T5"><text:s/></text:span><text:span text:style-name="T4">au</text:span><text:span text:style-name="T5"> <text:s/></text:span></text:p>
            <text:p text:style-name="P10"><text:span text:style-name="T4"><text:text-input text:description="Date fin d'enquête">tool.formatDate(licence.getLastInquiry().getInvestigationEnd())</text:text-input></text:span><text:span text:style-name="T4"><text:s/></text:span><text:span text:style-name="T6">inclus.</text:span></text:p>
          </table:table-cell>
        </table:table-row>
        <table:table-row>
          <table:table-cell office:value-type="string" table:style-name="Tableau1.A2">
            <text:p text:style-name="P5">Collège du</text:p>
          </table:table-cell>
          <table:table-cell office:value-type="string" table:style-name="Tableau1.B2">
            <text:p text:style-name="P9"/>
          </table:table-cell>
        </table:table-row>
        <table:table-row>
          <table:table-cell office:value-type="string" table:style-name="Tableau1.A2">
            <text:p text:style-name="P5">Transmis urbanisme</text:p>
          </table:table-cell>
          <table:table-cell office:value-type="string" table:style-name="Tableau1.B2">
            <text:p text:style-name="P9"/>
          </table:table-cell>
        </table:table-row>
        <table:table-row>
          <table:table-cell office:value-type="string" table:number-columns-spanned="2" table:style-name="Tableau1.B2">
            <text:p text:style-name="P5">Remarques : 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  <table:covered-table-cell/>
        </table:table-row>
      </table:table>
      <text:p text:style-name="P1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wiss" style:font-pitch="variable" style:name="Arial" svg:font-family="Arial"/>
    <style:font-face style:font-family-generic="swiss" style:font-pitch="variable" style:name="Liberation Sans" svg:font-family="'Liberation Sans'"/>
    <style:font-face style:font-family-generic="system" style:font-pitch="variable" style:name="FreeSans" svg:font-family="FreeSans"/>
    <style:font-face style:font-family-generic="system" style:font-pitch="variable" style:name="Noto Sans CJK SC Regular" svg:font-family="'Noto Sans CJK SC Regular'"/>
  </office:font-face-decls>
  <office:automatic-styles>
    <style:style style:family="table" style:name="Tableau1">
      <style:table-properties style:width="17cm" table:align="margins"/>
    </style:style>
    <style:style style:family="table-column" style:name="Tableau1.A">
      <style:table-column-properties style:column-width="8.5cm" style:rel-column-width="32767*"/>
    </style:style>
    <style:style style:family="table-column" style:name="Tableau1.B">
      <style:table-column-properties style:column-width="8.5cm" style:rel-column-width="32768*"/>
    </style:style>
    <style:style style:family="table-row" style:name="Tableau1.1">
      <style:table-row-properties style:min-row-height="1.379cm"/>
    </style:style>
    <style:style style:family="table-cell" style:name="Tableau1.A1">
      <style:table-cell-properties fo:border="0.05pt solid #000000" fo:padding="0.097cm"/>
    </style:style>
    <style:style style:family="table-cell" style:name="Tableau1.A2">
      <style:table-cell-properties fo:border-bottom="0.05pt solid #000000" fo:border-left="0.05pt solid #000000" fo:border-right="none" fo:border-top="none" fo:padding="0.097cm"/>
    </style:style>
    <style:style style:family="table-cell" style:name="Tableau1.B2">
      <style:table-cell-properties fo:border-bottom="0.05pt solid #000000" fo:border-left="0.05pt solid #000000" fo:border-right="0.05pt solid #000000" fo:border-top="none" fo:padding="0.097cm"/>
    </style:style>
    <style:style style:family="table-row" style:name="Tableau1.4">
      <style:table-row-properties style:min-row-height="0.564cm"/>
    </style:style>
    <style:style style:family="paragraph" style:name="P1" style:parent-style-name="Standard">
      <style:text-properties officeooo:paragraph-rsid="000274bd"/>
    </style:style>
    <style:style style:family="paragraph" style:master-page-name="" style:name="P2" style:parent-style-name="Standard">
      <loext:graphic-properties draw:fill="none"/>
      <style:paragraph-properties fo:background-color="transparent" fo:hyphenation-ladder-count="no-limit" fo:margin-bottom="0cm" fo:margin-left="0cm" fo:margin-right="0cm" fo:margin-top="0cm" fo:orphans="0" fo:text-align="start" fo:text-indent="0cm" fo:widows="0" loext:contextual-spacing="false" style:auto-text-indent="false" style:justify-single-word="false" style:line-break="strict" style:page-number="auto" style:punctuation-wrap="hanging" style:text-autospace="ideograph-alpha" style:writing-mode="lr-tb">
        <style:tab-stops/>
      </style:paragraph-properties>
      <style:text-properties fo:font-size="12pt" fo:font-weight="normal" fo:hyphenate="false" fo:hyphenation-push-char-count="2" fo:hyphenation-remain-char-count="2" officeooo:paragraph-rsid="000274bd" style:font-name="Arial" style:font-name-complex="Arial" style:font-size-asian="12pt" style:font-size-complex="12pt" style:font-weight-asian="normal" style:font-weight-complex="normal"/>
    </style:style>
    <style:style style:family="paragraph" style:name="P3" style:parent-style-name="Table_20_Contents">
      <style:paragraph-properties fo:text-align="center" style:justify-single-word="false"/>
      <style:text-properties fo:font-size="16pt" fo:font-weight="bold" officeooo:paragraph-rsid="000274bd" style:font-name="Arial" style:font-size-asian="16pt" style:font-size-complex="16pt" style:font-weight-asian="bold" style:font-weight-complex="bold" style:text-underline-color="font-color" style:text-underline-style="solid" style:text-underline-width="auto"/>
    </style:style>
    <style:style style:family="paragraph" style:name="P4" style:parent-style-name="Table_20_Contents">
      <style:paragraph-properties fo:text-align="center" style:justify-single-word="false"/>
      <style:text-properties fo:font-size="18pt" fo:font-weight="bold" officeooo:paragraph-rsid="000274bd" style:font-name="Arial" style:font-size-asian="18pt" style:font-size-complex="18pt" style:font-weight-asian="bold" style:font-weight-complex="bold" style:text-underline-color="font-color" style:text-underline-style="solid" style:text-underline-width="auto"/>
    </style:style>
    <style:style style:family="paragraph" style:name="P5" style:parent-style-name="Table_20_Contents">
      <style:paragraph-properties fo:text-align="start" style:justify-single-word="false"/>
      <style:text-properties fo:font-size="12pt" fo:font-weight="normal" officeooo:paragraph-rsid="000274bd" style:font-name="Arial" style:font-size-asian="12pt" style:font-size-complex="12pt" style:font-weight-asian="normal" style:font-weight-complex="normal"/>
    </style:style>
    <style:style style:family="paragraph" style:name="P6" style:parent-style-name="Table_20_Contents">
      <style:paragraph-properties fo:text-align="start" style:justify-single-word="false"/>
      <style:text-properties fo:font-size="12pt" fo:font-weight="normal" officeooo:paragraph-rsid="000274bd" officeooo:rsid="001e4b90" style:font-name="Arial" style:font-size-asian="12pt" style:font-size-complex="12pt" style:font-weight-asian="normal" style:font-weight-complex="normal"/>
    </style:style>
    <style:style style:family="paragraph" style:name="P7" style:parent-style-name="Table_20_Contents">
      <style:paragraph-properties fo:text-align="start" style:justify-single-word="false"/>
      <style:text-properties fo:font-size="14pt" fo:font-weight="bold" officeooo:paragraph-rsid="000274bd" style:font-name="Arial" style:font-size-asian="14pt" style:font-size-complex="14pt" style:font-weight-asian="bold" style:font-weight-complex="bold"/>
    </style:style>
    <style:style style:family="paragraph" style:name="P8" style:parent-style-name="UrbanBody">
      <style:paragraph-properties fo:margin-bottom="0cm" fo:margin-top="0cm" fo:text-align="justify" loext:contextual-spacing="false" style:justify-single-word="false"/>
      <style:text-properties fo:font-size="14pt" fo:font-weight="bold" officeooo:paragraph-rsid="000274bd" style:font-name="Arial" style:font-size-asian="14pt" style:font-size-complex="14pt" style:font-weight-asian="bold" style:font-weight-complex="bold"/>
    </style:style>
    <style:style style:family="paragraph" style:name="P9" style:parent-style-name="UrbanBody">
      <style:paragraph-properties fo:margin-bottom="0cm" fo:margin-top="0cm" fo:text-align="justify" loext:contextual-spacing="false" style:justify-single-word="false"/>
      <style:text-properties fo:font-size="12pt" fo:font-weight="normal" officeooo:paragraph-rsid="000274bd" style:font-name="Arial" style:font-size-asian="12pt" style:font-size-complex="12pt" style:font-weight-asian="normal" style:font-weight-complex="normal"/>
    </style:style>
    <style:style style:family="paragraph" style:name="P10" style:parent-style-name="UrbanBody">
      <loext:graphic-properties draw:fill="none"/>
      <style:paragraph-properties fo:background-color="transparent" fo:hyphenation-ladder-count="no-limit" fo:margin-bottom="0cm" fo:margin-left="0cm" fo:margin-right="0cm" fo:margin-top="0cm" fo:orphans="0" fo:text-align="start" fo:text-indent="0cm" fo:widows="0" loext:contextual-spacing="false" style:auto-text-indent="false" style:justify-single-word="false" style:line-break="strict" style:punctuation-wrap="hanging" style:text-autospace="ideograph-alpha" style:writing-mode="lr-tb">
        <style:tab-stops/>
      </style:paragraph-properties>
      <style:text-properties fo:font-size="12pt" fo:font-weight="normal" fo:hyphenate="false" fo:hyphenation-push-char-count="2" fo:hyphenation-remain-char-count="2" officeooo:paragraph-rsid="000274bd" officeooo:rsid="0024ef65" style:font-name="Arial" style:font-name-complex="Arial" style:font-size-asian="12pt" style:font-size-complex="12pt" style:font-weight-asian="normal" style:font-weight-complex="normal"/>
    </style:style>
    <style:style style:family="paragraph" style:name="P11" style:parent-style-name="UrbanReferences">
      <style:paragraph-properties fo:margin-bottom="0cm" fo:margin-top="0cm" fo:text-align="start" loext:contextual-spacing="false" style:justify-single-word="false"/>
      <style:text-properties fo:font-size="12pt" fo:font-weight="normal" officeooo:paragraph-rsid="000274bd" style:font-name="Arial" style:font-size-asian="12pt" style:font-size-complex="12pt" style:font-weight-asian="normal" style:font-weight-complex="normal"/>
    </style:style>
    <style:style style:family="text" style:name="T1">
      <style:text-properties officeooo:rsid="001cbbb9"/>
    </style:style>
    <style:style style:family="text" style:name="T2">
      <style:text-properties officeooo:rsid="0023e9eb"/>
    </style:style>
    <style:style style:family="text" style:name="T3">
      <style:text-properties officeooo:rsid="001a2877" style:font-name-asian="Arial"/>
    </style:style>
    <style:style style:family="text" style:name="T4">
      <style:text-properties officeooo:rsid="001e9f29" style:font-name-asian="Arial"/>
    </style:style>
    <style:style style:family="text" style:name="T5">
      <style:text-properties officeooo:rsid="0024ef65" style:font-name-asian="Arial"/>
    </style:style>
    <style:style style:family="text" style:name="T6">
      <style:text-properties officeooo:rsid="002308fd" style:font-name-asian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number-columns-spanned="2" table:style-name="Tableau1.A1">
            <text:p text:style-name="P3"/>
            <text:p text:style-name="P4">URBANISME – AVIS D'<text:span text:style-name="T1">ANNONCE DE PROJET</text:span></text:p>
            <text:p text:style-name="P3"/>
          </table:table-cell>
          <table:covered-table-cell/>
        </table:table-row>
        <table:table-row>
          <table:table-cell office:value-type="string" table:style-name="Tableau1.A2">
            <text:p text:style-name="P5">N° de classification</text:p>
          </table:table-cell>
          <table:table-cell office:value-type="string" table:style-name="Tableau1.B2">
            <text:p text:style-name="P5">1.778.511</text:p>
          </table:table-cell>
        </table:table-row>
        <table:table-row>
          <table:table-cell office:value-type="string" table:style-name="Tableau1.A2">
            <text:p text:style-name="P5">Permis d'urbanisme <text:span text:style-name="T2">public</text:span> n°</text:p>
          </table:table-cell>
          <table:table-cell office:value-type="string" table:style-name="Tableau1.B2">
            <text:p text:style-name="P11"><text:text-input text:description="">self.getReference()</text:text-input></text:p>
          </table:table-cell>
        </table:table-row>
        <table:table-row table:style-name="Tableau1.4">
          <table:table-cell office:value-type="string" table:number-columns-spanned="2" table:style-name="Tableau1.B2">
            <text:p text:style-name="P5"/>
          </table:table-cell>
          <table:covered-table-cell/>
        </table:table-row>
        <table:table-row>
          <table:table-cell office:value-type="string" table:style-name="Tableau1.A2">
            <text:p text:style-name="P5">Nom</text:p>
          </table:table-cell>
          <table:table-cell office:value-type="string" table:style-name="Tableau1.B2">
            <text:p text:style-name="P8"><text:text-input text:description="Demandeurs avec adresse">self.getApplicantsSignaletic(withaddress=True)</text:text-input></text:p>
          </table:table-cell>
        </table:table-row>
        <table:table-row>
          <table:table-cell office:value-type="string" table:style-name="Tableau1.A2">
            <text:p text:style-name="P5">N° de téléphone</text:p>
          </table:table-cell>
          <table:table-cell office:value-type="string" table:style-name="Tableau1.B2">
            <text:p text:style-name="P9"/>
          </table:table-cell>
        </table:table-row>
        <table:table-row>
          <table:table-cell office:value-type="string" table:style-name="Tableau1.A2">
            <text:p text:style-name="P5">Adresse du bien</text:p>
          </table:table-cell>
          <table:table-cell office:value-type="string" table:style-name="Tableau1.B2">
            <text:p text:style-name="P9"><text:text-input text:description="Emplacement des travaux">self.getWorkLocationSignaletic()</text:text-input></text:p>
          </table:table-cell>
        </table:table-row>
        <table:table-row>
          <table:table-cell office:value-type="string" table:style-name="Tableau1.A2">
            <text:p text:style-name="P5">Cadastre</text:p>
          </table:table-cell>
          <table:table-cell office:value-type="string" table:style-name="Tableau1.B2">
            <text:p text:style-name="P9"><text:text-input text:description="Cadastre">licence_view.get_parcels()</text:text-input></text:p>
          </table:table-cell>
        </table:table-row>
        <table:table-row>
          <table:table-cell office:value-type="string" table:number-columns-spanned="2" table:style-name="Tableau1.B2">
            <text:p text:style-name="P5"/>
          </table:table-cell>
          <table:covered-table-cell/>
        </table:table-row>
        <table:table-row>
          <table:table-cell office:value-type="string" table:style-name="Tableau1.A2">
            <text:p text:style-name="P7">Objet de la demande</text:p>
          </table:table-cell>
          <table:table-cell office:value-type="string" table:style-name="Tableau1.B2">
            <text:p text:style-name="P8"><text:text-input text:description="Nature des travaux">self.getLicenceSubject()</text:text-input></text:p>
          </table:table-cell>
        </table:table-row>
        <table:table-row>
          <table:table-cell office:value-type="string" table:style-name="Tableau1.A2">
            <text:p text:style-name="P6">Annonce</text:p>
          </table:table-cell>
          <table:table-cell office:value-type="string" table:style-name="Tableau1.B2">
            <text:p text:style-name="P2"><text:span text:style-name="T3">du </text:span><text:span text:style-name="T4"><text:text-input text:description="Date début d'enquête">tool.formatDate(licence.getLastInquiry().getInvestigationStart())</text:text-input></text:span><text:span text:style-name="T5"><text:s/></text:span><text:span text:style-name="T4">au</text:span><text:span text:style-name="T5"> <text:s/></text:span></text:p>
            <text:p text:style-name="P10"><text:span text:style-name="T4"><text:text-input text:description="Date fin d'enquête">tool.formatDate(licence.getLastInquiry().getInvestigationEnd())</text:text-input></text:span><text:span text:style-name="T4"><text:s/></text:span><text:span text:style-name="T6">inclus.</text:span></text:p>
          </table:table-cell>
        </table:table-row>
        <table:table-row>
          <table:table-cell office:value-type="string" table:style-name="Tableau1.A2">
            <text:p text:style-name="P5">Collège du</text:p>
          </table:table-cell>
          <table:table-cell office:value-type="string" table:style-name="Tableau1.B2">
            <text:p text:style-name="P9"/>
          </table:table-cell>
        </table:table-row>
        <table:table-row>
          <table:table-cell office:value-type="string" table:style-name="Tableau1.A2">
            <text:p text:style-name="P5">Transmis urbanisme</text:p>
          </table:table-cell>
          <table:table-cell office:value-type="string" table:style-name="Tableau1.B2">
            <text:p text:style-name="P9"/>
          </table:table-cell>
        </table:table-row>
        <table:table-row>
          <table:table-cell office:value-type="string" table:number-columns-spanned="2" table:style-name="Tableau1.B2">
            <text:p text:style-name="P5">Remarques : 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  <table:covered-table-cell/>
        </table:table-row>
      </table:table>
      <text:p text:style-name="P1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wiss" style:font-pitch="variable" style:name="Arial" svg:font-family="Arial"/>
    <style:font-face style:font-family-generic="swiss" style:font-pitch="variable" style:name="Liberation Sans" svg:font-family="'Liberation Sans'"/>
    <style:font-face style:font-family-generic="system" style:font-pitch="variable" style:name="FreeSans" svg:font-family="FreeSans"/>
    <style:font-face style:font-family-generic="system" style:font-pitch="variable" style:name="Noto Sans CJK SC Regular" svg:font-family="'Noto Sans CJK SC Regular'"/>
  </office:font-face-decls>
  <office:automatic-styles>
    <style:style style:family="table" style:name="Tableau1">
      <style:table-properties style:width="17cm" table:align="margins"/>
    </style:style>
    <style:style style:family="table-column" style:name="Tableau1.A">
      <style:table-column-properties style:column-width="8.5cm" style:rel-column-width="32767*"/>
    </style:style>
    <style:style style:family="table-column" style:name="Tableau1.B">
      <style:table-column-properties style:column-width="8.5cm" style:rel-column-width="32768*"/>
    </style:style>
    <style:style style:family="table-row" style:name="Tableau1.1">
      <style:table-row-properties style:min-row-height="1.379cm"/>
    </style:style>
    <style:style style:family="table-cell" style:name="Tableau1.A1">
      <style:table-cell-properties fo:border="0.05pt solid #000000" fo:padding="0.097cm"/>
    </style:style>
    <style:style style:family="table-cell" style:name="Tableau1.A2">
      <style:table-cell-properties fo:border-bottom="0.05pt solid #000000" fo:border-left="0.05pt solid #000000" fo:border-right="none" fo:border-top="none" fo:padding="0.097cm"/>
    </style:style>
    <style:style style:family="table-cell" style:name="Tableau1.B2">
      <style:table-cell-properties fo:border-bottom="0.05pt solid #000000" fo:border-left="0.05pt solid #000000" fo:border-right="0.05pt solid #000000" fo:border-top="none" fo:padding="0.097cm"/>
    </style:style>
    <style:style style:family="table-row" style:name="Tableau1.4">
      <style:table-row-properties style:min-row-height="0.564cm"/>
    </style:style>
    <style:style style:family="paragraph" style:name="P1" style:parent-style-name="Standard">
      <style:text-properties officeooo:paragraph-rsid="000274bd"/>
    </style:style>
    <style:style style:family="paragraph" style:master-page-name="" style:name="P2" style:parent-style-name="Standard">
      <loext:graphic-properties draw:fill="none"/>
      <style:paragraph-properties fo:background-color="transparent" fo:hyphenation-ladder-count="no-limit" fo:margin-bottom="0cm" fo:margin-left="0cm" fo:margin-right="0cm" fo:margin-top="0cm" fo:orphans="0" fo:text-align="start" fo:text-indent="0cm" fo:widows="0" loext:contextual-spacing="false" style:auto-text-indent="false" style:justify-single-word="false" style:line-break="strict" style:page-number="auto" style:punctuation-wrap="hanging" style:text-autospace="ideograph-alpha" style:writing-mode="lr-tb">
        <style:tab-stops/>
      </style:paragraph-properties>
      <style:text-properties fo:font-size="12pt" fo:font-weight="normal" fo:hyphenate="false" fo:hyphenation-push-char-count="2" fo:hyphenation-remain-char-count="2" officeooo:paragraph-rsid="000274bd" style:font-name="Arial" style:font-name-complex="Arial" style:font-size-asian="12pt" style:font-size-complex="12pt" style:font-weight-asian="normal" style:font-weight-complex="normal"/>
    </style:style>
    <style:style style:family="paragraph" style:name="P3" style:parent-style-name="Table_20_Contents">
      <style:paragraph-properties fo:text-align="center" style:justify-single-word="false"/>
      <style:text-properties fo:font-size="16pt" fo:font-weight="bold" officeooo:paragraph-rsid="000274bd" style:font-name="Arial" style:font-size-asian="16pt" style:font-size-complex="16pt" style:font-weight-asian="bold" style:font-weight-complex="bold" style:text-underline-color="font-color" style:text-underline-style="solid" style:text-underline-width="auto"/>
    </style:style>
    <style:style style:family="paragraph" style:name="P4" style:parent-style-name="Table_20_Contents">
      <style:paragraph-properties fo:text-align="center" style:justify-single-word="false"/>
      <style:text-properties fo:font-size="18pt" fo:font-weight="bold" officeooo:paragraph-rsid="000274bd" style:font-name="Arial" style:font-size-asian="18pt" style:font-size-complex="18pt" style:font-weight-asian="bold" style:font-weight-complex="bold" style:text-underline-color="font-color" style:text-underline-style="solid" style:text-underline-width="auto"/>
    </style:style>
    <style:style style:family="paragraph" style:name="P5" style:parent-style-name="Table_20_Contents">
      <style:paragraph-properties fo:text-align="start" style:justify-single-word="false"/>
      <style:text-properties fo:font-size="12pt" fo:font-weight="normal" officeooo:paragraph-rsid="000274bd" style:font-name="Arial" style:font-size-asian="12pt" style:font-size-complex="12pt" style:font-weight-asian="normal" style:font-weight-complex="normal"/>
    </style:style>
    <style:style style:family="paragraph" style:name="P6" style:parent-style-name="Table_20_Contents">
      <style:paragraph-properties fo:text-align="start" style:justify-single-word="false"/>
      <style:text-properties fo:font-size="12pt" fo:font-weight="normal" officeooo:paragraph-rsid="000274bd" officeooo:rsid="001e4b90" style:font-name="Arial" style:font-size-asian="12pt" style:font-size-complex="12pt" style:font-weight-asian="normal" style:font-weight-complex="normal"/>
    </style:style>
    <style:style style:family="paragraph" style:name="P7" style:parent-style-name="Table_20_Contents">
      <style:paragraph-properties fo:text-align="start" style:justify-single-word="false"/>
      <style:text-properties fo:font-size="14pt" fo:font-weight="bold" officeooo:paragraph-rsid="000274bd" style:font-name="Arial" style:font-size-asian="14pt" style:font-size-complex="14pt" style:font-weight-asian="bold" style:font-weight-complex="bold"/>
    </style:style>
    <style:style style:family="paragraph" style:name="P8" style:parent-style-name="UrbanBody">
      <style:paragraph-properties fo:margin-bottom="0cm" fo:margin-top="0cm" fo:text-align="justify" loext:contextual-spacing="false" style:justify-single-word="false"/>
      <style:text-properties fo:font-size="14pt" fo:font-weight="bold" officeooo:paragraph-rsid="000274bd" style:font-name="Arial" style:font-size-asian="14pt" style:font-size-complex="14pt" style:font-weight-asian="bold" style:font-weight-complex="bold"/>
    </style:style>
    <style:style style:family="paragraph" style:name="P9" style:parent-style-name="UrbanBody">
      <style:paragraph-properties fo:margin-bottom="0cm" fo:margin-top="0cm" fo:text-align="justify" loext:contextual-spacing="false" style:justify-single-word="false"/>
      <style:text-properties fo:font-size="12pt" fo:font-weight="normal" officeooo:paragraph-rsid="000274bd" style:font-name="Arial" style:font-size-asian="12pt" style:font-size-complex="12pt" style:font-weight-asian="normal" style:font-weight-complex="normal"/>
    </style:style>
    <style:style style:family="paragraph" style:name="P10" style:parent-style-name="UrbanBody">
      <loext:graphic-properties draw:fill="none"/>
      <style:paragraph-properties fo:background-color="transparent" fo:hyphenation-ladder-count="no-limit" fo:margin-bottom="0cm" fo:margin-left="0cm" fo:margin-right="0cm" fo:margin-top="0cm" fo:orphans="0" fo:text-align="start" fo:text-indent="0cm" fo:widows="0" loext:contextual-spacing="false" style:auto-text-indent="false" style:justify-single-word="false" style:line-break="strict" style:punctuation-wrap="hanging" style:text-autospace="ideograph-alpha" style:writing-mode="lr-tb">
        <style:tab-stops/>
      </style:paragraph-properties>
      <style:text-properties fo:font-size="12pt" fo:font-weight="normal" fo:hyphenate="false" fo:hyphenation-push-char-count="2" fo:hyphenation-remain-char-count="2" officeooo:paragraph-rsid="000274bd" officeooo:rsid="0024ef65" style:font-name="Arial" style:font-name-complex="Arial" style:font-size-asian="12pt" style:font-size-complex="12pt" style:font-weight-asian="normal" style:font-weight-complex="normal"/>
    </style:style>
    <style:style style:family="paragraph" style:name="P11" style:parent-style-name="UrbanReferences">
      <style:paragraph-properties fo:margin-bottom="0cm" fo:margin-top="0cm" fo:text-align="start" loext:contextual-spacing="false" style:justify-single-word="false"/>
      <style:text-properties fo:font-size="12pt" fo:font-weight="normal" officeooo:paragraph-rsid="000274bd" style:font-name="Arial" style:font-size-asian="12pt" style:font-size-complex="12pt" style:font-weight-asian="normal" style:font-weight-complex="normal"/>
    </style:style>
    <style:style style:family="text" style:name="T1">
      <style:text-properties officeooo:rsid="001cbbb9"/>
    </style:style>
    <style:style style:family="text" style:name="T2">
      <style:text-properties officeooo:rsid="0023e9eb"/>
    </style:style>
    <style:style style:family="text" style:name="T3">
      <style:text-properties officeooo:rsid="001a2877" style:font-name-asian="Arial"/>
    </style:style>
    <style:style style:family="text" style:name="T4">
      <style:text-properties officeooo:rsid="001e9f29" style:font-name-asian="Arial"/>
    </style:style>
    <style:style style:family="text" style:name="T5">
      <style:text-properties officeooo:rsid="0024ef65" style:font-name-asian="Arial"/>
    </style:style>
    <style:style style:family="text" style:name="T6">
      <style:text-properties officeooo:rsid="002308fd" style:font-name-asian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number-columns-spanned="2" table:style-name="Tableau1.A1">
            <text:p text:style-name="P3"/>
            <text:p text:style-name="P4">URBANISME – AVIS D'<text:span text:style-name="T1">ANNONCE DE PROJET</text:span></text:p>
            <text:p text:style-name="P3"/>
          </table:table-cell>
          <table:covered-table-cell/>
        </table:table-row>
        <table:table-row>
          <table:table-cell office:value-type="string" table:style-name="Tableau1.A2">
            <text:p text:style-name="P5">N° de classification</text:p>
          </table:table-cell>
          <table:table-cell office:value-type="string" table:style-name="Tableau1.B2">
            <text:p text:style-name="P5">1.778.511</text:p>
          </table:table-cell>
        </table:table-row>
        <table:table-row>
          <table:table-cell office:value-type="string" table:style-name="Tableau1.A2">
            <text:p text:style-name="P5">Permis d'urbanisme <text:span text:style-name="T2">public</text:span> n°</text:p>
          </table:table-cell>
          <table:table-cell office:value-type="string" table:style-name="Tableau1.B2">
            <text:p text:style-name="P11"><text:text-input text:description="">self.getReference()</text:text-input></text:p>
          </table:table-cell>
        </table:table-row>
        <table:table-row table:style-name="Tableau1.4">
          <table:table-cell office:value-type="string" table:number-columns-spanned="2" table:style-name="Tableau1.B2">
            <text:p text:style-name="P5"/>
          </table:table-cell>
          <table:covered-table-cell/>
        </table:table-row>
        <table:table-row>
          <table:table-cell office:value-type="string" table:style-name="Tableau1.A2">
            <text:p text:style-name="P5">Nom</text:p>
          </table:table-cell>
          <table:table-cell office:value-type="string" table:style-name="Tableau1.B2">
            <text:p text:style-name="P8"><text:text-input text:description="Demandeurs avec adresse">self.getApplicantsSignaletic(withaddress=True)</text:text-input></text:p>
          </table:table-cell>
        </table:table-row>
        <table:table-row>
          <table:table-cell office:value-type="string" table:style-name="Tableau1.A2">
            <text:p text:style-name="P5">N° de téléphone</text:p>
          </table:table-cell>
          <table:table-cell office:value-type="string" table:style-name="Tableau1.B2">
            <text:p text:style-name="P9"/>
          </table:table-cell>
        </table:table-row>
        <table:table-row>
          <table:table-cell office:value-type="string" table:style-name="Tableau1.A2">
            <text:p text:style-name="P5">Adresse du bien</text:p>
          </table:table-cell>
          <table:table-cell office:value-type="string" table:style-name="Tableau1.B2">
            <text:p text:style-name="P9"><text:text-input text:description="Emplacement des travaux">self.getWorkLocationSignaletic()</text:text-input></text:p>
          </table:table-cell>
        </table:table-row>
        <table:table-row>
          <table:table-cell office:value-type="string" table:style-name="Tableau1.A2">
            <text:p text:style-name="P5">Cadastre</text:p>
          </table:table-cell>
          <table:table-cell office:value-type="string" table:style-name="Tableau1.B2">
            <text:p text:style-name="P9"><text:text-input text:description="Cadastre">licence_view.get_parcels()</text:text-input></text:p>
          </table:table-cell>
        </table:table-row>
        <table:table-row>
          <table:table-cell office:value-type="string" table:number-columns-spanned="2" table:style-name="Tableau1.B2">
            <text:p text:style-name="P5"/>
          </table:table-cell>
          <table:covered-table-cell/>
        </table:table-row>
        <table:table-row>
          <table:table-cell office:value-type="string" table:style-name="Tableau1.A2">
            <text:p text:style-name="P7">Objet de la demande</text:p>
          </table:table-cell>
          <table:table-cell office:value-type="string" table:style-name="Tableau1.B2">
            <text:p text:style-name="P8"><text:text-input text:description="Nature des travaux">self.getLicenceSubject()</text:text-input></text:p>
          </table:table-cell>
        </table:table-row>
        <table:table-row>
          <table:table-cell office:value-type="string" table:style-name="Tableau1.A2">
            <text:p text:style-name="P6">Annonce</text:p>
          </table:table-cell>
          <table:table-cell office:value-type="string" table:style-name="Tableau1.B2">
            <text:p text:style-name="P2"><text:span text:style-name="T3">du </text:span><text:span text:style-name="T4"><text:text-input text:description="Date début d'enquête">tool.formatDate(licence.getLastInquiry().getInvestigationStart())</text:text-input></text:span><text:span text:style-name="T5"><text:s/></text:span><text:span text:style-name="T4">au</text:span><text:span text:style-name="T5"> <text:s/></text:span></text:p>
            <text:p text:style-name="P10"><text:span text:style-name="T4"><text:text-input text:description="Date fin d'enquête">tool.formatDate(licence.getLastInquiry().getInvestigationEnd())</text:text-input></text:span><text:span text:style-name="T4"><text:s/></text:span><text:span text:style-name="T6">inclus.</text:span></text:p>
          </table:table-cell>
        </table:table-row>
        <table:table-row>
          <table:table-cell office:value-type="string" table:style-name="Tableau1.A2">
            <text:p text:style-name="P5">Collège du</text:p>
          </table:table-cell>
          <table:table-cell office:value-type="string" table:style-name="Tableau1.B2">
            <text:p text:style-name="P9"/>
          </table:table-cell>
        </table:table-row>
        <table:table-row>
          <table:table-cell office:value-type="string" table:style-name="Tableau1.A2">
            <text:p text:style-name="P5">Transmis urbanisme</text:p>
          </table:table-cell>
          <table:table-cell office:value-type="string" table:style-name="Tableau1.B2">
            <text:p text:style-name="P9"/>
          </table:table-cell>
        </table:table-row>
        <table:table-row>
          <table:table-cell office:value-type="string" table:number-columns-spanned="2" table:style-name="Tableau1.B2">
            <text:p text:style-name="P5">Remarques : 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  <table:covered-table-cell/>
        </table:table-row>
      </table:table>
      <text:p text:style-name="P1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wiss" style:font-pitch="variable" style:name="Arial" svg:font-family="Arial"/>
    <style:font-face style:font-family-generic="swiss" style:font-pitch="variable" style:name="Liberation Sans" svg:font-family="'Liberation Sans'"/>
    <style:font-face style:font-family-generic="system" style:font-pitch="variable" style:name="FreeSans" svg:font-family="FreeSans"/>
    <style:font-face style:font-family-generic="system" style:font-pitch="variable" style:name="Noto Sans CJK SC Regular" svg:font-family="'Noto Sans CJK SC Regular'"/>
  </office:font-face-decls>
  <office:automatic-styles>
    <style:style style:family="table" style:name="Tableau1">
      <style:table-properties style:width="17cm" table:align="margins"/>
    </style:style>
    <style:style style:family="table-column" style:name="Tableau1.A">
      <style:table-column-properties style:column-width="8.5cm" style:rel-column-width="32767*"/>
    </style:style>
    <style:style style:family="table-column" style:name="Tableau1.B">
      <style:table-column-properties style:column-width="8.5cm" style:rel-column-width="32768*"/>
    </style:style>
    <style:style style:family="table-row" style:name="Tableau1.1">
      <style:table-row-properties style:min-row-height="1.379cm"/>
    </style:style>
    <style:style style:family="table-cell" style:name="Tableau1.A1">
      <style:table-cell-properties fo:border="0.05pt solid #000000" fo:padding="0.097cm"/>
    </style:style>
    <style:style style:family="table-cell" style:name="Tableau1.A2">
      <style:table-cell-properties fo:border-bottom="0.05pt solid #000000" fo:border-left="0.05pt solid #000000" fo:border-right="none" fo:border-top="none" fo:padding="0.097cm"/>
    </style:style>
    <style:style style:family="table-cell" style:name="Tableau1.B2">
      <style:table-cell-properties fo:border-bottom="0.05pt solid #000000" fo:border-left="0.05pt solid #000000" fo:border-right="0.05pt solid #000000" fo:border-top="none" fo:padding="0.097cm"/>
    </style:style>
    <style:style style:family="table-row" style:name="Tableau1.4">
      <style:table-row-properties style:min-row-height="0.564cm"/>
    </style:style>
    <style:style style:family="paragraph" style:name="P1" style:parent-style-name="Standard">
      <style:text-properties officeooo:paragraph-rsid="000274bd"/>
    </style:style>
    <style:style style:family="paragraph" style:master-page-name="" style:name="P2" style:parent-style-name="Standard">
      <loext:graphic-properties draw:fill="none"/>
      <style:paragraph-properties fo:background-color="transparent" fo:hyphenation-ladder-count="no-limit" fo:margin-bottom="0cm" fo:margin-left="0cm" fo:margin-right="0cm" fo:margin-top="0cm" fo:orphans="0" fo:text-align="start" fo:text-indent="0cm" fo:widows="0" loext:contextual-spacing="false" style:auto-text-indent="false" style:justify-single-word="false" style:line-break="strict" style:page-number="auto" style:punctuation-wrap="hanging" style:text-autospace="ideograph-alpha" style:writing-mode="lr-tb">
        <style:tab-stops/>
      </style:paragraph-properties>
      <style:text-properties fo:font-size="12pt" fo:font-weight="normal" fo:hyphenate="false" fo:hyphenation-push-char-count="2" fo:hyphenation-remain-char-count="2" officeooo:paragraph-rsid="000274bd" style:font-name="Arial" style:font-name-complex="Arial" style:font-size-asian="12pt" style:font-size-complex="12pt" style:font-weight-asian="normal" style:font-weight-complex="normal"/>
    </style:style>
    <style:style style:family="paragraph" style:name="P3" style:parent-style-name="Table_20_Contents">
      <style:paragraph-properties fo:text-align="center" style:justify-single-word="false"/>
      <style:text-properties fo:font-size="16pt" fo:font-weight="bold" officeooo:paragraph-rsid="000274bd" style:font-name="Arial" style:font-size-asian="16pt" style:font-size-complex="16pt" style:font-weight-asian="bold" style:font-weight-complex="bold" style:text-underline-color="font-color" style:text-underline-style="solid" style:text-underline-width="auto"/>
    </style:style>
    <style:style style:family="paragraph" style:name="P4" style:parent-style-name="Table_20_Contents">
      <style:paragraph-properties fo:text-align="center" style:justify-single-word="false"/>
      <style:text-properties fo:font-size="18pt" fo:font-weight="bold" officeooo:paragraph-rsid="000274bd" style:font-name="Arial" style:font-size-asian="18pt" style:font-size-complex="18pt" style:font-weight-asian="bold" style:font-weight-complex="bold" style:text-underline-color="font-color" style:text-underline-style="solid" style:text-underline-width="auto"/>
    </style:style>
    <style:style style:family="paragraph" style:name="P5" style:parent-style-name="Table_20_Contents">
      <style:paragraph-properties fo:text-align="start" style:justify-single-word="false"/>
      <style:text-properties fo:font-size="12pt" fo:font-weight="normal" officeooo:paragraph-rsid="000274bd" style:font-name="Arial" style:font-size-asian="12pt" style:font-size-complex="12pt" style:font-weight-asian="normal" style:font-weight-complex="normal"/>
    </style:style>
    <style:style style:family="paragraph" style:name="P6" style:parent-style-name="Table_20_Contents">
      <style:paragraph-properties fo:text-align="start" style:justify-single-word="false"/>
      <style:text-properties fo:font-size="12pt" fo:font-weight="normal" officeooo:paragraph-rsid="000274bd" officeooo:rsid="001e4b90" style:font-name="Arial" style:font-size-asian="12pt" style:font-size-complex="12pt" style:font-weight-asian="normal" style:font-weight-complex="normal"/>
    </style:style>
    <style:style style:family="paragraph" style:name="P7" style:parent-style-name="Table_20_Contents">
      <style:paragraph-properties fo:text-align="start" style:justify-single-word="false"/>
      <style:text-properties fo:font-size="14pt" fo:font-weight="bold" officeooo:paragraph-rsid="000274bd" style:font-name="Arial" style:font-size-asian="14pt" style:font-size-complex="14pt" style:font-weight-asian="bold" style:font-weight-complex="bold"/>
    </style:style>
    <style:style style:family="paragraph" style:name="P8" style:parent-style-name="UrbanBody">
      <style:paragraph-properties fo:margin-bottom="0cm" fo:margin-top="0cm" fo:text-align="justify" loext:contextual-spacing="false" style:justify-single-word="false"/>
      <style:text-properties fo:font-size="14pt" fo:font-weight="bold" officeooo:paragraph-rsid="000274bd" style:font-name="Arial" style:font-size-asian="14pt" style:font-size-complex="14pt" style:font-weight-asian="bold" style:font-weight-complex="bold"/>
    </style:style>
    <style:style style:family="paragraph" style:name="P9" style:parent-style-name="UrbanBody">
      <style:paragraph-properties fo:margin-bottom="0cm" fo:margin-top="0cm" fo:text-align="justify" loext:contextual-spacing="false" style:justify-single-word="false"/>
      <style:text-properties fo:font-size="12pt" fo:font-weight="normal" officeooo:paragraph-rsid="000274bd" style:font-name="Arial" style:font-size-asian="12pt" style:font-size-complex="12pt" style:font-weight-asian="normal" style:font-weight-complex="normal"/>
    </style:style>
    <style:style style:family="paragraph" style:name="P10" style:parent-style-name="UrbanBody">
      <loext:graphic-properties draw:fill="none"/>
      <style:paragraph-properties fo:background-color="transparent" fo:hyphenation-ladder-count="no-limit" fo:margin-bottom="0cm" fo:margin-left="0cm" fo:margin-right="0cm" fo:margin-top="0cm" fo:orphans="0" fo:text-align="start" fo:text-indent="0cm" fo:widows="0" loext:contextual-spacing="false" style:auto-text-indent="false" style:justify-single-word="false" style:line-break="strict" style:punctuation-wrap="hanging" style:text-autospace="ideograph-alpha" style:writing-mode="lr-tb">
        <style:tab-stops/>
      </style:paragraph-properties>
      <style:text-properties fo:font-size="12pt" fo:font-weight="normal" fo:hyphenate="false" fo:hyphenation-push-char-count="2" fo:hyphenation-remain-char-count="2" officeooo:paragraph-rsid="000274bd" officeooo:rsid="0024ef65" style:font-name="Arial" style:font-name-complex="Arial" style:font-size-asian="12pt" style:font-size-complex="12pt" style:font-weight-asian="normal" style:font-weight-complex="normal"/>
    </style:style>
    <style:style style:family="paragraph" style:name="P11" style:parent-style-name="UrbanReferences">
      <style:paragraph-properties fo:margin-bottom="0cm" fo:margin-top="0cm" fo:text-align="start" loext:contextual-spacing="false" style:justify-single-word="false"/>
      <style:text-properties fo:font-size="12pt" fo:font-weight="normal" officeooo:paragraph-rsid="000274bd" style:font-name="Arial" style:font-size-asian="12pt" style:font-size-complex="12pt" style:font-weight-asian="normal" style:font-weight-complex="normal"/>
    </style:style>
    <style:style style:family="text" style:name="T1">
      <style:text-properties officeooo:rsid="001cbbb9"/>
    </style:style>
    <style:style style:family="text" style:name="T2">
      <style:text-properties officeooo:rsid="0023e9eb"/>
    </style:style>
    <style:style style:family="text" style:name="T3">
      <style:text-properties officeooo:rsid="001a2877" style:font-name-asian="Arial"/>
    </style:style>
    <style:style style:family="text" style:name="T4">
      <style:text-properties officeooo:rsid="001e9f29" style:font-name-asian="Arial"/>
    </style:style>
    <style:style style:family="text" style:name="T5">
      <style:text-properties officeooo:rsid="0024ef65" style:font-name-asian="Arial"/>
    </style:style>
    <style:style style:family="text" style:name="T6">
      <style:text-properties officeooo:rsid="002308fd" style:font-name-asian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number-columns-spanned="2" table:style-name="Tableau1.A1">
            <text:p text:style-name="P3"/>
            <text:p text:style-name="P4">URBANISME – AVIS D'<text:span text:style-name="T1">ANNONCE DE PROJET</text:span></text:p>
            <text:p text:style-name="P3"/>
          </table:table-cell>
          <table:covered-table-cell/>
        </table:table-row>
        <table:table-row>
          <table:table-cell office:value-type="string" table:style-name="Tableau1.A2">
            <text:p text:style-name="P5">N° de classification</text:p>
          </table:table-cell>
          <table:table-cell office:value-type="string" table:style-name="Tableau1.B2">
            <text:p text:style-name="P5">1.778.511</text:p>
          </table:table-cell>
        </table:table-row>
        <table:table-row>
          <table:table-cell office:value-type="string" table:style-name="Tableau1.A2">
            <text:p text:style-name="P5">Permis d'urbanisme <text:span text:style-name="T2">public</text:span> n°</text:p>
          </table:table-cell>
          <table:table-cell office:value-type="string" table:style-name="Tableau1.B2">
            <text:p text:style-name="P11"><text:text-input text:description="">self.getReference()</text:text-input></text:p>
          </table:table-cell>
        </table:table-row>
        <table:table-row table:style-name="Tableau1.4">
          <table:table-cell office:value-type="string" table:number-columns-spanned="2" table:style-name="Tableau1.B2">
            <text:p text:style-name="P5"/>
          </table:table-cell>
          <table:covered-table-cell/>
        </table:table-row>
        <table:table-row>
          <table:table-cell office:value-type="string" table:style-name="Tableau1.A2">
            <text:p text:style-name="P5">Nom</text:p>
          </table:table-cell>
          <table:table-cell office:value-type="string" table:style-name="Tableau1.B2">
            <text:p text:style-name="P8"><text:text-input text:description="Demandeurs avec adresse">self.getApplicantsSignaletic(withaddress=True)</text:text-input></text:p>
          </table:table-cell>
        </table:table-row>
        <table:table-row>
          <table:table-cell office:value-type="string" table:style-name="Tableau1.A2">
            <text:p text:style-name="P5">N° de téléphone</text:p>
          </table:table-cell>
          <table:table-cell office:value-type="string" table:style-name="Tableau1.B2">
            <text:p text:style-name="P9"/>
          </table:table-cell>
        </table:table-row>
        <table:table-row>
          <table:table-cell office:value-type="string" table:style-name="Tableau1.A2">
            <text:p text:style-name="P5">Adresse du bien</text:p>
          </table:table-cell>
          <table:table-cell office:value-type="string" table:style-name="Tableau1.B2">
            <text:p text:style-name="P9"><text:text-input text:description="Emplacement des travaux">self.getWorkLocationSignaletic()</text:text-input></text:p>
          </table:table-cell>
        </table:table-row>
        <table:table-row>
          <table:table-cell office:value-type="string" table:style-name="Tableau1.A2">
            <text:p text:style-name="P5">Cadastre</text:p>
          </table:table-cell>
          <table:table-cell office:value-type="string" table:style-name="Tableau1.B2">
            <text:p text:style-name="P9"><text:text-input text:description="Cadastre">licence_view.get_parcels()</text:text-input></text:p>
          </table:table-cell>
        </table:table-row>
        <table:table-row>
          <table:table-cell office:value-type="string" table:number-columns-spanned="2" table:style-name="Tableau1.B2">
            <text:p text:style-name="P5"/>
          </table:table-cell>
          <table:covered-table-cell/>
        </table:table-row>
        <table:table-row>
          <table:table-cell office:value-type="string" table:style-name="Tableau1.A2">
            <text:p text:style-name="P7">Objet de la demande</text:p>
          </table:table-cell>
          <table:table-cell office:value-type="string" table:style-name="Tableau1.B2">
            <text:p text:style-name="P8"><text:text-input text:description="Nature des travaux">self.getLicenceSubject()</text:text-input></text:p>
          </table:table-cell>
        </table:table-row>
        <table:table-row>
          <table:table-cell office:value-type="string" table:style-name="Tableau1.A2">
            <text:p text:style-name="P6">Annonce</text:p>
          </table:table-cell>
          <table:table-cell office:value-type="string" table:style-name="Tableau1.B2">
            <text:p text:style-name="P2"><text:span text:style-name="T3">du </text:span><text:span text:style-name="T4"><text:text-input text:description="Date début d'enquête">tool.formatDate(licence.getLastInquiry().getInvestigationStart())</text:text-input></text:span><text:span text:style-name="T5"><text:s/></text:span><text:span text:style-name="T4">au</text:span><text:span text:style-name="T5"> <text:s/></text:span></text:p>
            <text:p text:style-name="P10"><text:span text:style-name="T4"><text:text-input text:description="Date fin d'enquête">tool.formatDate(licence.getLastInquiry().getInvestigationEnd())</text:text-input></text:span><text:span text:style-name="T4"><text:s/></text:span><text:span text:style-name="T6">inclus.</text:span></text:p>
          </table:table-cell>
        </table:table-row>
        <table:table-row>
          <table:table-cell office:value-type="string" table:style-name="Tableau1.A2">
            <text:p text:style-name="P5">Collège du</text:p>
          </table:table-cell>
          <table:table-cell office:value-type="string" table:style-name="Tableau1.B2">
            <text:p text:style-name="P9"/>
          </table:table-cell>
        </table:table-row>
        <table:table-row>
          <table:table-cell office:value-type="string" table:style-name="Tableau1.A2">
            <text:p text:style-name="P5">Transmis urbanisme</text:p>
          </table:table-cell>
          <table:table-cell office:value-type="string" table:style-name="Tableau1.B2">
            <text:p text:style-name="P9"/>
          </table:table-cell>
        </table:table-row>
        <table:table-row>
          <table:table-cell office:value-type="string" table:number-columns-spanned="2" table:style-name="Tableau1.B2">
            <text:p text:style-name="P5">Remarques : 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  <table:covered-table-cell/>
        </table:table-row>
      </table:table>
      <text:p text:style-name="P1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wiss" style:font-pitch="variable" style:name="Arial" svg:font-family="Arial"/>
    <style:font-face style:font-family-generic="swiss" style:font-pitch="variable" style:name="Liberation Sans" svg:font-family="'Liberation Sans'"/>
    <style:font-face style:font-family-generic="system" style:font-pitch="variable" style:name="FreeSans" svg:font-family="FreeSans"/>
    <style:font-face style:font-family-generic="system" style:font-pitch="variable" style:name="Noto Sans CJK SC Regular" svg:font-family="'Noto Sans CJK SC Regular'"/>
  </office:font-face-decls>
  <office:automatic-styles>
    <style:style style:family="table" style:name="Tableau1">
      <style:table-properties style:width="17cm" table:align="margins"/>
    </style:style>
    <style:style style:family="table-column" style:name="Tableau1.A">
      <style:table-column-properties style:column-width="8.5cm" style:rel-column-width="32767*"/>
    </style:style>
    <style:style style:family="table-column" style:name="Tableau1.B">
      <style:table-column-properties style:column-width="8.5cm" style:rel-column-width="32768*"/>
    </style:style>
    <style:style style:family="table-row" style:name="Tableau1.1">
      <style:table-row-properties style:min-row-height="1.379cm"/>
    </style:style>
    <style:style style:family="table-cell" style:name="Tableau1.A1">
      <style:table-cell-properties fo:border="0.05pt solid #000000" fo:padding="0.097cm"/>
    </style:style>
    <style:style style:family="table-cell" style:name="Tableau1.A2">
      <style:table-cell-properties fo:border-bottom="0.05pt solid #000000" fo:border-left="0.05pt solid #000000" fo:border-right="none" fo:border-top="none" fo:padding="0.097cm"/>
    </style:style>
    <style:style style:family="table-cell" style:name="Tableau1.B2">
      <style:table-cell-properties fo:border-bottom="0.05pt solid #000000" fo:border-left="0.05pt solid #000000" fo:border-right="0.05pt solid #000000" fo:border-top="none" fo:padding="0.097cm"/>
    </style:style>
    <style:style style:family="table-row" style:name="Tableau1.4">
      <style:table-row-properties style:min-row-height="0.564cm"/>
    </style:style>
    <style:style style:family="paragraph" style:name="P1" style:parent-style-name="Standard">
      <style:text-properties officeooo:paragraph-rsid="000274bd"/>
    </style:style>
    <style:style style:family="paragraph" style:master-page-name="" style:name="P2" style:parent-style-name="Standard">
      <loext:graphic-properties draw:fill="none"/>
      <style:paragraph-properties fo:background-color="transparent" fo:hyphenation-ladder-count="no-limit" fo:margin-bottom="0cm" fo:margin-left="0cm" fo:margin-right="0cm" fo:margin-top="0cm" fo:orphans="0" fo:text-align="start" fo:text-indent="0cm" fo:widows="0" loext:contextual-spacing="false" style:auto-text-indent="false" style:justify-single-word="false" style:line-break="strict" style:page-number="auto" style:punctuation-wrap="hanging" style:text-autospace="ideograph-alpha" style:writing-mode="lr-tb">
        <style:tab-stops/>
      </style:paragraph-properties>
      <style:text-properties fo:font-size="12pt" fo:font-weight="normal" fo:hyphenate="false" fo:hyphenation-push-char-count="2" fo:hyphenation-remain-char-count="2" officeooo:paragraph-rsid="000274bd" style:font-name="Arial" style:font-name-complex="Arial" style:font-size-asian="12pt" style:font-size-complex="12pt" style:font-weight-asian="normal" style:font-weight-complex="normal"/>
    </style:style>
    <style:style style:family="paragraph" style:name="P3" style:parent-style-name="Table_20_Contents">
      <style:paragraph-properties fo:text-align="center" style:justify-single-word="false"/>
      <style:text-properties fo:font-size="16pt" fo:font-weight="bold" officeooo:paragraph-rsid="000274bd" style:font-name="Arial" style:font-size-asian="16pt" style:font-size-complex="16pt" style:font-weight-asian="bold" style:font-weight-complex="bold" style:text-underline-color="font-color" style:text-underline-style="solid" style:text-underline-width="auto"/>
    </style:style>
    <style:style style:family="paragraph" style:name="P4" style:parent-style-name="Table_20_Contents">
      <style:paragraph-properties fo:text-align="center" style:justify-single-word="false"/>
      <style:text-properties fo:font-size="18pt" fo:font-weight="bold" officeooo:paragraph-rsid="000274bd" style:font-name="Arial" style:font-size-asian="18pt" style:font-size-complex="18pt" style:font-weight-asian="bold" style:font-weight-complex="bold" style:text-underline-color="font-color" style:text-underline-style="solid" style:text-underline-width="auto"/>
    </style:style>
    <style:style style:family="paragraph" style:name="P5" style:parent-style-name="Table_20_Contents">
      <style:paragraph-properties fo:text-align="start" style:justify-single-word="false"/>
      <style:text-properties fo:font-size="12pt" fo:font-weight="normal" officeooo:paragraph-rsid="000274bd" style:font-name="Arial" style:font-size-asian="12pt" style:font-size-complex="12pt" style:font-weight-asian="normal" style:font-weight-complex="normal"/>
    </style:style>
    <style:style style:family="paragraph" style:name="P6" style:parent-style-name="Table_20_Contents">
      <style:paragraph-properties fo:text-align="start" style:justify-single-word="false"/>
      <style:text-properties fo:font-size="12pt" fo:font-weight="normal" officeooo:paragraph-rsid="000274bd" officeooo:rsid="001e4b90" style:font-name="Arial" style:font-size-asian="12pt" style:font-size-complex="12pt" style:font-weight-asian="normal" style:font-weight-complex="normal"/>
    </style:style>
    <style:style style:family="paragraph" style:name="P7" style:parent-style-name="Table_20_Contents">
      <style:paragraph-properties fo:text-align="start" style:justify-single-word="false"/>
      <style:text-properties fo:font-size="14pt" fo:font-weight="bold" officeooo:paragraph-rsid="000274bd" style:font-name="Arial" style:font-size-asian="14pt" style:font-size-complex="14pt" style:font-weight-asian="bold" style:font-weight-complex="bold"/>
    </style:style>
    <style:style style:family="paragraph" style:name="P8" style:parent-style-name="UrbanBody">
      <style:paragraph-properties fo:margin-bottom="0cm" fo:margin-top="0cm" fo:text-align="justify" loext:contextual-spacing="false" style:justify-single-word="false"/>
      <style:text-properties fo:font-size="14pt" fo:font-weight="bold" officeooo:paragraph-rsid="000274bd" style:font-name="Arial" style:font-size-asian="14pt" style:font-size-complex="14pt" style:font-weight-asian="bold" style:font-weight-complex="bold"/>
    </style:style>
    <style:style style:family="paragraph" style:name="P9" style:parent-style-name="UrbanBody">
      <style:paragraph-properties fo:margin-bottom="0cm" fo:margin-top="0cm" fo:text-align="justify" loext:contextual-spacing="false" style:justify-single-word="false"/>
      <style:text-properties fo:font-size="12pt" fo:font-weight="normal" officeooo:paragraph-rsid="000274bd" style:font-name="Arial" style:font-size-asian="12pt" style:font-size-complex="12pt" style:font-weight-asian="normal" style:font-weight-complex="normal"/>
    </style:style>
    <style:style style:family="paragraph" style:name="P10" style:parent-style-name="UrbanBody">
      <loext:graphic-properties draw:fill="none"/>
      <style:paragraph-properties fo:background-color="transparent" fo:hyphenation-ladder-count="no-limit" fo:margin-bottom="0cm" fo:margin-left="0cm" fo:margin-right="0cm" fo:margin-top="0cm" fo:orphans="0" fo:text-align="start" fo:text-indent="0cm" fo:widows="0" loext:contextual-spacing="false" style:auto-text-indent="false" style:justify-single-word="false" style:line-break="strict" style:punctuation-wrap="hanging" style:text-autospace="ideograph-alpha" style:writing-mode="lr-tb">
        <style:tab-stops/>
      </style:paragraph-properties>
      <style:text-properties fo:font-size="12pt" fo:font-weight="normal" fo:hyphenate="false" fo:hyphenation-push-char-count="2" fo:hyphenation-remain-char-count="2" officeooo:paragraph-rsid="000274bd" officeooo:rsid="0024ef65" style:font-name="Arial" style:font-name-complex="Arial" style:font-size-asian="12pt" style:font-size-complex="12pt" style:font-weight-asian="normal" style:font-weight-complex="normal"/>
    </style:style>
    <style:style style:family="paragraph" style:name="P11" style:parent-style-name="UrbanReferences">
      <style:paragraph-properties fo:margin-bottom="0cm" fo:margin-top="0cm" fo:text-align="start" loext:contextual-spacing="false" style:justify-single-word="false"/>
      <style:text-properties fo:font-size="12pt" fo:font-weight="normal" officeooo:paragraph-rsid="000274bd" style:font-name="Arial" style:font-size-asian="12pt" style:font-size-complex="12pt" style:font-weight-asian="normal" style:font-weight-complex="normal"/>
    </style:style>
    <style:style style:family="text" style:name="T1">
      <style:text-properties officeooo:rsid="001cbbb9"/>
    </style:style>
    <style:style style:family="text" style:name="T2">
      <style:text-properties officeooo:rsid="0023e9eb"/>
    </style:style>
    <style:style style:family="text" style:name="T3">
      <style:text-properties officeooo:rsid="001a2877" style:font-name-asian="Arial"/>
    </style:style>
    <style:style style:family="text" style:name="T4">
      <style:text-properties officeooo:rsid="001e9f29" style:font-name-asian="Arial"/>
    </style:style>
    <style:style style:family="text" style:name="T5">
      <style:text-properties officeooo:rsid="0024ef65" style:font-name-asian="Arial"/>
    </style:style>
    <style:style style:family="text" style:name="T6">
      <style:text-properties officeooo:rsid="002308fd" style:font-name-asian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number-columns-spanned="2" table:style-name="Tableau1.A1">
            <text:p text:style-name="P3"/>
            <text:p text:style-name="P4">URBANISME – AVIS D'<text:span text:style-name="T1">ANNONCE DE PROJET</text:span></text:p>
            <text:p text:style-name="P3"/>
          </table:table-cell>
          <table:covered-table-cell/>
        </table:table-row>
        <table:table-row>
          <table:table-cell office:value-type="string" table:style-name="Tableau1.A2">
            <text:p text:style-name="P5">N° de classification</text:p>
          </table:table-cell>
          <table:table-cell office:value-type="string" table:style-name="Tableau1.B2">
            <text:p text:style-name="P5">1.778.511</text:p>
          </table:table-cell>
        </table:table-row>
        <table:table-row>
          <table:table-cell office:value-type="string" table:style-name="Tableau1.A2">
            <text:p text:style-name="P5">Permis d'urbanisme <text:span text:style-name="T2">public</text:span> n°</text:p>
          </table:table-cell>
          <table:table-cell office:value-type="string" table:style-name="Tableau1.B2">
            <text:p text:style-name="P11"><text:text-input text:description="">self.getReference()</text:text-input></text:p>
          </table:table-cell>
        </table:table-row>
        <table:table-row table:style-name="Tableau1.4">
          <table:table-cell office:value-type="string" table:number-columns-spanned="2" table:style-name="Tableau1.B2">
            <text:p text:style-name="P5"/>
          </table:table-cell>
          <table:covered-table-cell/>
        </table:table-row>
        <table:table-row>
          <table:table-cell office:value-type="string" table:style-name="Tableau1.A2">
            <text:p text:style-name="P5">Nom</text:p>
          </table:table-cell>
          <table:table-cell office:value-type="string" table:style-name="Tableau1.B2">
            <text:p text:style-name="P8"><text:text-input text:description="Demandeurs avec adresse">self.getApplicantsSignaletic(withaddress=True)</text:text-input></text:p>
          </table:table-cell>
        </table:table-row>
        <table:table-row>
          <table:table-cell office:value-type="string" table:style-name="Tableau1.A2">
            <text:p text:style-name="P5">N° de téléphone</text:p>
          </table:table-cell>
          <table:table-cell office:value-type="string" table:style-name="Tableau1.B2">
            <text:p text:style-name="P9"/>
          </table:table-cell>
        </table:table-row>
        <table:table-row>
          <table:table-cell office:value-type="string" table:style-name="Tableau1.A2">
            <text:p text:style-name="P5">Adresse du bien</text:p>
          </table:table-cell>
          <table:table-cell office:value-type="string" table:style-name="Tableau1.B2">
            <text:p text:style-name="P9"><text:text-input text:description="Emplacement des travaux">self.getWorkLocationSignaletic()</text:text-input></text:p>
          </table:table-cell>
        </table:table-row>
        <table:table-row>
          <table:table-cell office:value-type="string" table:style-name="Tableau1.A2">
            <text:p text:style-name="P5">Cadastre</text:p>
          </table:table-cell>
          <table:table-cell office:value-type="string" table:style-name="Tableau1.B2">
            <text:p text:style-name="P9"><text:text-input text:description="Cadastre">licence_view.get_parcels()</text:text-input></text:p>
          </table:table-cell>
        </table:table-row>
        <table:table-row>
          <table:table-cell office:value-type="string" table:number-columns-spanned="2" table:style-name="Tableau1.B2">
            <text:p text:style-name="P5"/>
          </table:table-cell>
          <table:covered-table-cell/>
        </table:table-row>
        <table:table-row>
          <table:table-cell office:value-type="string" table:style-name="Tableau1.A2">
            <text:p text:style-name="P7">Objet de la demande</text:p>
          </table:table-cell>
          <table:table-cell office:value-type="string" table:style-name="Tableau1.B2">
            <text:p text:style-name="P8"><text:text-input text:description="Nature des travaux">self.getLicenceSubject()</text:text-input></text:p>
          </table:table-cell>
        </table:table-row>
        <table:table-row>
          <table:table-cell office:value-type="string" table:style-name="Tableau1.A2">
            <text:p text:style-name="P6">Annonce</text:p>
          </table:table-cell>
          <table:table-cell office:value-type="string" table:style-name="Tableau1.B2">
            <text:p text:style-name="P2"><text:span text:style-name="T3">du </text:span><text:span text:style-name="T4"><text:text-input text:description="Date début d'enquête">tool.formatDate(licence.getLastInquiry().getInvestigationStart())</text:text-input></text:span><text:span text:style-name="T5"><text:s/></text:span><text:span text:style-name="T4">au</text:span><text:span text:style-name="T5"> <text:s/></text:span></text:p>
            <text:p text:style-name="P10"><text:span text:style-name="T4"><text:text-input text:description="Date fin d'enquête">tool.formatDate(licence.getLastInquiry().getInvestigationEnd())</text:text-input></text:span><text:span text:style-name="T4"><text:s/></text:span><text:span text:style-name="T6">inclus.</text:span></text:p>
          </table:table-cell>
        </table:table-row>
        <table:table-row>
          <table:table-cell office:value-type="string" table:style-name="Tableau1.A2">
            <text:p text:style-name="P5">Collège du</text:p>
          </table:table-cell>
          <table:table-cell office:value-type="string" table:style-name="Tableau1.B2">
            <text:p text:style-name="P9"/>
          </table:table-cell>
        </table:table-row>
        <table:table-row>
          <table:table-cell office:value-type="string" table:style-name="Tableau1.A2">
            <text:p text:style-name="P5">Transmis urbanisme</text:p>
          </table:table-cell>
          <table:table-cell office:value-type="string" table:style-name="Tableau1.B2">
            <text:p text:style-name="P9"/>
          </table:table-cell>
        </table:table-row>
        <table:table-row>
          <table:table-cell office:value-type="string" table:number-columns-spanned="2" table:style-name="Tableau1.B2">
            <text:p text:style-name="P5">Remarques : 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  <table:covered-table-cell/>
        </table:table-row>
      </table:table>
      <text:p text:style-name="P1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wiss" style:font-pitch="variable" style:name="Arial" svg:font-family="Arial"/>
    <style:font-face style:font-family-generic="swiss" style:font-pitch="variable" style:name="Liberation Sans" svg:font-family="'Liberation Sans'"/>
    <style:font-face style:font-family-generic="system" style:font-pitch="variable" style:name="FreeSans" svg:font-family="FreeSans"/>
    <style:font-face style:font-family-generic="system" style:font-pitch="variable" style:name="Noto Sans CJK SC Regular" svg:font-family="'Noto Sans CJK SC Regular'"/>
  </office:font-face-decls>
  <office:automatic-styles>
    <style:style style:family="table" style:name="Tableau1">
      <style:table-properties style:width="17cm" table:align="margins"/>
    </style:style>
    <style:style style:family="table-column" style:name="Tableau1.A">
      <style:table-column-properties style:column-width="8.5cm" style:rel-column-width="32767*"/>
    </style:style>
    <style:style style:family="table-column" style:name="Tableau1.B">
      <style:table-column-properties style:column-width="8.5cm" style:rel-column-width="32768*"/>
    </style:style>
    <style:style style:family="table-row" style:name="Tableau1.1">
      <style:table-row-properties style:min-row-height="1.379cm"/>
    </style:style>
    <style:style style:family="table-cell" style:name="Tableau1.A1">
      <style:table-cell-properties fo:border="0.05pt solid #000000" fo:padding="0.097cm"/>
    </style:style>
    <style:style style:family="table-cell" style:name="Tableau1.A2">
      <style:table-cell-properties fo:border-bottom="0.05pt solid #000000" fo:border-left="0.05pt solid #000000" fo:border-right="none" fo:border-top="none" fo:padding="0.097cm"/>
    </style:style>
    <style:style style:family="table-cell" style:name="Tableau1.B2">
      <style:table-cell-properties fo:border-bottom="0.05pt solid #000000" fo:border-left="0.05pt solid #000000" fo:border-right="0.05pt solid #000000" fo:border-top="none" fo:padding="0.097cm"/>
    </style:style>
    <style:style style:family="table-row" style:name="Tableau1.4">
      <style:table-row-properties style:min-row-height="0.564cm"/>
    </style:style>
    <style:style style:family="paragraph" style:name="P1" style:parent-style-name="Standard">
      <style:text-properties officeooo:paragraph-rsid="000274bd"/>
    </style:style>
    <style:style style:family="paragraph" style:master-page-name="" style:name="P2" style:parent-style-name="Standard">
      <loext:graphic-properties draw:fill="none"/>
      <style:paragraph-properties fo:background-color="transparent" fo:hyphenation-ladder-count="no-limit" fo:margin-bottom="0cm" fo:margin-left="0cm" fo:margin-right="0cm" fo:margin-top="0cm" fo:orphans="0" fo:text-align="start" fo:text-indent="0cm" fo:widows="0" loext:contextual-spacing="false" style:auto-text-indent="false" style:justify-single-word="false" style:line-break="strict" style:page-number="auto" style:punctuation-wrap="hanging" style:text-autospace="ideograph-alpha" style:writing-mode="lr-tb">
        <style:tab-stops/>
      </style:paragraph-properties>
      <style:text-properties fo:font-size="12pt" fo:font-weight="normal" fo:hyphenate="false" fo:hyphenation-push-char-count="2" fo:hyphenation-remain-char-count="2" officeooo:paragraph-rsid="000274bd" style:font-name="Arial" style:font-name-complex="Arial" style:font-size-asian="12pt" style:font-size-complex="12pt" style:font-weight-asian="normal" style:font-weight-complex="normal"/>
    </style:style>
    <style:style style:family="paragraph" style:name="P3" style:parent-style-name="Table_20_Contents">
      <style:paragraph-properties fo:text-align="center" style:justify-single-word="false"/>
      <style:text-properties fo:font-size="16pt" fo:font-weight="bold" officeooo:paragraph-rsid="000274bd" style:font-name="Arial" style:font-size-asian="16pt" style:font-size-complex="16pt" style:font-weight-asian="bold" style:font-weight-complex="bold" style:text-underline-color="font-color" style:text-underline-style="solid" style:text-underline-width="auto"/>
    </style:style>
    <style:style style:family="paragraph" style:name="P4" style:parent-style-name="Table_20_Contents">
      <style:paragraph-properties fo:text-align="center" style:justify-single-word="false"/>
      <style:text-properties fo:font-size="18pt" fo:font-weight="bold" officeooo:paragraph-rsid="000274bd" style:font-name="Arial" style:font-size-asian="18pt" style:font-size-complex="18pt" style:font-weight-asian="bold" style:font-weight-complex="bold" style:text-underline-color="font-color" style:text-underline-style="solid" style:text-underline-width="auto"/>
    </style:style>
    <style:style style:family="paragraph" style:name="P5" style:parent-style-name="Table_20_Contents">
      <style:paragraph-properties fo:text-align="start" style:justify-single-word="false"/>
      <style:text-properties fo:font-size="12pt" fo:font-weight="normal" officeooo:paragraph-rsid="000274bd" style:font-name="Arial" style:font-size-asian="12pt" style:font-size-complex="12pt" style:font-weight-asian="normal" style:font-weight-complex="normal"/>
    </style:style>
    <style:style style:family="paragraph" style:name="P6" style:parent-style-name="Table_20_Contents">
      <style:paragraph-properties fo:text-align="start" style:justify-single-word="false"/>
      <style:text-properties fo:font-size="12pt" fo:font-weight="normal" officeooo:paragraph-rsid="000274bd" officeooo:rsid="001e4b90" style:font-name="Arial" style:font-size-asian="12pt" style:font-size-complex="12pt" style:font-weight-asian="normal" style:font-weight-complex="normal"/>
    </style:style>
    <style:style style:family="paragraph" style:name="P7" style:parent-style-name="Table_20_Contents">
      <style:paragraph-properties fo:text-align="start" style:justify-single-word="false"/>
      <style:text-properties fo:font-size="14pt" fo:font-weight="bold" officeooo:paragraph-rsid="000274bd" style:font-name="Arial" style:font-size-asian="14pt" style:font-size-complex="14pt" style:font-weight-asian="bold" style:font-weight-complex="bold"/>
    </style:style>
    <style:style style:family="paragraph" style:name="P8" style:parent-style-name="UrbanBody">
      <style:paragraph-properties fo:margin-bottom="0cm" fo:margin-top="0cm" fo:text-align="justify" loext:contextual-spacing="false" style:justify-single-word="false"/>
      <style:text-properties fo:font-size="14pt" fo:font-weight="bold" officeooo:paragraph-rsid="000274bd" style:font-name="Arial" style:font-size-asian="14pt" style:font-size-complex="14pt" style:font-weight-asian="bold" style:font-weight-complex="bold"/>
    </style:style>
    <style:style style:family="paragraph" style:name="P9" style:parent-style-name="UrbanBody">
      <style:paragraph-properties fo:margin-bottom="0cm" fo:margin-top="0cm" fo:text-align="justify" loext:contextual-spacing="false" style:justify-single-word="false"/>
      <style:text-properties fo:font-size="12pt" fo:font-weight="normal" officeooo:paragraph-rsid="000274bd" style:font-name="Arial" style:font-size-asian="12pt" style:font-size-complex="12pt" style:font-weight-asian="normal" style:font-weight-complex="normal"/>
    </style:style>
    <style:style style:family="paragraph" style:name="P10" style:parent-style-name="UrbanBody">
      <loext:graphic-properties draw:fill="none"/>
      <style:paragraph-properties fo:background-color="transparent" fo:hyphenation-ladder-count="no-limit" fo:margin-bottom="0cm" fo:margin-left="0cm" fo:margin-right="0cm" fo:margin-top="0cm" fo:orphans="0" fo:text-align="start" fo:text-indent="0cm" fo:widows="0" loext:contextual-spacing="false" style:auto-text-indent="false" style:justify-single-word="false" style:line-break="strict" style:punctuation-wrap="hanging" style:text-autospace="ideograph-alpha" style:writing-mode="lr-tb">
        <style:tab-stops/>
      </style:paragraph-properties>
      <style:text-properties fo:font-size="12pt" fo:font-weight="normal" fo:hyphenate="false" fo:hyphenation-push-char-count="2" fo:hyphenation-remain-char-count="2" officeooo:paragraph-rsid="000274bd" officeooo:rsid="0024ef65" style:font-name="Arial" style:font-name-complex="Arial" style:font-size-asian="12pt" style:font-size-complex="12pt" style:font-weight-asian="normal" style:font-weight-complex="normal"/>
    </style:style>
    <style:style style:family="paragraph" style:name="P11" style:parent-style-name="UrbanReferences">
      <style:paragraph-properties fo:margin-bottom="0cm" fo:margin-top="0cm" fo:text-align="start" loext:contextual-spacing="false" style:justify-single-word="false"/>
      <style:text-properties fo:font-size="12pt" fo:font-weight="normal" officeooo:paragraph-rsid="000274bd" style:font-name="Arial" style:font-size-asian="12pt" style:font-size-complex="12pt" style:font-weight-asian="normal" style:font-weight-complex="normal"/>
    </style:style>
    <style:style style:family="text" style:name="T1">
      <style:text-properties officeooo:rsid="001cbbb9"/>
    </style:style>
    <style:style style:family="text" style:name="T2">
      <style:text-properties officeooo:rsid="0023e9eb"/>
    </style:style>
    <style:style style:family="text" style:name="T3">
      <style:text-properties officeooo:rsid="001a2877" style:font-name-asian="Arial"/>
    </style:style>
    <style:style style:family="text" style:name="T4">
      <style:text-properties officeooo:rsid="001e9f29" style:font-name-asian="Arial"/>
    </style:style>
    <style:style style:family="text" style:name="T5">
      <style:text-properties officeooo:rsid="0024ef65" style:font-name-asian="Arial"/>
    </style:style>
    <style:style style:family="text" style:name="T6">
      <style:text-properties officeooo:rsid="002308fd" style:font-name-asian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number-columns-spanned="2" table:style-name="Tableau1.A1">
            <text:p text:style-name="P3"/>
            <text:p text:style-name="P4">URBANISME – AVIS D'<text:span text:style-name="T1">ANNONCE DE PROJET</text:span></text:p>
            <text:p text:style-name="P3"/>
          </table:table-cell>
          <table:covered-table-cell/>
        </table:table-row>
        <table:table-row>
          <table:table-cell office:value-type="string" table:style-name="Tableau1.A2">
            <text:p text:style-name="P5">N° de classification</text:p>
          </table:table-cell>
          <table:table-cell office:value-type="string" table:style-name="Tableau1.B2">
            <text:p text:style-name="P5">1.778.511</text:p>
          </table:table-cell>
        </table:table-row>
        <table:table-row>
          <table:table-cell office:value-type="string" table:style-name="Tableau1.A2">
            <text:p text:style-name="P5">Permis d'urbanisme <text:span text:style-name="T2">public</text:span> n°</text:p>
          </table:table-cell>
          <table:table-cell office:value-type="string" table:style-name="Tableau1.B2">
            <text:p text:style-name="P11"><text:text-input text:description="">self.getReference()</text:text-input></text:p>
          </table:table-cell>
        </table:table-row>
        <table:table-row table:style-name="Tableau1.4">
          <table:table-cell office:value-type="string" table:number-columns-spanned="2" table:style-name="Tableau1.B2">
            <text:p text:style-name="P5"/>
          </table:table-cell>
          <table:covered-table-cell/>
        </table:table-row>
        <table:table-row>
          <table:table-cell office:value-type="string" table:style-name="Tableau1.A2">
            <text:p text:style-name="P5">Nom</text:p>
          </table:table-cell>
          <table:table-cell office:value-type="string" table:style-name="Tableau1.B2">
            <text:p text:style-name="P8"><text:text-input text:description="Demandeurs avec adresse">self.getApplicantsSignaletic(withaddress=True)</text:text-input></text:p>
          </table:table-cell>
        </table:table-row>
        <table:table-row>
          <table:table-cell office:value-type="string" table:style-name="Tableau1.A2">
            <text:p text:style-name="P5">N° de téléphone</text:p>
          </table:table-cell>
          <table:table-cell office:value-type="string" table:style-name="Tableau1.B2">
            <text:p text:style-name="P9"/>
          </table:table-cell>
        </table:table-row>
        <table:table-row>
          <table:table-cell office:value-type="string" table:style-name="Tableau1.A2">
            <text:p text:style-name="P5">Adresse du bien</text:p>
          </table:table-cell>
          <table:table-cell office:value-type="string" table:style-name="Tableau1.B2">
            <text:p text:style-name="P9"><text:text-input text:description="Emplacement des travaux">self.getWorkLocationSignaletic()</text:text-input></text:p>
          </table:table-cell>
        </table:table-row>
        <table:table-row>
          <table:table-cell office:value-type="string" table:style-name="Tableau1.A2">
            <text:p text:style-name="P5">Cadastre</text:p>
          </table:table-cell>
          <table:table-cell office:value-type="string" table:style-name="Tableau1.B2">
            <text:p text:style-name="P9"><text:text-input text:description="Cadastre">licence_view.get_parcels()</text:text-input></text:p>
          </table:table-cell>
        </table:table-row>
        <table:table-row>
          <table:table-cell office:value-type="string" table:number-columns-spanned="2" table:style-name="Tableau1.B2">
            <text:p text:style-name="P5"/>
          </table:table-cell>
          <table:covered-table-cell/>
        </table:table-row>
        <table:table-row>
          <table:table-cell office:value-type="string" table:style-name="Tableau1.A2">
            <text:p text:style-name="P7">Objet de la demande</text:p>
          </table:table-cell>
          <table:table-cell office:value-type="string" table:style-name="Tableau1.B2">
            <text:p text:style-name="P8"><text:text-input text:description="Nature des travaux">self.getLicenceSubject()</text:text-input></text:p>
          </table:table-cell>
        </table:table-row>
        <table:table-row>
          <table:table-cell office:value-type="string" table:style-name="Tableau1.A2">
            <text:p text:style-name="P6">Annonce</text:p>
          </table:table-cell>
          <table:table-cell office:value-type="string" table:style-name="Tableau1.B2">
            <text:p text:style-name="P2"><text:span text:style-name="T3">du </text:span><text:span text:style-name="T4"><text:text-input text:description="Date début d'enquête">tool.formatDate(licence.getLastInquiry().getInvestigationStart())</text:text-input></text:span><text:span text:style-name="T5"><text:s/></text:span><text:span text:style-name="T4">au</text:span><text:span text:style-name="T5"> <text:s/></text:span></text:p>
            <text:p text:style-name="P10"><text:span text:style-name="T4"><text:text-input text:description="Date fin d'enquête">tool.formatDate(licence.getLastInquiry().getInvestigationEnd())</text:text-input></text:span><text:span text:style-name="T4"><text:s/></text:span><text:span text:style-name="T6">inclus.</text:span></text:p>
          </table:table-cell>
        </table:table-row>
        <table:table-row>
          <table:table-cell office:value-type="string" table:style-name="Tableau1.A2">
            <text:p text:style-name="P5">Collège du</text:p>
          </table:table-cell>
          <table:table-cell office:value-type="string" table:style-name="Tableau1.B2">
            <text:p text:style-name="P9"/>
          </table:table-cell>
        </table:table-row>
        <table:table-row>
          <table:table-cell office:value-type="string" table:style-name="Tableau1.A2">
            <text:p text:style-name="P5">Transmis urbanisme</text:p>
          </table:table-cell>
          <table:table-cell office:value-type="string" table:style-name="Tableau1.B2">
            <text:p text:style-name="P9"/>
          </table:table-cell>
        </table:table-row>
        <table:table-row>
          <table:table-cell office:value-type="string" table:number-columns-spanned="2" table:style-name="Tableau1.B2">
            <text:p text:style-name="P5">Remarques : 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  <table:covered-table-cell/>
        </table:table-row>
      </table:table>
      <text:p text:style-name="P1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wiss" style:font-pitch="variable" style:name="Arial" svg:font-family="Arial"/>
    <style:font-face style:font-family-generic="swiss" style:font-pitch="variable" style:name="Liberation Sans" svg:font-family="'Liberation Sans'"/>
    <style:font-face style:font-family-generic="system" style:font-pitch="variable" style:name="FreeSans" svg:font-family="FreeSans"/>
    <style:font-face style:font-family-generic="system" style:font-pitch="variable" style:name="Noto Sans CJK SC Regular" svg:font-family="'Noto Sans CJK SC Regular'"/>
  </office:font-face-decls>
  <office:automatic-styles>
    <style:style style:family="table" style:name="Tableau1">
      <style:table-properties style:width="17cm" table:align="margins"/>
    </style:style>
    <style:style style:family="table-column" style:name="Tableau1.A">
      <style:table-column-properties style:column-width="8.5cm" style:rel-column-width="32767*"/>
    </style:style>
    <style:style style:family="table-column" style:name="Tableau1.B">
      <style:table-column-properties style:column-width="8.5cm" style:rel-column-width="32768*"/>
    </style:style>
    <style:style style:family="table-row" style:name="Tableau1.1">
      <style:table-row-properties style:min-row-height="1.379cm"/>
    </style:style>
    <style:style style:family="table-cell" style:name="Tableau1.A1">
      <style:table-cell-properties fo:border="0.05pt solid #000000" fo:padding="0.097cm"/>
    </style:style>
    <style:style style:family="table-cell" style:name="Tableau1.A2">
      <style:table-cell-properties fo:border-bottom="0.05pt solid #000000" fo:border-left="0.05pt solid #000000" fo:border-right="none" fo:border-top="none" fo:padding="0.097cm"/>
    </style:style>
    <style:style style:family="table-cell" style:name="Tableau1.B2">
      <style:table-cell-properties fo:border-bottom="0.05pt solid #000000" fo:border-left="0.05pt solid #000000" fo:border-right="0.05pt solid #000000" fo:border-top="none" fo:padding="0.097cm"/>
    </style:style>
    <style:style style:family="table-row" style:name="Tableau1.4">
      <style:table-row-properties style:min-row-height="0.564cm"/>
    </style:style>
    <style:style style:family="paragraph" style:name="P1" style:parent-style-name="Standard">
      <style:text-properties officeooo:paragraph-rsid="000274bd"/>
    </style:style>
    <style:style style:family="paragraph" style:master-page-name="" style:name="P2" style:parent-style-name="Standard">
      <loext:graphic-properties draw:fill="none"/>
      <style:paragraph-properties fo:background-color="transparent" fo:hyphenation-ladder-count="no-limit" fo:margin-bottom="0cm" fo:margin-left="0cm" fo:margin-right="0cm" fo:margin-top="0cm" fo:orphans="0" fo:text-align="start" fo:text-indent="0cm" fo:widows="0" loext:contextual-spacing="false" style:auto-text-indent="false" style:justify-single-word="false" style:line-break="strict" style:page-number="auto" style:punctuation-wrap="hanging" style:text-autospace="ideograph-alpha" style:writing-mode="lr-tb">
        <style:tab-stops/>
      </style:paragraph-properties>
      <style:text-properties fo:font-size="12pt" fo:font-weight="normal" fo:hyphenate="false" fo:hyphenation-push-char-count="2" fo:hyphenation-remain-char-count="2" officeooo:paragraph-rsid="000274bd" style:font-name="Arial" style:font-name-complex="Arial" style:font-size-asian="12pt" style:font-size-complex="12pt" style:font-weight-asian="normal" style:font-weight-complex="normal"/>
    </style:style>
    <style:style style:family="paragraph" style:name="P3" style:parent-style-name="Table_20_Contents">
      <style:paragraph-properties fo:text-align="center" style:justify-single-word="false"/>
      <style:text-properties fo:font-size="16pt" fo:font-weight="bold" officeooo:paragraph-rsid="000274bd" style:font-name="Arial" style:font-size-asian="16pt" style:font-size-complex="16pt" style:font-weight-asian="bold" style:font-weight-complex="bold" style:text-underline-color="font-color" style:text-underline-style="solid" style:text-underline-width="auto"/>
    </style:style>
    <style:style style:family="paragraph" style:name="P4" style:parent-style-name="Table_20_Contents">
      <style:paragraph-properties fo:text-align="center" style:justify-single-word="false"/>
      <style:text-properties fo:font-size="18pt" fo:font-weight="bold" officeooo:paragraph-rsid="000274bd" style:font-name="Arial" style:font-size-asian="18pt" style:font-size-complex="18pt" style:font-weight-asian="bold" style:font-weight-complex="bold" style:text-underline-color="font-color" style:text-underline-style="solid" style:text-underline-width="auto"/>
    </style:style>
    <style:style style:family="paragraph" style:name="P5" style:parent-style-name="Table_20_Contents">
      <style:paragraph-properties fo:text-align="start" style:justify-single-word="false"/>
      <style:text-properties fo:font-size="12pt" fo:font-weight="normal" officeooo:paragraph-rsid="000274bd" style:font-name="Arial" style:font-size-asian="12pt" style:font-size-complex="12pt" style:font-weight-asian="normal" style:font-weight-complex="normal"/>
    </style:style>
    <style:style style:family="paragraph" style:name="P6" style:parent-style-name="Table_20_Contents">
      <style:paragraph-properties fo:text-align="start" style:justify-single-word="false"/>
      <style:text-properties fo:font-size="12pt" fo:font-weight="normal" officeooo:paragraph-rsid="000274bd" officeooo:rsid="001e4b90" style:font-name="Arial" style:font-size-asian="12pt" style:font-size-complex="12pt" style:font-weight-asian="normal" style:font-weight-complex="normal"/>
    </style:style>
    <style:style style:family="paragraph" style:name="P7" style:parent-style-name="Table_20_Contents">
      <style:paragraph-properties fo:text-align="start" style:justify-single-word="false"/>
      <style:text-properties fo:font-size="14pt" fo:font-weight="bold" officeooo:paragraph-rsid="000274bd" style:font-name="Arial" style:font-size-asian="14pt" style:font-size-complex="14pt" style:font-weight-asian="bold" style:font-weight-complex="bold"/>
    </style:style>
    <style:style style:family="paragraph" style:name="P8" style:parent-style-name="UrbanBody">
      <style:paragraph-properties fo:margin-bottom="0cm" fo:margin-top="0cm" fo:text-align="justify" loext:contextual-spacing="false" style:justify-single-word="false"/>
      <style:text-properties fo:font-size="14pt" fo:font-weight="bold" officeooo:paragraph-rsid="000274bd" style:font-name="Arial" style:font-size-asian="14pt" style:font-size-complex="14pt" style:font-weight-asian="bold" style:font-weight-complex="bold"/>
    </style:style>
    <style:style style:family="paragraph" style:name="P9" style:parent-style-name="UrbanBody">
      <style:paragraph-properties fo:margin-bottom="0cm" fo:margin-top="0cm" fo:text-align="justify" loext:contextual-spacing="false" style:justify-single-word="false"/>
      <style:text-properties fo:font-size="12pt" fo:font-weight="normal" officeooo:paragraph-rsid="000274bd" style:font-name="Arial" style:font-size-asian="12pt" style:font-size-complex="12pt" style:font-weight-asian="normal" style:font-weight-complex="normal"/>
    </style:style>
    <style:style style:family="paragraph" style:name="P10" style:parent-style-name="UrbanBody">
      <loext:graphic-properties draw:fill="none"/>
      <style:paragraph-properties fo:background-color="transparent" fo:hyphenation-ladder-count="no-limit" fo:margin-bottom="0cm" fo:margin-left="0cm" fo:margin-right="0cm" fo:margin-top="0cm" fo:orphans="0" fo:text-align="start" fo:text-indent="0cm" fo:widows="0" loext:contextual-spacing="false" style:auto-text-indent="false" style:justify-single-word="false" style:line-break="strict" style:punctuation-wrap="hanging" style:text-autospace="ideograph-alpha" style:writing-mode="lr-tb">
        <style:tab-stops/>
      </style:paragraph-properties>
      <style:text-properties fo:font-size="12pt" fo:font-weight="normal" fo:hyphenate="false" fo:hyphenation-push-char-count="2" fo:hyphenation-remain-char-count="2" officeooo:paragraph-rsid="000274bd" officeooo:rsid="0024ef65" style:font-name="Arial" style:font-name-complex="Arial" style:font-size-asian="12pt" style:font-size-complex="12pt" style:font-weight-asian="normal" style:font-weight-complex="normal"/>
    </style:style>
    <style:style style:family="paragraph" style:name="P11" style:parent-style-name="UrbanReferences">
      <style:paragraph-properties fo:margin-bottom="0cm" fo:margin-top="0cm" fo:text-align="start" loext:contextual-spacing="false" style:justify-single-word="false"/>
      <style:text-properties fo:font-size="12pt" fo:font-weight="normal" officeooo:paragraph-rsid="000274bd" style:font-name="Arial" style:font-size-asian="12pt" style:font-size-complex="12pt" style:font-weight-asian="normal" style:font-weight-complex="normal"/>
    </style:style>
    <style:style style:family="text" style:name="T1">
      <style:text-properties officeooo:rsid="001cbbb9"/>
    </style:style>
    <style:style style:family="text" style:name="T2">
      <style:text-properties officeooo:rsid="0023e9eb"/>
    </style:style>
    <style:style style:family="text" style:name="T3">
      <style:text-properties officeooo:rsid="001a2877" style:font-name-asian="Arial"/>
    </style:style>
    <style:style style:family="text" style:name="T4">
      <style:text-properties officeooo:rsid="001e9f29" style:font-name-asian="Arial"/>
    </style:style>
    <style:style style:family="text" style:name="T5">
      <style:text-properties officeooo:rsid="0024ef65" style:font-name-asian="Arial"/>
    </style:style>
    <style:style style:family="text" style:name="T6">
      <style:text-properties officeooo:rsid="002308fd" style:font-name-asian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number-columns-spanned="2" table:style-name="Tableau1.A1">
            <text:p text:style-name="P3"/>
            <text:p text:style-name="P4">URBANISME – AVIS D'<text:span text:style-name="T1">ANNONCE DE PROJET</text:span></text:p>
            <text:p text:style-name="P3"/>
          </table:table-cell>
          <table:covered-table-cell/>
        </table:table-row>
        <table:table-row>
          <table:table-cell office:value-type="string" table:style-name="Tableau1.A2">
            <text:p text:style-name="P5">N° de classification</text:p>
          </table:table-cell>
          <table:table-cell office:value-type="string" table:style-name="Tableau1.B2">
            <text:p text:style-name="P5">1.778.511</text:p>
          </table:table-cell>
        </table:table-row>
        <table:table-row>
          <table:table-cell office:value-type="string" table:style-name="Tableau1.A2">
            <text:p text:style-name="P5">Permis d'urbanisme <text:span text:style-name="T2">public</text:span> n°</text:p>
          </table:table-cell>
          <table:table-cell office:value-type="string" table:style-name="Tableau1.B2">
            <text:p text:style-name="P11"><text:text-input text:description="">self.getReference()</text:text-input></text:p>
          </table:table-cell>
        </table:table-row>
        <table:table-row table:style-name="Tableau1.4">
          <table:table-cell office:value-type="string" table:number-columns-spanned="2" table:style-name="Tableau1.B2">
            <text:p text:style-name="P5"/>
          </table:table-cell>
          <table:covered-table-cell/>
        </table:table-row>
        <table:table-row>
          <table:table-cell office:value-type="string" table:style-name="Tableau1.A2">
            <text:p text:style-name="P5">Nom</text:p>
          </table:table-cell>
          <table:table-cell office:value-type="string" table:style-name="Tableau1.B2">
            <text:p text:style-name="P8"><text:text-input text:description="Demandeurs avec adresse">self.getApplicantsSignaletic(withaddress=True)</text:text-input></text:p>
          </table:table-cell>
        </table:table-row>
        <table:table-row>
          <table:table-cell office:value-type="string" table:style-name="Tableau1.A2">
            <text:p text:style-name="P5">N° de téléphone</text:p>
          </table:table-cell>
          <table:table-cell office:value-type="string" table:style-name="Tableau1.B2">
            <text:p text:style-name="P9"/>
          </table:table-cell>
        </table:table-row>
        <table:table-row>
          <table:table-cell office:value-type="string" table:style-name="Tableau1.A2">
            <text:p text:style-name="P5">Adresse du bien</text:p>
          </table:table-cell>
          <table:table-cell office:value-type="string" table:style-name="Tableau1.B2">
            <text:p text:style-name="P9"><text:text-input text:description="Emplacement des travaux">self.getWorkLocationSignaletic()</text:text-input></text:p>
          </table:table-cell>
        </table:table-row>
        <table:table-row>
          <table:table-cell office:value-type="string" table:style-name="Tableau1.A2">
            <text:p text:style-name="P5">Cadastre</text:p>
          </table:table-cell>
          <table:table-cell office:value-type="string" table:style-name="Tableau1.B2">
            <text:p text:style-name="P9"><text:text-input text:description="Cadastre">licence_view.get_parcels()</text:text-input></text:p>
          </table:table-cell>
        </table:table-row>
        <table:table-row>
          <table:table-cell office:value-type="string" table:number-columns-spanned="2" table:style-name="Tableau1.B2">
            <text:p text:style-name="P5"/>
          </table:table-cell>
          <table:covered-table-cell/>
        </table:table-row>
        <table:table-row>
          <table:table-cell office:value-type="string" table:style-name="Tableau1.A2">
            <text:p text:style-name="P7">Objet de la demande</text:p>
          </table:table-cell>
          <table:table-cell office:value-type="string" table:style-name="Tableau1.B2">
            <text:p text:style-name="P8"><text:text-input text:description="Nature des travaux">self.getLicenceSubject()</text:text-input></text:p>
          </table:table-cell>
        </table:table-row>
        <table:table-row>
          <table:table-cell office:value-type="string" table:style-name="Tableau1.A2">
            <text:p text:style-name="P6">Annonce</text:p>
          </table:table-cell>
          <table:table-cell office:value-type="string" table:style-name="Tableau1.B2">
            <text:p text:style-name="P2"><text:span text:style-name="T3">du </text:span><text:span text:style-name="T4"><text:text-input text:description="Date début d'enquête">tool.formatDate(licence.getLastInquiry().getInvestigationStart())</text:text-input></text:span><text:span text:style-name="T5"><text:s/></text:span><text:span text:style-name="T4">au</text:span><text:span text:style-name="T5"> <text:s/></text:span></text:p>
            <text:p text:style-name="P10"><text:span text:style-name="T4"><text:text-input text:description="Date fin d'enquête">tool.formatDate(licence.getLastInquiry().getInvestigationEnd())</text:text-input></text:span><text:span text:style-name="T4"><text:s/></text:span><text:span text:style-name="T6">inclus.</text:span></text:p>
          </table:table-cell>
        </table:table-row>
        <table:table-row>
          <table:table-cell office:value-type="string" table:style-name="Tableau1.A2">
            <text:p text:style-name="P5">Collège du</text:p>
          </table:table-cell>
          <table:table-cell office:value-type="string" table:style-name="Tableau1.B2">
            <text:p text:style-name="P9"/>
          </table:table-cell>
        </table:table-row>
        <table:table-row>
          <table:table-cell office:value-type="string" table:style-name="Tableau1.A2">
            <text:p text:style-name="P5">Transmis urbanisme</text:p>
          </table:table-cell>
          <table:table-cell office:value-type="string" table:style-name="Tableau1.B2">
            <text:p text:style-name="P9"/>
          </table:table-cell>
        </table:table-row>
        <table:table-row>
          <table:table-cell office:value-type="string" table:number-columns-spanned="2" table:style-name="Tableau1.B2">
            <text:p text:style-name="P5">Remarques : 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UrbanTitle" style:family="paragraph" style:parent-style-name="Standard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eybaert</meta:initial-creator>
    <meta:creation-date>2018-05-15T15:28:56.205894172</meta:creation-date>
    <dc:date>2018-05-15T15:30:16.191631922</dc:date>
    <dc:creator>bleybaert</dc:creator>
    <meta:editing-duration>PT1M20S</meta:editing-duration>
    <meta:editing-cycles>1</meta:editing-cycles>
    <meta:document-statistic meta:table-count="1" meta:image-count="0" meta:object-count="0" meta:page-count="1" meta:paragraph-count="20" meta:word-count="56" meta:character-count="464" meta:non-whitespace-character-count="438"/>
    <meta:generator>LibreOffice/5.4.6.2$Linux_X86_64 LibreOffice_project/40m0$Build-2</meta:generator>
  </office:meta>
</office:document-meta>
</file>